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8043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975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9598in"/>
    </style:style>
    <style:style style:name="co14" style:family="table-column">
      <style:table-column-properties fo:break-before="auto" style:column-width="0.8925in"/>
    </style:style>
    <style:style style:name="co15" style:family="table-column">
      <style:table-column-properties fo:break-before="auto" style:column-width="1.8854in"/>
    </style:style>
    <style:style style:name="co16" style:family="table-column">
      <style:table-column-properties fo:break-before="auto" style:column-width="0.9945in"/>
    </style:style>
    <style:style style:name="co17" style:family="table-column">
      <style:table-column-properties fo:break-before="auto" style:column-width="1.0898in"/>
    </style:style>
    <style:style style:name="co18" style:family="table-column">
      <style:table-column-properties fo:break-before="auto" style:column-width="0.9689in"/>
    </style:style>
    <style:style style:name="co19" style:family="table-column">
      <style:table-column-properties fo:break-before="auto" style:column-width="0.5618in"/>
    </style:style>
    <style:style style:name="co20" style:family="table-column">
      <style:table-column-properties fo:break-before="auto" style:column-width="0.3543in"/>
    </style:style>
    <style:style style:name="co21" style:family="table-column">
      <style:table-column-properties fo:break-before="auto" style:column-width="0.3807in"/>
    </style:style>
    <style:style style:name="co22" style:family="table-column">
      <style:table-column-properties fo:break-before="auto" style:column-width="0.5535in"/>
    </style:style>
    <style:style style:name="co23" style:family="table-column">
      <style:table-column-properties fo:break-before="auto" style:column-width="0.6744in"/>
    </style:style>
    <style:style style:name="co24" style:family="table-column">
      <style:table-column-properties fo:break-before="auto" style:column-width="0.4138in"/>
    </style:style>
    <style:style style:name="co25" style:family="table-column">
      <style:table-column-properties fo:break-before="auto" style:column-width="0.4319in"/>
    </style:style>
    <style:style style:name="co26" style:family="table-column">
      <style:table-column-properties fo:break-before="auto" style:column-width="0.5189in"/>
    </style:style>
    <style:style style:name="co27" style:family="table-column">
      <style:table-column-properties fo:break-before="auto" style:column-width="0.6047in"/>
    </style:style>
    <style:style style:name="co28" style:family="table-column">
      <style:table-column-properties fo:break-before="auto" style:column-width="0.6398in"/>
    </style:style>
    <style:style style:name="co29" style:family="table-column">
      <style:table-column-properties fo:break-before="auto" style:column-width="0.4583in"/>
    </style:style>
    <style:style style:name="co30" style:family="table-column">
      <style:table-column-properties fo:break-before="auto" style:column-width="0.5362in"/>
    </style:style>
    <style:style style:name="co31" style:family="table-column">
      <style:table-column-properties fo:break-before="auto" style:column-width="0.5272in"/>
    </style:style>
    <style:style style:name="co32" style:family="table-column">
      <style:table-column-properties fo:break-before="auto" style:column-width="0.4929in"/>
    </style:style>
    <style:style style:name="co33" style:family="table-column">
      <style:table-column-properties fo:break-before="auto" style:column-width="0.3283in"/>
    </style:style>
    <style:style style:name="co34" style:family="table-column">
      <style:table-column-properties fo:break-before="auto" style:column-width="0.3902in"/>
    </style:style>
    <style:style style:name="co35" style:family="table-column">
      <style:table-column-properties fo:break-before="auto" style:column-width="0.4146in"/>
    </style:style>
    <style:style style:name="ro1" style:family="table-row">
      <style:table-row-properties style:row-height="0.172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583in" fo:break-before="auto" style:use-optimal-row-height="false"/>
    </style:style>
    <style:style style:name="ro8" style:family="table-row">
      <style:table-row-properties style:row-height="0.1in" fo:break-before="auto" style:use-optimal-row-height="false"/>
    </style:style>
    <style:style style:name="ro9" style:family="table-row">
      <style:table-row-properties style:row-height="0.0827in" fo:break-before="auto" style:use-optimal-row-height="false"/>
    </style:style>
    <style:style style:name="ro10" style:family="table-row">
      <style:table-row-properties style:row-height="0.1925in" fo:break-before="auto" style:use-optimal-row-height="false"/>
    </style:style>
    <style:style style:name="ro11" style:family="table-row">
      <style:table-row-properties style:row-height="0.1165in" fo:break-before="auto" style:use-optimal-row-height="false"/>
    </style:style>
    <style:style style:name="ro12" style:family="table-row">
      <style:table-row-properties style:row-height="0.0752in" fo:break-before="auto" style:use-optimal-row-height="false"/>
    </style:style>
    <style:style style:name="ro13" style:family="table-row">
      <style:table-row-properties style:row-height="0.2008in" fo:break-before="auto" style:use-optimal-row-height="false"/>
    </style:style>
    <style:style style:name="ro14" style:family="table-row">
      <style:table-row-properties style:row-height="0.2256in" fo:break-before="auto" style:use-optimal-row-height="false"/>
    </style:style>
    <style:style style:name="ro15" style:family="table-row">
      <style:table-row-properties style:row-height="0.1807in" fo:break-before="auto" style:use-optimal-row-height="true"/>
    </style:style>
    <style:style style:name="ro16" style:family="table-row">
      <style:table-row-properties style:row-height="0.8445in" fo:break-before="auto" style:use-optimal-row-height="false"/>
    </style:style>
    <style:style style:name="ro17" style:family="table-row">
      <style:table-row-properties style:row-height="0.1799in" fo:break-before="auto" style:use-optimal-row-height="false"/>
    </style:style>
    <style:style style:name="ro18" style:family="table-row">
      <style:table-row-properties style:row-height="0.6102in" fo:break-before="auto" style:use-optimal-row-height="false"/>
    </style:style>
    <style:style style:name="ro19" style:family="table-row">
      <style:table-row-properties style:row-height="1.0457in" fo:break-before="auto" style:use-optimal-row-height="false"/>
    </style:style>
    <style:style style:name="ro20" style:family="table-row">
      <style:table-row-properties style:row-height="0.3256in" fo:break-before="auto" style:use-optimal-row-height="false"/>
    </style:style>
    <style:style style:name="ro21" style:family="table-row">
      <style:table-row-properties style:row-height="0.5354in" fo:break-before="auto" style:use-optimal-row-height="false"/>
    </style:style>
    <style:style style:name="ro22" style:family="table-row">
      <style:table-row-properties style:row-height="0.1799in" fo:break-before="auto" style:use-optimal-row-height="true"/>
    </style:style>
    <style:style style:name="ro23" style:family="table-row">
      <style:table-row-properties style:row-height="0.1925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data-style-name="N179">
      <style:text-properties style:font-name="Arial" style:font-name-asian="Lucida Sans Unicode" style:font-name-complex="Tahoma"/>
    </style:style>
    <style:style style:name="ce29"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data-style-name="N0"/>
    <style:style style:name="ce31"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2"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3"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4"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5"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7" style:family="table-cell" style:parent-style-name="Default">
      <style:table-cell-properties fo:background-color="transparent"/>
      <style:text-properties fo:font-style="normal" style:font-style-asian="normal" style:font-style-complex="normal"/>
    </style:style>
    <style:style style:name="ce38" style:family="table-cell" style:parent-style-name="Default">
      <style:table-cell-properties fo:border-bottom="0.0008in solid #000000" fo:background-color="transparent" fo:border-left="none" fo:border-right="none" fo:border-top="none"/>
    </style:style>
    <style:style style:name="ce39" style:family="table-cell" style:parent-style-name="Default">
      <style:table-cell-properties fo:background-color="transparent"/>
    </style:style>
    <style:style style:name="ce40"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1"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2"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3" style:family="table-cell" style:parent-style-name="Default">
      <style:table-cell-properties fo:border-bottom="0.0008in solid #000000" fo:background-color="transparent" fo:border-left="none" fo:border-right="0.0008in solid #000000" fo:border-top="none"/>
    </style:style>
    <style:style style:name="ce44"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6" style:family="table-cell" style:parent-style-name="Default" style:data-style-name="N179">
      <style:table-cell-properties fo:background-color="#e6e6ff"/>
      <style:text-properties fo:font-weight="bold" style:font-weight-asian="bold" style:font-weight-complex="bold"/>
    </style:style>
    <style:style style:name="ce47"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8" style:family="table-cell" style:parent-style-name="Default">
      <style:table-cell-properties fo:background-color="#000000"/>
      <style:text-properties fo:color="#000000"/>
    </style:style>
    <style:style style:name="ce49" style:family="table-cell" style:parent-style-name="Default" style:data-style-name="N178"/>
    <style:style style:name="ce50" style:family="table-cell" style:parent-style-name="Default" style:data-style-name="N179">
      <style:table-cell-properties fo:border-bottom="0.0008in solid #000000" fo:border-left="none" fo:border-right="none" fo:border-top="none"/>
    </style:style>
    <style:style style:name="ce51"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2" style:family="table-cell" style:parent-style-name="Default">
      <style:text-properties fo:font-weight="bold" style:font-weight-asian="bold" style:font-weight-complex="bold"/>
    </style:style>
    <style:style style:name="ce53"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4" style:family="table-cell" style:parent-style-name="Default">
      <style:table-cell-properties fo:border-bottom="none" fo:border-left="0.0008in solid #000000" fo:border-right="none" fo:border-top="none"/>
    </style:style>
    <style:style style:name="ce55" style:family="table-cell" style:parent-style-name="Default">
      <style:table-cell-properties fo:border-bottom="0.0008in solid #000000" fo:border-left="0.0008in solid #000000" fo:border-right="none" fo:border-top="none"/>
    </style:style>
    <style:style style:name="ce56"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7" style:family="table-cell" style:parent-style-name="Default">
      <style:table-cell-properties style:diagonal-bl-tr="none" style:diagonal-tl-br="none" fo:border="none" style:rotation-align="none"/>
    </style:style>
    <style:style style:name="ce58" style:family="table-cell" style:parent-style-name="Excel_5f_BuiltIn_5f_Hyperlink">
      <style:text-properties style:use-window-font-color="true" style:text-underline-style="none"/>
    </style:style>
    <style:style style:name="ce59" style:family="table-cell" style:parent-style-name="Default">
      <style:text-properties style:use-window-font-color="true"/>
    </style:style>
    <style:style style:name="ce60"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1" style:family="table-cell" style:parent-style-name="Default">
      <style:text-properties fo:font-style="italic" style:font-style-asian="italic" style:font-style-complex="italic"/>
    </style:style>
    <style:style style:name="ce62"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3" style:family="table-cell" style:parent-style-name="Default">
      <style:table-cell-properties style:text-align-source="fix" style:repeat-content="false"/>
      <style:paragraph-properties fo:text-align="center" fo:margin-left="0in"/>
    </style:style>
    <style:style style:name="ce64" style:family="table-cell" style:parent-style-name="Default">
      <style:table-cell-properties style:text-align-source="fix" style:repeat-content="false"/>
      <style:paragraph-properties fo:text-align="end" fo:margin-left="0in"/>
    </style:style>
    <style:style style:name="ce65"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6" style:family="table-cell" style:parent-style-name="Default">
      <style:table-cell-properties style:text-align-source="fix" style:repeat-content="fals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68"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9"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70" style:family="table-cell" style:parent-style-name="Default">
      <style:text-properties fo:font-size="8pt" style:font-size-asian="8pt" style:font-size-complex="8pt"/>
    </style:style>
    <style:style style:name="ce71" style:family="table-cell" style:parent-style-name="Default">
      <style:table-cell-properties style:diagonal-bl-tr="none" style:diagonal-tl-br="none" fo:border="none" style:rotation-align="none"/>
      <style:text-properties fo:font-size="8pt" style:font-size-asian="8pt" style:font-size-complex="8pt"/>
    </style:style>
    <style:style style:name="ce72"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3"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4" style:family="table-cell" style:parent-style-name="Default">
      <style:table-cell-properties style:text-align-source="fix" style:repeat-content="false" style:vertical-align="middle"/>
      <style:paragraph-properties fo:text-align="center" fo:margin-left="0in"/>
    </style:style>
    <style:style style:name="ce75" style:family="table-cell" style:parent-style-name="Default">
      <style:table-cell-properties style:diagonal-bl-tr="none" style:diagonal-tl-br="none" fo:background-color="transparent" fo:border="none" style:rotation-align="none"/>
    </style:style>
    <style:style style:name="ce76" style:family="table-cell" style:parent-style-name="Default">
      <style:text-properties style:font-name="Arial" fo:font-style="italic" style:font-name-asian="Lucida Sans Unicode" style:font-style-asian="italic" style:font-name-complex="Tahoma" style:font-style-complex="italic"/>
    </style:style>
    <style:style style:name="ce77" style:family="table-cell" style:parent-style-name="Default">
      <style:table-cell-properties style:text-align-source="value-type" style:repeat-content="false"/>
      <style:paragraph-properties fo:margin-left="0in"/>
    </style:style>
    <style:style style:name="ce78"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9"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80" style:family="table-cell" style:parent-style-name="Default">
      <style:table-cell-properties style:text-align-source="fix" style:repeat-content="false" fo:border="none" style:vertical-align="middle"/>
      <style:paragraph-properties fo:text-align="cente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2" style:family="table-cell" style:parent-style-name="Default">
      <style:table-cell-properties style:text-align-source="fix" style:repeat-content="false" fo:wrap-option="wrap" style:vertical-align="middle"/>
      <style:paragraph-properties fo:text-align="center"/>
    </style:style>
    <style:style style:name="ce83"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4" style:family="table-cell" style:parent-style-name="Default">
      <style:table-cell-properties fo:border-bottom="none" fo:border-left="none" fo:border-right="none" fo:border-top="0.0008in solid #000000"/>
    </style:style>
    <style:style style:name="ce85"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6" style:family="table-cell" style:parent-style-name="Default">
      <style:table-cell-properties fo:border-bottom="none" fo:border-left="none" fo:border-right="0.0008in solid #000000" fo:border-top="none"/>
    </style:style>
    <style:style style:name="ce87" style:family="table-cell" style:parent-style-name="Default">
      <style:table-cell-properties fo:border-bottom="0.0008in solid #000000" fo:border-left="none" fo:border-right="0.0008in solid #000000" fo:border-top="none"/>
    </style:style>
    <style:style style:name="ce88"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9"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90"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1" style:family="table-cell" style:parent-style-name="Default">
      <style:table-cell-properties fo:border-bottom="0.0008in solid #000000" fo:background-color="#e6e6ff" fo:border-left="none" fo:border-right="none" fo:border-top="0.0008in solid #000000"/>
    </style:style>
    <style:style style:name="ce92"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3" style:family="table-cell" style:parent-style-name="Default">
      <style:table-cell-properties fo:border-bottom="0.0008in solid #000000" fo:background-color="#e6e6ff" fo:border-left="none" fo:border-right="0.0008in solid #000000" fo:border-top="0.0008in solid #000000"/>
    </style:style>
    <style:style style:name="ce94"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3563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3" table:default-cell-style-name="Default"/>
        <table:table-column table:style-name="co13" table:default-cell-style-name="Default"/>
        <table:table-column table:style-name="co14"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419" table:end-x="0.502in" table:end-y="0.0106in" draw:z-index="0" draw:style-name="gr1" svg:width="0.0787in" svg:height="0.1819in" svg:x="0.4232in" svg:y="0in">
              <draw:object xlink:href="./Object 3" xlink:type="simple" xlink:show="embed" xlink:actuate="onLoad"/>
              <draw:image xlink:href="./ObjectReplacements/Object 3" xlink:type="simple" xlink:show="embed" xlink:actuate="onLoad"/>
            </draw:frame>
          </table:table-cell>
          <table:table-cell table:style-name="ce47" office:value-type="string">
            <text:p>Multiply?</text:p>
          </table:table-cell>
          <table:table-cell table:style-name="ce47" office:value-type="string">
            <text:p>Multiplier</text:p>
          </table:table-cell>
          <table:table-cell table:style-name="ce52"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752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3.1134in" svg:height="0.2346in" svg:x="2.6311in" svg:y="0in" draw:caption-point-x="-0.2402in" draw:caption-point-y="0.1752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3.0437in" svg:height="0.3902in" svg:x="2.6311in" svg:y="0in" draw:caption-point-x="-0.2402in" draw:caption-point-y="0.1752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2.6441in" svg:height="0.3902in" svg:x="2.6311in" svg:y="0in" draw:caption-point-x="-0.2402in" draw:caption-point-y="0.1752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1.8449in" svg:height="0.3902in" svg:x="2.6311in" svg:y="0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1.1413in" svg:height="0.8567in" svg:x="2.6311in" svg:y="0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30"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1.1413in" svg:height="0.5457in" svg:x="2.6311in" svg:y="0in" draw:caption-point-x="-0.2402in" draw:caption-point-y="0.1752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4.5378in" svg:height="0.3902in" svg:x="2.6311in" svg:y="0in" draw:caption-point-x="-0.2402in" draw:caption-point-y="0.1752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3.9213in" svg:height="0.3902in" svg:x="2.6311in" svg:y="0in" draw:caption-point-x="-0.2402in" draw:caption-point-y="0.1752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2.4791in" svg:height="0.7012in" svg:x="2.6311in" svg:y="0in" draw:caption-point-x="-0.2402in" draw:caption-point-y="0.1752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1.1413in" svg:height="0.3902in" svg:x="2.6311in" svg:y="0in" draw:caption-point-x="-0.2402in" draw:caption-point-y="0.1752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2.7138in" svg:height="0.3902in" svg:x="2.6311in" svg:y="0in" draw:caption-point-x="-0.2402in" draw:caption-point-y="0.1752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30"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0in" draw:caption-point-x="-0.2402in" draw:caption-point-y="0.1752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30"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0in" draw:caption-point-x="-0.2402in" draw:caption-point-y="0.1752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30"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30"/>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1.1413in" svg:height="0.2346in" svg:x="2.6311in" svg:y="0in" draw:caption-point-x="-0.2402in" draw:caption-point-y="0.1752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0in" draw:caption-point-x="-0.2402in" draw:caption-point-y="0.1752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30"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0in" draw:caption-point-x="-0.2402in" draw:caption-point-y="0.1752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30"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2.2185in" svg:height="0.2346in" svg:x="2.6311in" svg:y="0in" draw:caption-point-x="-0.2402in" draw:caption-point-y="0.1752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1.7146in" svg:height="0.2346in" svg:x="2.6311in" svg:y="0in" draw:caption-point-x="-0.2402in" draw:caption-point-y="0.1752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3.287in" svg:height="0.7012in" svg:x="2.6311in" svg:y="0in" draw:caption-point-x="-0.2402in" draw:caption-point-y="0.1752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2.9831in" svg:height="0.8567in" svg:x="2.6311in" svg:y="0in" draw:caption-point-x="-0.2402in" draw:caption-point-y="0.1752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1.1413in" svg:height="0.8567in" svg:x="2.6311in" svg:y="0in" draw:caption-point-x="-0.2402in" draw:caption-point-y="0.1752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30"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1.9665in" svg:height="0.2346in" svg:x="2.6311in" svg:y="0in" draw:caption-point-x="-0.2402in" draw:caption-point-y="0.1752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9"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2.8701in" svg:height="0.3902in" svg:x="2.6311in" svg:y="0in" draw:caption-point-x="-0.2402in" draw:caption-point-y="0.1752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2.4531in" svg:height="0.3902in" svg:x="2.6311in" svg:y="0in" draw:caption-point-x="-0.2402in" draw:caption-point-y="0.1752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3.4433in" svg:height="0.3902in" svg:x="2.6311in" svg:y="0in" draw:caption-point-x="-0.2402in" draw:caption-point-y="0.1752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0in" draw:caption-point-x="-0.2402in" draw:caption-point-y="0.1752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0in" draw:caption-point-x="-0.2402in" draw:caption-point-y="0.1752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0in" draw:caption-point-x="-0.2402in" draw:caption-point-y="0.1752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0in" draw:caption-point-x="-0.2402in" draw:caption-point-y="0.1752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752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0in" draw:caption-point-x="-0.2402in" draw:caption-point-y="0.1752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752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0in" draw:caption-point-x="-0.2402in" draw:caption-point-y="0.1752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0in" draw:caption-point-x="-0.2402in" draw:caption-point-y="0.1752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0in" draw:caption-point-x="-0.2402in" draw:caption-point-y="0.1752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752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752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0in" draw:caption-point-x="-0.2402in" draw:caption-point-y="0.1752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2.863in" svg:height="0.2346in" svg:x="2.6311in" svg:y="0in" draw:caption-point-x="-0.2402in" draw:caption-point-y="0.1752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1.1413in" svg:height="0.5457in" svg:x="2.6311in" svg:y="0in" draw:caption-point-x="-0.2402in" draw:caption-point-y="0.1752in">
              <dc:creator>AŠ</dc:creator>
              <dc:date>2011-03-04T00:00:00</dc:date>
              <text:p text:style-name="P2"><text:span text:style-name="T1">For self-destruction, same as unit.</text:span></text:p>
            </office:annotation>
            <text:p>metal cost</text:p>
          </table:table-cell>
          <table:table-cell table:formula="of:=[Units.R60]"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60]"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60]"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752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0in" draw:caption-point-x="-0.2402in" draw:caption-point-y="0.1752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B Market</text:p>
          </table:table-cell>
          <table:table-cell table:style-name="ce13" office:value-type="string">
            <office:annotation draw:style-name="gr8" draw:text-style-name="P2" svg:width="2.1744in" svg:height="0.5457in" svg:x="2.6311in" svg:y="0in" draw:caption-point-x="-0.2402in" draw:caption-point-y="0.1752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formula="of:=4" office:value-type="float" office:value="4">
            <text:p>4</text:p>
          </table:table-cell>
          <table:table-cell/>
          <table:table-cell office:value-type="float" office:value="1">
            <text:p>1</text:p>
          </table:table-cell>
          <table:table-cell/>
          <table:table-cell office:value-type="float" office:value="1.3">
            <office:annotation draw:style-name="gr4" draw:text-style-name="P2" svg:width="1.1413in" svg:height="0.3902in" svg:x="11.7949in" svg:y="0in" draw:caption-point-x="-0.2402in" draw:caption-point-y="0.1752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table:formula="of:=[.K83]"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table:formula="of:=[.K84]"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table:formula="of:=[.K85]" office:value-type="float" office:value="4">
            <text:p>4</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3" office:value-type="string">
            <office:annotation draw:style-name="gr4" draw:text-style-name="P2" svg:width="1.1413in" svg:height="0.3902in" svg:x="2.6311in" svg:y="0in" draw:caption-point-x="-0.2402in" draw:caption-point-y="0.1752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5">
            <text:p>-5</text:p>
          </table:table-cell>
          <table:table-cell office:value-type="float" office:value="-1">
            <text:p>-1</text:p>
          </table:table-cell>
          <table:table-cell table:number-columns-repeated="5"/>
          <table:table-cell table:formula="of:=[.K86]" office:value-type="float" office:value="4">
            <text:p>4</text:p>
          </table:table-cell>
          <table:table-cell/>
          <table:table-cell office:value-type="float" office:value="0.01">
            <text:p>0.0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9"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0in" draw:caption-point-x="-0.2402in" draw:caption-point-y="0.1752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60]*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7949in" svg:y="0in" draw:caption-point-x="-0.2402in" draw:caption-point-y="0.1752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6839in" svg:y="0in" draw:caption-point-x="-0.2402in" draw:caption-point-y="0.1752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5728in" svg:y="0in" draw:caption-point-x="-0.2402in" draw:caption-point-y="0.1752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3" office:value-type="string">
            <text:p>metal cost</text:p>
          </table:table-cell>
          <table:table-cell table:formula="of:=[Units.R60]*[.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text:p>energy cost</text:p>
          </table:table-cell>
          <table:table-cell table:formula="of:=[Units.S60]*[.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7" draw:text-style-name="P2" svg:width="2.7484in" svg:height="0.8567in" svg:x="2.6311in" svg:y="0in" draw:caption-point-x="-0.2402in" draw:caption-point-y="0.1752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60]*[.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4" draw:text-style-name="P2" svg:width="1.1413in" svg:height="0.7012in" svg:x="2.6311in" svg:y="0in" draw:caption-point-x="-0.2402in" draw:caption-point-y="0.1752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70">
            <text:p>70</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5">
            <text:p>-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3" office:value-type="string">
            <office:annotation draw:style-name="gr3" draw:text-style-name="P2" svg:width="2.687in" svg:height="0.3902in" svg:x="2.6311in" svg:y="0in" draw:caption-point-x="-0.2402in" draw:caption-point-y="0.1752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visibility="filter">
          <table:table-cell office:value-type="string">
            <text:p>B Radar</text:p>
          </table:table-cell>
          <table:table-cell table:style-name="ce13" office:value-type="string">
            <office:annotation draw:style-name="gr3" draw:text-style-name="P2" svg:width="3.1681in" svg:height="0.3902in" svg:x="2.6311in" svg:y="0in" draw:caption-point-x="-0.2402in" draw:caption-point-y="0.1752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3]" office:value-type="string" office:string-value="B Radar">
            <text:p>B Radar</text:p>
          </table:table-cell>
          <table:table-cell table:style-name="ce13" office:value-type="string">
            <office:annotation draw:style-name="gr5" draw:text-style-name="P2" svg:width="3.3417in" svg:height="0.7012in" svg:x="2.6311in" svg:y="0in" draw:caption-point-x="-0.2402in" draw:caption-point-y="0.1752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04]" office:value-type="string" office:string-value="B Radar">
            <text:p>B Radar</text:p>
          </table:table-cell>
          <table:table-cell table:style-name="ce13" office:value-type="string">
            <office:annotation draw:style-name="gr3" draw:text-style-name="P2" svg:width="2.5598in" svg:height="0.3902in" svg:x="2.6311in" svg:y="0in" draw:caption-point-x="-0.2402in" draw:caption-point-y="0.1752in">
              <dc:creator>AŠ</dc:creator>
              <dc:date>2011-08-06T00:00:00</dc:date>
              <text:p text:style-name="P2"><text:span text:style-name="T1">1lvl: kaip T2 Collector 1lvl</text:span></text:p>
            </office:annotation>
            <text:p>energy usage</text:p>
          </table:table-cell>
          <table:table-cell table:style-name="ce22" office:value-type="float" office:value="0.0989">
            <text:p>0.0989</text:p>
          </table:table-cell>
          <table:table-cell table:style-name="ce27"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office:value-type="float" office:value="5">
            <office:annotation draw:style-name="gr4" draw:text-style-name="P2" svg:width="1.1413in" svg:height="0.3902in" svg:x="10.8386in" svg:y="0in" draw:caption-point-x="-0.2402in" draw:caption-point-y="0.1752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visibility="filter">
          <table:table-cell table:formula="of:=[.A105]" office:value-type="string" office:string-value="B Radar">
            <text:p>B Radar</text:p>
          </table:table-cell>
          <table:table-cell table:style-name="ce13" office:value-type="string">
            <office:annotation draw:style-name="gr3" draw:text-style-name="P2" svg:width="2.1602in" svg:height="0.3902in" svg:x="2.6311in" svg:y="0in" draw:caption-point-x="-0.2402in" draw:caption-point-y="0.1752in">
              <dc:creator>AŠ</dc:creator>
              <dc:date>2011-08-06T00:00:00</dc:date>
              <text:p text:style-name="P2"><text:span text:style-name="T1">1lvl: MEX t1 lvl5 x 2d</text:span></text:p>
            </office:annotation>
            <text:p>metal cost</text:p>
          </table:table-cell>
          <table:table-cell table:style-name="ce23"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office:value-type="float" office:value="120">
            <office:annotation draw:style-name="gr4" draw:text-style-name="P2" svg:width="1.1413in" svg:height="0.2346in" svg:x="10.8386in" svg:y="0in" draw:caption-point-x="-0.2402in" draw:caption-point-y="0.1752in">
              <dc:creator>AŠ</dc:creator>
              <dc:date>2011-08-06T00:00:00</dc:date>
              <text:p text:style-name="P2"><text:span text:style-name="T1">Multiplier for cost</text:span></text:p>
            </office:annotation>
            <text:p>120</text:p>
          </table:table-cell>
          <table:table-cell table:number-columns-repeated="1010"/>
        </table:table-row>
        <table:table-row table:style-name="ro1" table:visibility="filter">
          <table:table-cell table:formula="of:=[.A106]" office:value-type="string" office:string-value="B Radar">
            <text:p>B Radar</text:p>
          </table:table-cell>
          <table:table-cell table:style-name="ce13" office:value-type="string">
            <office:annotation draw:style-name="gr3" draw:text-style-name="P2" svg:width="2.0039in" svg:height="0.3902in" svg:x="2.6311in" svg:y="0in" draw:caption-point-x="-0.2402in" draw:caption-point-y="0.1752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visibility="filter">
          <table:table-cell table:formula="of:=[.A107]" office:value-type="string" office:string-value="B Radar">
            <text:p>B Radar</text:p>
          </table:table-cell>
          <table:table-cell table:style-name="ce13" office:value-type="string">
            <office:annotation draw:style-name="gr3" draw:text-style-name="P2" svg:width="1.7606in" svg:height="0.3902in" svg:x="2.6311in" svg:y="0in" draw:caption-point-x="-0.2402in" draw:caption-point-y="0.1752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2.1248in" svg:height="0.3902in" svg:x="2.6311in" svg:y="0in" draw:caption-point-x="-0.2402in" draw:caption-point-y="0.1752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3])*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3" office:value-type="string">
            <office:annotation draw:style-name="gr3" draw:text-style-name="P2" svg:width="2.863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0in" draw:caption-point-x="-0.2402in" draw:caption-point-y="0.1752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3]*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0in" draw:caption-point-x="-0.2402in" draw:caption-point-y="0.1752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3]*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0in" draw:caption-point-x="-0.2402in" draw:caption-point-y="0.1752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4]"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2.2378in" svg:height="0.3902in" svg:x="2.6311in" svg:y="0in" draw:caption-point-x="-0.2402in" draw:caption-point-y="0.1752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7])*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0in" draw:caption-point-x="-0.2402in" draw:caption-point-y="0.1752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7]*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0in" draw:caption-point-x="-0.2402in" draw:caption-point-y="0.1752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7]*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0in" draw:caption-point-x="-0.2402in" draw:caption-point-y="0.1752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7]*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2.2724in" svg:height="0.3902in" svg:x="2.6311in" svg:y="0in" draw:caption-point-x="-0.2402in" draw:caption-point-y="0.1752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3])*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0in" draw:caption-point-x="-0.2402in" draw:caption-point-y="0.1752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0in" draw:caption-point-x="-0.2402in" draw:caption-point-y="0.1752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3]*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0in" draw:caption-point-x="-0.2402in" draw:caption-point-y="0.1752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3]*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0in" draw:caption-point-x="-0.2402in" draw:caption-point-y="0.1752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3]*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2.4374in" svg:height="0.3902in" svg:x="2.6311in" svg:y="0in" draw:caption-point-x="-0.2402in" draw:caption-point-y="0.1752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0in" draw:caption-point-x="-0.2402in" draw:caption-point-y="0.1752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7949in" svg:y="0in" draw:caption-point-x="-0.2402in" draw:caption-point-y="0.1752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6839in" svg:y="0in" draw:caption-point-x="-0.2402in" draw:caption-point-y="0.1752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0in" draw:caption-point-x="-0.2402in" draw:caption-point-y="0.1752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0in" draw:caption-point-x="-0.2402in" draw:caption-point-y="0.1752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0in" draw:caption-point-x="-0.2402in" draw:caption-point-y="0.1752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1.1413in" svg:height="0.2346in" svg:x="2.6311in" svg:y="0in" draw:caption-point-x="-0.2402in" draw:caption-point-y="0.1752in">
              <dc:creator>AŠ</dc:creator>
              <dc:date>2011-01-25T00:00:00</dc:date>
              <text:p text:style-name="P2"><text:span text:style-name="T1">MDH x 60%</text:span></text:p>
            </office:annotation>
            <text:p>time</text:p>
          </table:table-cell>
          <table:table-cell table:formula="of:=[Units.J60]*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3" office:value-type="string">
            <text:p>metal cost</text:p>
          </table:table-cell>
          <table:table-cell table:formula="of:=[Units.R60]"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3" office:value-type="string">
            <text:p>energy cost</text:p>
          </table:table-cell>
          <table:table-cell table:formula="of:=[Units.S60]"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3" office:value-type="string">
            <text:p>zetium cost</text:p>
          </table:table-cell>
          <table:table-cell table:formula="of:=[Units.T60]"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Defensive Portal</text:p>
          </table:table-cell>
          <table:table-cell table:style-name="ce13" office:value-type="string">
            <office:annotation draw:style-name="gr9" draw:text-style-name="P2" svg:width="2.0094in" svg:height="1.1677in" svg:x="2.6311in" svg:y="0in" draw:caption-point-x="-0.2402in" draw:caption-point-y="0.1752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1]*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7949in" svg:y="0in" draw:caption-point-x="-0.2402in" draw:caption-point-y="0.1752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6839in" svg:y="0in" draw:caption-point-x="-0.2402in" draw:caption-point-y="0.1752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3" office:value-type="string">
            <text:p>metal cost</text:p>
          </table:table-cell>
          <table:table-cell table:formula="of:=[Units.R61]*[.$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3" office:value-type="string">
            <text:p>energy cost</text:p>
          </table:table-cell>
          <table:table-cell table:formula="of:=[Units.S61]*[.$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3" office:value-type="string">
            <text:p>zetium cost</text:p>
          </table:table-cell>
          <table:table-cell table:formula="of:=[Units.T61]*[.$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0in" draw:caption-point-x="-0.2402in" draw:caption-point-y="0.1752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0in" draw:caption-point-x="-0.2402in" draw:caption-point-y="0.1752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1]*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style-name="Default" office:value-type="string">
            <text:p>T Defensive Portal</text:p>
          </table:table-cell>
          <table:table-cell table:style-name="ce13" office:value-type="string">
            <office:annotation draw:style-name="gr7" draw:text-style-name="P2" svg:width="1.6185in" svg:height="0.8567in" svg:x="2.6311in" svg:y="0in" draw:caption-point-x="-0.2402in" draw:caption-point-y="0.1752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7949in" svg:y="0in" draw:caption-point-x="-0.2402in" draw:caption-point-y="0.1752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1.8358in" svg:height="0.7012in" svg:x="2.6311in" svg:y="0in" draw:caption-point-x="-0.2402in" draw:caption-point-y="0.1752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7949in" svg:y="0in" draw:caption-point-x="-0.2402in" draw:caption-point-y="0.1752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1.6185in" svg:height="0.2346in" svg:x="2.6311in" svg:y="0in" draw:caption-point-x="-0.2402in" draw:caption-point-y="0.1752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6" table:visibility="filter">
          <table:table-cell/>
          <table:table-cell table:style-name="ce13"/>
          <table:table-cell table:style-name="ce23"/>
          <table:table-cell table:number-columns-repeated="9"/>
          <table:table-cell table:style-name="ce22"/>
          <table:table-cell table:number-columns-repeated="1011"/>
        </table:table-row>
        <table:table-row table:style-name="ro1" table:visibility="filter">
          <table:table-cell office:value-type="string">
            <text:p>B Npc Infantry Factory</text:p>
          </table:table-cell>
          <table:table-cell table:style-name="ce13" office:value-type="string">
            <office:annotation draw:style-name="gr4" draw:text-style-name="P2" svg:width="1.1413in" svg:height="0.2346in" svg:x="2.6311in" svg:y="0in" draw:caption-point-x="-0.2402in" draw:caption-point-y="0.1752in">
              <dc:creator>AŠ</dc:creator>
              <dc:date>2011-09-19T00:00:00</dc:date>
              <text:p text:style-name="P2"><text:span text:style-name="T1">Gnats + glancers</text:span></text:p>
            </office:annotation>
            <text:p>metal rate</text:p>
          </table:table-cell>
          <table:table-cell table:style-name="ce23"/>
          <table:table-cell table:style-name="ce22" table:formula="of:=([Units.R$71]*[.$P$165]+[Units.R$72]*[.$Q$165])/SHOURS([.$O$165])/[.K165]" office:value-type="float" office:value="0.019227962962963">
            <text:p>0.0192</text:p>
          </table:table-cell>
          <table:table-cell office:value-type="float" office:value="0">
            <text:p>0</text:p>
          </table:table-cell>
          <table:table-cell table:number-columns-repeated="5"/>
          <table:table-cell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6">
            <office:annotation draw:style-name="gr4" draw:text-style-name="P2" svg:width="1.1413in" svg:height="0.3902in" svg:x="11.7949in" svg:y="0in" draw:caption-point-x="-0.2402in" draw:caption-point-y="0.1752in">
              <dc:creator>AŠ</dc:creator>
              <dc:date>2011-09-19T00:00:00</dc:date>
              <text:p text:style-name="P2"><text:span text:style-name="T1">Hours to get full sum</text:span></text:p>
            </office:annotation>
            <text:p>6</text:p>
          </table:table-cell>
          <table:table-cell office:value-type="float" office:value="5">
            <office:annotation draw:style-name="gr4" draw:text-style-name="P2" svg:width="1.1413in" svg:height="0.2346in" svg:x="12.6839in" svg:y="0in" draw:caption-point-x="-0.2402in" draw:caption-point-y="0.1752in">
              <dc:creator>AŠ</dc:creator>
              <dc:date>2011-09-19T00:00:00</dc:date>
              <text:p text:style-name="P2"><text:span text:style-name="T1">Number of gnats</text:span></text:p>
            </office:annotation>
            <text:p>5</text:p>
          </table:table-cell>
          <table:table-cell office:value-type="float" office:value="2">
            <office:annotation draw:style-name="gr4" draw:text-style-name="P2" svg:width="1.1413in" svg:height="0.3902in" svg:x="13.5728in" svg:y="0in" draw:caption-point-x="-0.2402in" draw:caption-point-y="0.1752in">
              <dc:creator>AŠ</dc:creator>
              <dc:date>2011-09-19T00:00:00</dc:date>
              <text:p text:style-name="P2"><text:span text:style-name="T1">Number of glancers</text:span></text:p>
            </office:annotation>
            <text:p>2</text:p>
          </table:table-cell>
          <table:table-cell table:number-columns-repeated="1007"/>
        </table:table-row>
        <table:table-row table:style-name="ro1" table:visibility="filter">
          <table:table-cell table:formula="of:=[.A165]" office:value-type="string" office:string-value="B Npc Infantry Factory">
            <text:p>B Npc Infantry Factory</text:p>
          </table:table-cell>
          <table:table-cell table:style-name="ce13" office:value-type="string">
            <text:p>energy rate</text:p>
          </table:table-cell>
          <table:table-cell table:style-name="ce23"/>
          <table:table-cell table:style-name="ce22" table:formula="of:=([Units.S$71]*[.$P$165]+[Units.S$72]*[.$Q$165])/SHOURS([.$O$165])/[.K166]" office:value-type="float" office:value="0.0384559259259259">
            <text:p>0.0385</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66]" office:value-type="string" office:string-value="B Npc Infantry Factory">
            <text:p>B Npc Infantry Factory</text:p>
          </table:table-cell>
          <table:table-cell table:style-name="ce13" office:value-type="string">
            <text:p>zetium rate</text:p>
          </table:table-cell>
          <table:table-cell table:style-name="ce23"/>
          <table:table-cell table:style-name="ce22" table:formula="of:=([Units.T$71]*[.$P$165]+[Units.T$72]*[.$Q$165])/SHOURS([.$O$165])/[.K167]" office:value-type="float" office:value="0.000380430555555556">
            <text:p>0.000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67]" office:value-type="string" office:string-value="B Npc Infantry Factory">
            <text:p>B Npc Infantry Factory</text:p>
          </table:table-cell>
          <table:table-cell table:style-name="ce13" office:value-type="string">
            <text:p>construction mod</text:p>
          </table:table-cell>
          <table:table-cell table:style-name="ce23"/>
          <table:table-cell office:value-type="float" office:value="15">
            <text:p>15</text:p>
          </table:table-cell>
          <table:table-cell office:value-type="float" office:value="-1">
            <text:p>-1</text:p>
          </table:table-cell>
          <table:table-cell table:number-columns-repeated="5"/>
          <table:table-cell table:formula="of:=[.K16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8]" office:value-type="string" office:string-value="B Npc Infantry Factory">
            <text:p>B Npc Infantry Factory</text:p>
          </table:table-cell>
          <table:table-cell table:style-name="ce13" office:value-type="string">
            <text:p>metal storage</text:p>
          </table:table-cell>
          <table:table-cell table:formula="of:=[.D165]*SHOURS([Variables.$B$27])" office:value-type="float" office:value="46516.288">
            <text:p>46516.29</text:p>
          </table:table-cell>
          <table:table-cell table:number-columns-repeated="7"/>
          <table:table-cell table:formula="of:=[.K16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9]" office:value-type="string" office:string-value="B Npc Infantry Factory">
            <text:p>B Npc Infantry Factory</text:p>
          </table:table-cell>
          <table:table-cell table:style-name="ce13" office:value-type="string">
            <text:p>energy storage</text:p>
          </table:table-cell>
          <table:table-cell table:formula="of:=[.D166]*SHOURS([Variables.$B$27])" office:value-type="float" office:value="93032.576">
            <text:p>93032.58</text:p>
          </table:table-cell>
          <table:table-cell table:number-columns-repeated="7"/>
          <table:table-cell table:formula="of:=[.K16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B Npc Infantry Factory">
            <text:p>B Npc Infantry Factory</text:p>
          </table:table-cell>
          <table:table-cell table:style-name="ce13" office:value-type="string">
            <text:p>zetium storage</text:p>
          </table:table-cell>
          <table:table-cell table:formula="of:=[.D167]*SHOURS([Variables.$B$27])" office:value-type="float" office:value="920.3376">
            <text:p>920.34</text:p>
          </table:table-cell>
          <table:table-cell table:number-columns-repeated="7"/>
          <table:table-cell table:formula="of:=[.K17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B Npc Infantry Factory">
            <text:p>B Npc Infantry Factory</text:p>
          </table:table-cell>
          <table:table-cell table:style-name="ce13" office:value-type="string">
            <text:p>population</text:p>
          </table:table-cell>
          <table:table-cell/>
          <table:table-cell office:value-type="float" office:value="20">
            <text:p>20</text:p>
          </table:table-cell>
          <table:table-cell table:number-columns-repeated="6"/>
          <table:table-cell table:formula="of:=[.K171]"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style-name="ce23"/>
          <table:table-cell table:number-columns-repeated="9"/>
          <table:table-cell table:style-name="ce22"/>
          <table:table-cell table:number-columns-repeated="1011"/>
        </table:table-row>
        <table:table-row table:style-name="ro7" table:visibility="filter">
          <table:table-cell office:value-type="string">
            <text:p>B Npc Tank Factory</text:p>
          </table:table-cell>
          <table:table-cell table:style-name="ce13" office:value-type="string">
            <text:p>metal rate</text:p>
          </table:table-cell>
          <table:table-cell table:style-name="ce23"/>
          <table:table-cell table:style-name="ce28" table:formula="of:=([Units.R$73]*[.$P$174]+[Units.R$76]*[.$Q$174])/SHOURS([.$O$174])/[.K174]" office:value-type="float" office:value="0.040871875">
            <text:p>0.0409</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12">
            <office:annotation draw:style-name="gr4" draw:text-style-name="P2" svg:width="1.1413in" svg:height="0.3902in" svg:x="11.7949in" svg:y="0in" draw:caption-point-x="-0.2402in" draw:caption-point-y="0.1752in">
              <dc:creator>AŠ</dc:creator>
              <dc:date>2011-09-19T00:00:00</dc:date>
              <text:p text:style-name="P2"><text:span text:style-name="T1">Hours to get full sum</text:span></text:p>
            </office:annotation>
            <text:p>12</text:p>
          </table:table-cell>
          <table:table-cell office:value-type="float" office:value="5">
            <office:annotation draw:style-name="gr4" draw:text-style-name="P2" svg:width="1.1413in" svg:height="0.3902in" svg:x="12.6839in" svg:y="0in" draw:caption-point-x="-0.2402in" draw:caption-point-y="0.1752in">
              <dc:creator>AŠ</dc:creator>
              <dc:date>2011-09-19T00:00:00</dc:date>
              <text:p text:style-name="P2"><text:span text:style-name="T1">Number of spudders</text:span></text:p>
            </office:annotation>
            <text:p>5</text:p>
          </table:table-cell>
          <table:table-cell office:value-type="float" office:value="2">
            <office:annotation draw:style-name="gr4" draw:text-style-name="P2" svg:width="1.1413in" svg:height="0.3902in" svg:x="13.5728in" svg:y="0in" draw:caption-point-x="-0.2402in" draw:caption-point-y="0.1752in">
              <dc:creator>AŠ</dc:creator>
              <dc:date>2011-09-19T00:00:00</dc:date>
              <text:p text:style-name="P2"><text:span text:style-name="T1">Number of gnawers</text:span></text:p>
            </office:annotation>
            <text:p>2</text:p>
          </table:table-cell>
          <table:table-cell table:number-columns-repeated="1007"/>
        </table:table-row>
        <table:table-row table:style-name="ro7" table:visibility="filter">
          <table:table-cell table:formula="of:=[.A174]" office:value-type="string" office:string-value="B Npc Tank Factory">
            <text:p>B Npc Tank Factory</text:p>
          </table:table-cell>
          <table:table-cell table:style-name="ce13" office:value-type="string">
            <text:p>energy rate</text:p>
          </table:table-cell>
          <table:table-cell table:style-name="ce23"/>
          <table:table-cell table:style-name="ce28" table:formula="of:=([Units.S$73]*[.$P$174]+[Units.S$76]*[.$Q$174])/SHOURS([.$O$174])/[.K175]" office:value-type="float" office:value="0.0624407118055556">
            <text:p>0.0624</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visibility="filter">
          <table:table-cell table:formula="of:=[.A175]" office:value-type="string" office:string-value="B Npc Tank Factory">
            <text:p>B Npc Tank Factory</text:p>
          </table:table-cell>
          <table:table-cell table:style-name="ce13" office:value-type="string">
            <text:p>zetium rate</text:p>
          </table:table-cell>
          <table:table-cell table:style-name="ce23"/>
          <table:table-cell table:style-name="ce28" table:formula="of:=([Units.T$73]*[.$P$174]+[Units.T$76]*[.$Q$174])/SHOURS([.$O$174])/[.K176]" office:value-type="float" office:value="0.00530144675925926">
            <text:p>0.0053</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visibility="filter">
          <table:table-cell table:formula="of:=[.A176]" office:value-type="string" office:string-value="B Npc Tank Factory">
            <text:p>B Npc Tank Factory</text:p>
          </table:table-cell>
          <table:table-cell table:style-name="ce13" office:value-type="string">
            <text:p>construction mod</text:p>
          </table:table-cell>
          <table:table-cell table:style-name="ce23"/>
          <table:table-cell table:formula="of:=[.D168]" office:value-type="float" office:value="15">
            <text:p>15</text:p>
          </table:table-cell>
          <table:table-cell table:formula="of:=[.E168]" office:value-type="float" office:value="-1">
            <text:p>-1</text:p>
          </table:table-cell>
          <table:table-cell table:number-columns-repeated="5"/>
          <table:table-cell table:formula="of:=[.K176]"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77]" office:value-type="string" office:string-value="B Npc Tank Factory">
            <text:p>B Npc Tank Factory</text:p>
          </table:table-cell>
          <table:table-cell table:style-name="ce13" office:value-type="string">
            <text:p>metal storage</text:p>
          </table:table-cell>
          <table:table-cell table:formula="of:=[.D174]*SHOURS([Variables.$B$27])" office:value-type="float" office:value="98877.24">
            <text:p>98877.24</text:p>
          </table:table-cell>
          <table:table-cell table:number-columns-repeated="7"/>
          <table:table-cell table:formula="of:=[.K17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78]" office:value-type="string" office:string-value="B Npc Tank Factory">
            <text:p>B Npc Tank Factory</text:p>
          </table:table-cell>
          <table:table-cell table:style-name="ce13" office:value-type="string">
            <text:p>energy storage</text:p>
          </table:table-cell>
          <table:table-cell table:formula="of:=[.D175]*SHOURS([Variables.$B$27])" office:value-type="float" office:value="151056.57">
            <text:p>151056.57</text:p>
          </table:table-cell>
          <table:table-cell table:number-columns-repeated="7"/>
          <table:table-cell table:formula="of:=[.K17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79]" office:value-type="string" office:string-value="B Npc Tank Factory">
            <text:p>B Npc Tank Factory</text:p>
          </table:table-cell>
          <table:table-cell table:style-name="ce13" office:value-type="string">
            <text:p>zetium storage</text:p>
          </table:table-cell>
          <table:table-cell table:formula="of:=[.D176]*SHOURS([Variables.$B$27])" office:value-type="float" office:value="12825.26">
            <text:p>12825.26</text:p>
          </table:table-cell>
          <table:table-cell table:number-columns-repeated="7"/>
          <table:table-cell table:formula="of:=[.K17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80]" office:value-type="string" office:string-value="B Npc Tank Factory">
            <text:p>B Npc Tank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180]"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style-name="ce23"/>
          <table:table-cell table:number-columns-repeated="9"/>
          <table:table-cell table:style-name="ce22"/>
          <table:table-cell table:number-columns-repeated="1011"/>
        </table:table-row>
        <table:table-row table:style-name="ro7" table:visibility="filter">
          <table:table-cell office:value-type="string">
            <text:p>B Npc Space Factory</text:p>
          </table:table-cell>
          <table:table-cell table:style-name="ce13" office:value-type="string">
            <text:p>metal rate</text:p>
          </table:table-cell>
          <table:table-cell table:style-name="ce23"/>
          <table:table-cell table:style-name="ce22" table:formula="of:=([Units.R$82]*[.$P$183]+[Units.R$83]*[.$Q$183]+[Units.R$79]*[.$R$183])/SHOURS([.$O$183])/[.K183]" office:value-type="float" office:value="0.0480987594762732">
            <text:p>0.0481</text:p>
          </table:table-cell>
          <table:table-cell office:value-type="float" office:value="0">
            <text:p>0</text:p>
          </table:table-cell>
          <table:table-cell table:number-columns-repeated="5"/>
          <table:table-cell table:formula="of:=[.K165]" office:value-type="float" office:value="6">
            <text:p>6</text:p>
          </table:table-cell>
          <table:table-cell office:value-type="float" office:value="1">
            <text:p>1</text:p>
          </table:table-cell>
          <table:table-cell table:style-name="ce22" office:value-type="float" office:value="1">
            <text:p>1.0000</text:p>
          </table:table-cell>
          <table:table-cell/>
          <table:table-cell office:value-type="float" office:value="48">
            <office:annotation draw:style-name="gr4" draw:text-style-name="P2" svg:width="1.1413in" svg:height="0.3902in" svg:x="11.7949in" svg:y="0in" draw:caption-point-x="-0.2402in" draw:caption-point-y="0.1752in">
              <dc:creator>AŠ</dc:creator>
              <dc:date>2011-09-19T00:00:00</dc:date>
              <text:p text:style-name="P2"><text:span text:style-name="T1">Hours to get full sum</text:span></text:p>
            </office:annotation>
            <text:p>48</text:p>
          </table:table-cell>
          <table:table-cell office:value-type="float" office:value="5">
            <office:annotation draw:style-name="gr4" draw:text-style-name="P2" svg:width="1.1413in" svg:height="0.2346in" svg:x="12.6839in" svg:y="0in" draw:caption-point-x="-0.2402in" draw:caption-point-y="0.1752in">
              <dc:creator>AŠ</dc:creator>
              <dc:date>2011-09-19T00:00:00</dc:date>
              <text:p text:style-name="P2"><text:span text:style-name="T1">Number of diracs</text:span></text:p>
            </office:annotation>
            <text:p>5</text:p>
          </table:table-cell>
          <table:table-cell office:value-type="float" office:value="2">
            <office:annotation draw:style-name="gr4" draw:text-style-name="P2" svg:width="1.1413in" svg:height="0.2346in" svg:x="13.5728in" svg:y="0in" draw:caption-point-x="-0.2402in" draw:caption-point-y="0.1752in">
              <dc:creator>AŠ</dc:creator>
              <dc:date>2011-09-19T00:00:00</dc:date>
              <text:p text:style-name="P2"><text:span text:style-name="T1">Number of thors</text:span></text:p>
            </office:annotation>
            <text:p>2</text:p>
          </table:table-cell>
          <table:table-cell office:value-type="float" office:value="2">
            <office:annotation draw:style-name="gr4" draw:text-style-name="P2" svg:width="1.1413in" svg:height="0.3902in" svg:x="14.4618in" svg:y="0in" draw:caption-point-x="-0.2402in" draw:caption-point-y="0.1752in">
              <dc:creator>AŠ</dc:creator>
              <dc:date>2011-09-19T00:00:00</dc:date>
              <text:p text:style-name="P2"><text:span text:style-name="T1">Number of demosis</text:span></text:p>
            </office:annotation>
            <text:p>2</text:p>
          </table:table-cell>
          <table:table-cell table:number-columns-repeated="1006"/>
        </table:table-row>
        <table:table-row table:style-name="ro7" table:visibility="filter">
          <table:table-cell table:formula="of:=[.A183]" office:value-type="string" office:string-value="B Npc Space Factory">
            <text:p>B Npc Space Factory</text:p>
          </table:table-cell>
          <table:table-cell table:style-name="ce13" office:value-type="string">
            <text:p>energy rate</text:p>
          </table:table-cell>
          <table:table-cell table:style-name="ce23"/>
          <table:table-cell table:style-name="ce22" table:formula="of:=([Units.S$82]*[.$P$183]+[Units.S$83]*[.$Q$183]+[Units.S$79]*[.$R$183])/SHOURS([.$O$183])/[.K184]" office:value-type="float" office:value="0.0690491725260417">
            <text:p>0.0690</text:p>
          </table:table-cell>
          <table:table-cell office:value-type="float" office:value="0">
            <text:p>0</text:p>
          </table:table-cell>
          <table:table-cell table:number-columns-repeated="5"/>
          <table:table-cell table:formula="of:=[.K166]"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visibility="filter">
          <table:table-cell table:formula="of:=[.A184]" office:value-type="string" office:string-value="B Npc Space Factory">
            <text:p>B Npc Space Factory</text:p>
          </table:table-cell>
          <table:table-cell table:style-name="ce13" office:value-type="string">
            <text:p>zetium rate</text:p>
          </table:table-cell>
          <table:table-cell table:style-name="ce23"/>
          <table:table-cell table:style-name="ce22" table:formula="of:=([Units.T$82]*[.$P$183]+[Units.T$83]*[.$Q$183]+[Units.T$79]*[.$R$183])/SHOURS([.$O$183])/[.K185]" office:value-type="float" office:value="0.00598648019748264">
            <text:p>0.0060</text:p>
          </table:table-cell>
          <table:table-cell office:value-type="float" office:value="0">
            <text:p>0</text:p>
          </table:table-cell>
          <table:table-cell table:number-columns-repeated="5"/>
          <table:table-cell table:formula="of:=[.K167]" office:value-type="float" office:value="6">
            <text:p>6</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7" table:visibility="filter">
          <table:table-cell table:formula="of:=[.A185]" office:value-type="string" office:string-value="B Npc Space Factory">
            <text:p>B Npc Space Factory</text:p>
          </table:table-cell>
          <table:table-cell table:style-name="ce13" office:value-type="string">
            <text:p>construction mod</text:p>
          </table:table-cell>
          <table:table-cell table:style-name="ce23"/>
          <table:table-cell table:formula="of:=[.D177]" office:value-type="float" office:value="15">
            <text:p>15</text:p>
          </table:table-cell>
          <table:table-cell table:formula="of:=[.E177]" office:value-type="float" office:value="-1">
            <text:p>-1</text:p>
          </table:table-cell>
          <table:table-cell table:number-columns-repeated="5"/>
          <table:table-cell table:formula="of:=[.K185]"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86]" office:value-type="string" office:string-value="B Npc Space Factory">
            <text:p>B Npc Space Factory</text:p>
          </table:table-cell>
          <table:table-cell table:style-name="ce13" office:value-type="string">
            <text:p>metal storage</text:p>
          </table:table-cell>
          <table:table-cell table:formula="of:=[.D183]*SHOURS([Variables.$B$27])" office:value-type="float" office:value="116360.518925">
            <text:p>116360.52</text:p>
          </table:table-cell>
          <table:table-cell table:number-columns-repeated="7"/>
          <table:table-cell table:formula="of:=[.K186]"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87]" office:value-type="string" office:string-value="B Npc Space Factory">
            <text:p>B Npc Space Factory</text:p>
          </table:table-cell>
          <table:table-cell table:style-name="ce13" office:value-type="string">
            <text:p>energy storage</text:p>
          </table:table-cell>
          <table:table-cell table:formula="of:=[.D184]*SHOURS([Variables.$B$27])" office:value-type="float" office:value="167043.758175">
            <text:p>167043.76</text:p>
          </table:table-cell>
          <table:table-cell table:number-columns-repeated="7"/>
          <table:table-cell table:formula="of:=[.K187]"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88]" office:value-type="string" office:string-value="B Npc Space Factory">
            <text:p>B Npc Space Factory</text:p>
          </table:table-cell>
          <table:table-cell table:style-name="ce13" office:value-type="string">
            <text:p>zetium storage</text:p>
          </table:table-cell>
          <table:table-cell table:formula="of:=[.D185]*SHOURS([Variables.$B$27])" office:value-type="float" office:value="14482.49289375">
            <text:p>14482.49</text:p>
          </table:table-cell>
          <table:table-cell table:number-columns-repeated="7"/>
          <table:table-cell table:formula="of:=[.K188]"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7" table:visibility="filter">
          <table:table-cell table:formula="of:=[.A189]" office:value-type="string" office:string-value="B Npc Space Factory">
            <text:p>B Npc Space Factory</text:p>
          </table:table-cell>
          <table:table-cell table:style-name="ce13" office:value-type="string">
            <text:p>population</text:p>
          </table:table-cell>
          <table:table-cell/>
          <table:table-cell office:value-type="float" office:value="40">
            <text:p>40</text:p>
          </table:table-cell>
          <table:table-cell table:number-columns-repeated="6"/>
          <table:table-cell table:formula="of:=[.K189]"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2.6028in" svg:height="0.8567in" svg:x="2.6311in" svg:y="0in" draw:caption-point-x="-0.2402in" draw:caption-point-y="0.1752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92]" office:value-type="string" office:string-value="T Fiery Melters">
            <text:p>T Fiery Melters</text:p>
          </table:table-cell>
          <table:table-cell table:style-name="ce13" office:value-type="string">
            <office:annotation draw:style-name="gr7" draw:text-style-name="P2" svg:width="2.0988in" svg:height="0.8567in" svg:x="2.6311in" svg:y="0in" draw:caption-point-x="-0.2402in" draw:caption-point-y="0.1752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92])" office:value-type="float" office:value="1451.03156337113">
            <text:p>1451.03</text:p>
          </table:table-cell>
          <table:table-cell office:value-type="float" office:value="0">
            <text:p>0</text:p>
          </table:table-cell>
          <table:table-cell office:value-type="float" office:value="0">
            <text:p>0</text:p>
          </table:table-cell>
          <table:table-cell table:style-name="ce31" office:value-type="float" office:value="4.84134049898511">
            <text:p>4.84</text:p>
          </table:table-cell>
          <table:table-cell office:value-type="float" office:value="0">
            <text:p>0</text:p>
          </table:table-cell>
          <table:table-cell office:value-type="float" office:value="1">
            <text:p>1</text:p>
          </table:table-cell>
          <table:table-cell table:style-name="ce40"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93]" office:value-type="string" office:string-value="T Fiery Melters">
            <text:p>T Fiery Melters</text:p>
          </table:table-cell>
          <table:table-cell table:style-name="ce13" office:value-type="string">
            <office:annotation draw:style-name="gr8" draw:text-style-name="P2" svg:width="2.3594in" svg:height="0.5457in" svg:x="2.6311in" svg:y="0in" draw:caption-point-x="-0.2402in" draw:caption-point-y="0.1752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92])"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4]" office:value-type="string" office:string-value="T Fiery Melters">
            <text:p>T Fiery Melters</text:p>
          </table:table-cell>
          <table:table-cell table:style-name="ce14" office:value-type="string">
            <office:annotation draw:style-name="gr8" draw:text-style-name="P2" svg:width="2.7677in" svg:height="0.5457in" svg:x="2.6311in" svg:y="0in" draw:caption-point-x="-0.2402in" draw:caption-point-y="0.1752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92])"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92]"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95]"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92:.M192])"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96]" office:value-type="string" office:string-value="T Fiery Melters">
            <text:p>T Fiery Melters</text:p>
          </table:table-cell>
          <table:table-cell table:style-name="ce13" office:value-type="string">
            <office:annotation draw:style-name="gr4" draw:text-style-name="P2" svg:width="1.1413in" svg:height="0.2346in" svg:x="2.6311in" svg:y="0in" draw:caption-point-x="-0.2402in" draw:caption-point-y="0.1752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96]" office:value-type="float" office:value="10">
            <text:p>10</text:p>
          </table:table-cell>
          <table:table-cell table:formula="of:=[.L194]"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7]" office:value-type="string" office:string-value="T Fiery Melters">
            <text:p>T Fiery Melters</text:p>
          </table:table-cell>
          <table:table-cell table:style-name="ce13" office:value-type="string">
            <office:annotation draw:style-name="gr4" draw:text-style-name="P2" svg:width="1.1413in" svg:height="0.2346in" svg:x="2.6311in" svg:y="0in" draw:caption-point-x="-0.2402in" draw:caption-point-y="0.1752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97]" office:value-type="float" office:value="10">
            <text:p>10</text:p>
          </table:table-cell>
          <table:table-cell table:formula="of:=[.L195]"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98]"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93:.M195];[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1.6618in" svg:height="0.2346in" svg:x="2.6311in" svg:y="0in" draw:caption-point-x="-0.2402in" draw:caption-point-y="0.1752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201]" office:value-type="string" office:string-value="T Mex t2">
            <text:p>T Mex t2</text:p>
          </table:table-cell>
          <table:table-cell table:style-name="ce13" office:value-type="string">
            <office:annotation draw:style-name="gr2" draw:text-style-name="P2" svg:width="1.6969in" svg:height="0.2346in" svg:x="2.6311in" svg:y="0in" draw:caption-point-x="-0.2402in" draw:caption-point-y="0.1752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201]"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202]" office:value-type="string" office:string-value="T Mex t2">
            <text:p>T Mex t2</text:p>
          </table:table-cell>
          <table:table-cell table:style-name="ce13" office:value-type="string">
            <office:annotation draw:style-name="gr2" draw:text-style-name="P2" svg:width="1.5055in" svg:height="0.2346in" svg:x="2.6311in" svg:y="0in" draw:caption-point-x="-0.2402in" draw:caption-point-y="0.1752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202]"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visibility="filter">
          <table:table-cell table:formula="of:=[.A203]" office:value-type="string" office:string-value="T Mex t2">
            <text:p>T Mex t2</text:p>
          </table:table-cell>
          <table:table-cell table:style-name="ce14" office:value-type="string">
            <office:annotation draw:style-name="gr2" draw:text-style-name="P2" svg:width="1.5228in" svg:height="0.2346in" svg:x="2.6311in" svg:y="0in" draw:caption-point-x="-0.2402in" draw:caption-point-y="0.1752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203]"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204]"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201:.M201])"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05]"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202:.M204];[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etal Storage</text:p>
          </table:table-cell>
          <table:table-cell table:style-name="ce13" office:value-type="string">
            <office:annotation draw:style-name="gr7" draw:text-style-name="P2" svg:width="2.6028in" svg:height="0.8567in" svg:x="2.6311in" svg:y="0in" draw:caption-point-x="-0.2402in" draw:caption-point-y="0.1752in">
              <dc:creator>AŠ</dc:creator>
              <dc:date>2011-10-21T00:00:00</dc:date>
              <text:p text:style-name="P2"><text:span text:style-name="T1">Metal storage build time x 25</text:span></text:p>
            </office:annotation>
            <text:p>time</text:p>
          </table:table-cell>
          <table:table-cell table:style-name="ce23" table:formula="of:=[.C45]" office:value-type="float" office:value="-1200">
            <text:p>-1200</text:p>
          </table:table-cell>
          <table:table-cell table:style-name="ce23" table:formula="of:=[.D45]" office:value-type="float" office:value="750">
            <text:p>750</text:p>
          </table:table-cell>
          <table:table-cell table:style-name="ce23" table:formula="of:=[.E45]" office:value-type="float" office:value="2">
            <text:p>2</text:p>
          </table:table-cell>
          <table:table-cell table:style-name="ce23" table:formula="of:=[.F45]" office:value-type="float" office:value="3">
            <text:p>3</text:p>
          </table:table-cell>
          <table:table-cell table:style-name="ce23" table:formula="of:=[.G45]" office:value-type="float" office:value="10">
            <text:p>10</text:p>
          </table:table-cell>
          <table:table-cell table:style-name="ce23" table:formula="of:=[.H45]" office:value-type="float" office:value="1">
            <text:p>1</text:p>
          </table:table-cell>
          <table:table-cell table:style-name="ce23" table:formula="of:=[.I45]" office:value-type="float" office:value="2">
            <text:p>2</text:p>
          </table:table-cell>
          <table:table-cell table:style-name="ce23" table:formula="of:=[.J45]" office:value-type="float" office:value="6">
            <text:p>6</text:p>
          </table:table-cell>
          <table:table-cell table:style-name="ce23" office:value-type="float" office:value="10">
            <text:p>10</text:p>
          </table:table-cell>
          <table:table-cell table:style-name="ce23" table:formula="of:=[.L45]" office:value-type="float" office:value="0">
            <text:p>0</text:p>
          </table:table-cell>
          <table:table-cell table:style-name="ce23" table:formula="of:=[.M45]*25" office:value-type="float" office:value="25">
            <text:p>25</text:p>
          </table:table-cell>
          <table:table-cell table:number-columns-repeated="1011"/>
        </table:table-row>
        <table:table-row table:style-name="ro1" table:visibility="filter">
          <table:table-cell table:formula="of:=[.A208]" office:value-type="string" office:string-value="T Metal Storage">
            <text:p>T Metal Storage</text:p>
          </table:table-cell>
          <table:table-cell table:style-name="ce13" office:value-type="string">
            <office:annotation draw:style-name="gr7" draw:text-style-name="P2" svg:width="2.0988in" svg:height="0.8567in" svg:x="2.6311in" svg:y="0in" draw:caption-point-x="-0.2402in" draw:caption-point-y="0.1752in">
              <dc:creator>AŠ</dc:creator>
              <dc:date>2011-10-21T00:00:00</dc:date>
              <text:p text:style-name="P2"><text:span text:style-name="T1">Metal Storage x 10</text:span></text:p>
            </office:annotation>
            <text:p>metal cost</text:p>
          </table:table-cell>
          <table:table-cell table:style-name="ce23" table:number-matrix-columns-spanned="8" table:number-matrix-rows-spanned="3" table:formula="of:=[.C46:.J46]" office:value-type="float" office:value="4353.09469011339">
            <text:p>4353.09</text:p>
          </table:table-cell>
          <table:table-cell table:style-name="ce23" office:value-type="float" office:value="2414.47218712666">
            <text:p>2414.47</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formula="of:=[.K208]" office:value-type="float" office:value="10">
            <text:p>10</text:p>
          </table:table-cell>
          <table:table-cell/>
          <table:table-cell table:style-name="ce22" table:formula="of:=[.M46]*10" office:value-type="float" office:value="20">
            <text:p>20.0000</text:p>
          </table:table-cell>
          <table:table-cell table:number-columns-repeated="1011"/>
        </table:table-row>
        <table:table-row table:style-name="ro1" table:visibility="filter">
          <table:table-cell table:formula="of:=[.A209]" office:value-type="string" office:string-value="T Metal Storage">
            <text:p>T Metal Storage</text:p>
          </table:table-cell>
          <table:table-cell table:style-name="ce13" office:value-type="string">
            <office:annotation draw:style-name="gr8" draw:text-style-name="P2" svg:width="2.3594in" svg:height="0.5457in" svg:x="2.6311in" svg:y="0in" draw:caption-point-x="-0.2402in" draw:caption-point-y="0.1752in">
              <dc:creator>AŠ</dc:creator>
              <dc:date>2011-10-21T00:00:00</dc:date>
              <text:p text:style-name="P2"><text:span text:style-name="T1">Metal storage x 25</text:span></text:p>
            </office:annotation>
            <text:p>energy cost</text:p>
          </table:table-cell>
          <table:table-cell table:style-name="ce23" office:value-type="float" office:value="4353.09469011339">
            <text:p>4353.09</text:p>
          </table:table-cell>
          <table:table-cell table:style-name="ce23" office:value-type="float" office:value="2414.47218712666">
            <text:p>2414.47</text:p>
          </table:table-cell>
          <table:table-cell table:style-name="ce23" office:value-type="float" office:value="-1">
            <text:p>-1</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formula="of:=[.K209]" office:value-type="float" office:value="10">
            <text:p>10</text:p>
          </table:table-cell>
          <table:table-cell/>
          <table:table-cell table:style-name="ce22" table:formula="of:=[.M46]*25" office:value-type="float" office:value="50">
            <text:p>50.0000</text:p>
          </table:table-cell>
          <table:table-cell table:number-columns-repeated="1011"/>
        </table:table-row>
        <table:table-row table:style-name="ro1" table:visibility="filter">
          <table:table-cell table:formula="of:=[.A210]" office:value-type="string" office:string-value="T Metal Storage">
            <text:p>T Metal Storage</text:p>
          </table:table-cell>
          <table:table-cell table:style-name="ce14" office:value-type="string">
            <office:annotation draw:style-name="gr8" draw:text-style-name="P2" svg:width="2.7677in" svg:height="0.5457in" svg:x="2.6311in" svg:y="0in" draw:caption-point-x="-0.2402in" draw:caption-point-y="0.1752in">
              <dc:creator>AŠ</dc:creator>
              <dc:date>2011-10-21T00:00:00</dc:date>
              <text:p text:style-name="P2"><text:span text:style-name="T1">Metal storage x 2</text:span></text:p>
            </office:annotation>
            <text:p>zetium cost</text:p>
          </table:table-cell>
          <table:table-cell table:style-name="ce23"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10]" office:value-type="float" office:value="10">
            <text:p>10</text:p>
          </table:table-cell>
          <table:table-cell/>
          <table:table-cell table:style-name="ce22" table:formula="of:=[.M46]*2" office:value-type="float" office:value="4">
            <text:p>4.0000</text:p>
          </table:table-cell>
          <table:table-cell table:number-columns-repeated="1011"/>
        </table:table-row>
        <table:table-row table:style-name="ro1" table:visibility="filter">
          <table:table-cell table:formula="of:=[.A211]" office:value-type="string" office:string-value="T Metal Storage">
            <text:p>T Metal Storage</text:p>
          </table:table-cell>
          <table:table-cell table:style-name="ce14" office:value-type="string">
            <text:p>scientists min</text:p>
          </table:table-cell>
          <table:table-cell table:style-name="ce23" table:number-matrix-columns-spanned="11" table:number-matrix-rows-spanned="1" table:formula="of:=RESEARCHTIME([.C208:.M208])"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2" office:value-type="float" office:value="0.0833333333333333">
            <text:p>0.0833</text:p>
          </table:table-cell>
          <table:table-cell table:number-columns-repeated="1011"/>
        </table:table-row>
        <table:table-row table:style-name="ro1" table:visibility="filter">
          <table:table-cell table:formula="of:=[.A212]" office:value-type="string" office:string-value="T Metal Storage">
            <text:p>T Metal Storage</text:p>
          </table:table-cell>
          <table:table-cell table:style-name="ce13" office:value-type="string">
            <text:p>M store mod</text:p>
          </table:table-cell>
          <table:table-cell table:style-name="ce23"/>
          <table:table-cell office:value-type="float" office:value="180">
            <text:p>180</text:p>
          </table:table-cell>
          <table:table-cell table:number-columns-repeated="6"/>
          <table:table-cell table:formula="of:=[.K212]"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3]" office:value-type="string" office:string-value="T Metal Storage">
            <text:p>T Metal Storage</text:p>
          </table:table-cell>
          <table:table-cell table:style-name="ce13" office:value-type="string">
            <text:p>war points</text:p>
          </table:table-cell>
          <table:table-cell table:style-name="ce23" table:number-matrix-columns-spanned="11" table:number-matrix-rows-spanned="1" table:formula="of:=TECH_WAR_POINTS([.C209:.M211];[Variables.$B$12:.$B$14];[Variables.$B$23])" office:value-type="float" office:value="63192.4245848127">
            <text:p>63192.42</text:p>
          </table:table-cell>
          <table:table-cell office:value-type="float" office:value="35050.0879164553">
            <text:p>35050.0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0in" draw:caption-point-x="-0.2402in" draw:caption-point-y="0.1752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92])"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92]" office:value-type="float" office:value="3">
            <text:p>3.0000</text:p>
          </table:table-cell>
          <table:table-cell table:number-columns-repeated="1011"/>
        </table:table-row>
        <table:table-row table:style-name="ro1" table:visibility="filter">
          <table:table-cell table:formula="of:=[.A216]" office:value-type="string" office:string-value="T SCond. Tech.">
            <text:p>T SCond. Tech.</text:p>
          </table:table-cell>
          <table:table-cell table:style-name="ce13" office:value-type="string">
            <office:annotation draw:style-name="gr8" draw:text-style-name="P2" svg:width="2.3594in" svg:height="0.5457in" svg:x="2.6311in" svg:y="0in" draw:caption-point-x="-0.2402in" draw:caption-point-y="0.1752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93]" office:value-type="float" office:value="1451.03156337113">
            <text:p>1451.03</text:p>
          </table:table-cell>
          <table:table-cell table:formula="of:=[.D193]" office:value-type="float" office:value="0">
            <text:p>0</text:p>
          </table:table-cell>
          <table:table-cell table:formula="of:=[.E193]" office:value-type="float" office:value="0">
            <text:p>0</text:p>
          </table:table-cell>
          <table:table-cell table:formula="of:=[.F193]" office:value-type="float" office:value="4.84134049898511">
            <text:p>4.84</text:p>
          </table:table-cell>
          <table:table-cell table:formula="of:=[.G193]" office:value-type="float" office:value="0">
            <text:p>0</text:p>
          </table:table-cell>
          <table:table-cell table:formula="of:=[.H193]" office:value-type="float" office:value="1">
            <text:p>1</text:p>
          </table:table-cell>
          <table:table-cell table:formula="of:=[.I193]" office:value-type="float" office:value="0">
            <text:p>0</text:p>
          </table:table-cell>
          <table:table-cell table:formula="of:=[.J193]" office:value-type="float" office:value="0">
            <text:p>0</text:p>
          </table:table-cell>
          <table:table-cell table:formula="of:=[.K193]" office:value-type="float" office:value="10">
            <text:p>10</text:p>
          </table:table-cell>
          <table:table-cell table:formula="of:=[.L193]"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7]" office:value-type="string" office:string-value="T SCond. Tech.">
            <text:p>T SCond. Tech.</text:p>
          </table:table-cell>
          <table:table-cell table:style-name="ce13" office:value-type="string">
            <office:annotation draw:style-name="gr7" draw:text-style-name="P2" svg:width="2.698in" svg:height="0.8567in" svg:x="2.6311in" svg:y="0in" draw:caption-point-x="-0.2402in" draw:caption-point-y="0.1752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94]" office:value-type="float" office:value="3212.12625348452">
            <text:p>3212.13</text:p>
          </table:table-cell>
          <table:table-cell table:formula="of:=[.D194]" office:value-type="float" office:value="0">
            <text:p>0</text:p>
          </table:table-cell>
          <table:table-cell table:formula="of:=[.E194]" office:value-type="float" office:value="0">
            <text:p>0</text:p>
          </table:table-cell>
          <table:table-cell table:formula="of:=[.F194]" office:value-type="float" office:value="5.34110418573393">
            <text:p>5.34</text:p>
          </table:table-cell>
          <table:table-cell table:formula="of:=[.G194]" office:value-type="float" office:value="0">
            <text:p>0</text:p>
          </table:table-cell>
          <table:table-cell table:formula="of:=[.H194]" office:value-type="float" office:value="1">
            <text:p>1</text:p>
          </table:table-cell>
          <table:table-cell table:formula="of:=[.I194]" office:value-type="float" office:value="0">
            <text:p>0</text:p>
          </table:table-cell>
          <table:table-cell table:formula="of:=[.J194]" office:value-type="float" office:value="0">
            <text:p>0</text:p>
          </table:table-cell>
          <table:table-cell table:formula="of:=[.K194]" office:value-type="float" office:value="10">
            <text:p>10</text:p>
          </table:table-cell>
          <table:table-cell table:formula="of:=[.L194]"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218]" office:value-type="string" office:string-value="T SCond. Tech.">
            <text:p>T SCond. Tech.</text:p>
          </table:table-cell>
          <table:table-cell table:style-name="ce14" office:value-type="string">
            <office:annotation draw:style-name="gr8" draw:text-style-name="P2" svg:width="2.5591in" svg:height="0.5457in" svg:x="2.6311in" svg:y="0in" draw:caption-point-x="-0.2402in" draw:caption-point-y="0.1752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95]" office:value-type="float" office:value="393.886312674226">
            <text:p>393.89</text:p>
          </table:table-cell>
          <table:table-cell table:formula="of:=[.D195]" office:value-type="float" office:value="0">
            <text:p>0</text:p>
          </table:table-cell>
          <table:table-cell table:formula="of:=[.E195]" office:value-type="float" office:value="0">
            <text:p>0</text:p>
          </table:table-cell>
          <table:table-cell table:formula="of:=[.F195]" office:value-type="float" office:value="4.41468531126333">
            <text:p>4.41</text:p>
          </table:table-cell>
          <table:table-cell table:formula="of:=[.G195]" office:value-type="float" office:value="0">
            <text:p>0</text:p>
          </table:table-cell>
          <table:table-cell table:formula="of:=[.H195]" office:value-type="float" office:value="1">
            <text:p>1</text:p>
          </table:table-cell>
          <table:table-cell table:formula="of:=[.I195]" office:value-type="float" office:value="0">
            <text:p>0</text:p>
          </table:table-cell>
          <table:table-cell table:formula="of:=[.J195]" office:value-type="float" office:value="0">
            <text:p>0</text:p>
          </table:table-cell>
          <table:table-cell table:formula="of:=[.K195]" office:value-type="float" office:value="10">
            <text:p>10</text:p>
          </table:table-cell>
          <table:table-cell table:formula="of:=[.L195]"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19]"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216:.M216])"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0" table:visibility="filter">
          <table:table-cell table:formula="of:=[.A220]" office:value-type="string" office:string-value="T SCond. Tech.">
            <text:p>T SCond. Tech.</text:p>
          </table:table-cell>
          <table:table-cell table:style-name="ce13" office:value-type="string">
            <office:annotation draw:style-name="gr4" draw:text-style-name="P2" svg:width="1.1413in" svg:height="0.2346in" svg:x="2.6311in" svg:y="0in" draw:caption-point-x="-0.2402in" draw:caption-point-y="0.1752in">
              <dc:creator>AŠ</dc:creator>
              <dc:date>2010-12-29T00:00:00</dc:date>
              <text:p text:style-name="P2"><text:span text:style-name="T1">Iki 100%</text:span></text:p>
            </office:annotation>
            <text:p>E gen mod</text:p>
          </table:table-cell>
          <table:table-cell office:value-type="float" office:value="0">
            <text:p>0</text:p>
          </table:table-cell>
          <table:table-cell table:formula="of:=[.D197]" office:value-type="float" office:value="10">
            <text:p>10</text:p>
          </table:table-cell>
          <table:table-cell table:number-columns-repeated="6"/>
          <table:table-cell table:formula="of:=[.K220]" office:value-type="float" office:value="10">
            <text:p>10</text:p>
          </table:table-cell>
          <table:table-cell table:formula="of:=[.L19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1]" office:value-type="string" office:string-value="T SCond. Tech.">
            <text:p>T SCond. Tech.</text:p>
          </table:table-cell>
          <table:table-cell table:style-name="ce13" office:value-type="string">
            <office:annotation draw:style-name="gr4" draw:text-style-name="P2" svg:width="1.1413in" svg:height="0.2346in" svg:x="2.6311in" svg:y="0in" draw:caption-point-x="-0.2402in" draw:caption-point-y="0.1752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98]" office:value-type="float" office:value="20">
            <text:p>20</text:p>
          </table:table-cell>
          <table:table-cell table:number-columns-repeated="6"/>
          <table:table-cell table:formula="of:=[.K221]" office:value-type="float" office:value="10">
            <text:p>10</text:p>
          </table:table-cell>
          <table:table-cell table:formula="of:=[.L19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22]"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217:.M219];[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1"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1.9488in" svg:height="0.2346in" svg:x="2.6311in" svg:y="0in" draw:caption-point-x="-0.2402in" draw:caption-point-y="0.1752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225]" office:value-type="string" office:string-value="T Collector t2">
            <text:p>T Collector t2</text:p>
          </table:table-cell>
          <table:table-cell table:style-name="ce13" office:value-type="string">
            <office:annotation draw:style-name="gr2" draw:text-style-name="P2" svg:width="2.0358in" svg:height="0.2346in" svg:x="2.6311in" svg:y="0in" draw:caption-point-x="-0.2402in" draw:caption-point-y="0.1752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225]"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226]" office:value-type="string" office:string-value="T Collector t2">
            <text:p>T Collector t2</text:p>
          </table:table-cell>
          <table:table-cell table:style-name="ce13" office:value-type="string">
            <office:annotation draw:style-name="gr2" draw:text-style-name="P2" svg:width="1.9835in" svg:height="0.2346in" svg:x="2.6311in" svg:y="0in" draw:caption-point-x="-0.2402in" draw:caption-point-y="0.1752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226]"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227]" office:value-type="string" office:string-value="T Collector t2">
            <text:p>T Collector t2</text:p>
          </table:table-cell>
          <table:table-cell table:style-name="ce14" office:value-type="string">
            <office:annotation draw:style-name="gr2" draw:text-style-name="P2" svg:width="1.8531in" svg:height="0.2346in" svg:x="2.6311in" svg:y="0in" draw:caption-point-x="-0.2402in" draw:caption-point-y="0.1752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227]"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228]"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225:.M225])"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29]"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226:.M228];[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1.8965in" svg:height="0.2346in" svg:x="2.6311in" svg:y="0in" draw:caption-point-x="-0.2402in" draw:caption-point-y="0.1752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232]" office:value-type="string" office:string-value="T Collector t3">
            <text:p>T Collector t3</text:p>
          </table:table-cell>
          <table:table-cell table:style-name="ce13"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visibility="filter">
          <table:table-cell table:formula="of:=[.A233]" office:value-type="string" office:string-value="T Collector t3">
            <text:p>T Collector t3</text:p>
          </table:table-cell>
          <table:table-cell table:style-name="ce13"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visibility="filter">
          <table:table-cell table:formula="of:=[.A234]" office:value-type="string" office:string-value="T Collector t3">
            <text:p>T Collector t3</text:p>
          </table:table-cell>
          <table:table-cell table:style-name="ce14"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235]"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232:.M232])"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visibility="filter">
          <table:table-cell table:formula="of:=[.A236]"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233:.M235];[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Energy Storage</text:p>
          </table:table-cell>
          <table:table-cell table:style-name="ce13" office:value-type="string">
            <office:annotation draw:style-name="gr2" draw:text-style-name="P2" svg:width="1.8965in" svg:height="0.2346in" svg:x="2.6311in" svg:y="0in" draw:caption-point-x="-0.2402in" draw:caption-point-y="0.1752in">
              <dc:creator>AŠ</dc:creator>
              <dc:date>2011-10-21T00:00:00</dc:date>
              <text:p text:style-name="P2"><text:span text:style-name="T1">Energy Storage time x 40</text:span></text:p>
            </office:annotation>
            <text:p>time</text:p>
          </table:table-cell>
          <table:table-cell table:style-name="ce23" table:number-matrix-columns-spanned="8" table:number-matrix-rows-spanned="1" table:formula="of:=[.C50:.J50]"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table:table-cell table:style-name="ce22" table:formula="of:=[.M50]*40" office:value-type="float" office:value="40">
            <text:p>40.0000</text:p>
          </table:table-cell>
          <table:table-cell table:number-columns-repeated="1011"/>
        </table:table-row>
        <table:table-row table:style-name="ro1" table:visibility="filter">
          <table:table-cell table:formula="of:=[.A239]" office:value-type="string" office:string-value="T Energy Storage">
            <text:p>T Energy Storage</text:p>
          </table:table-cell>
          <table:table-cell table:style-name="ce13" office:value-type="string">
            <office:annotation draw:style-name="gr4" draw:text-style-name="P2" svg:width="1.5579in" svg:height="0.2346in" svg:x="2.6311in" svg:y="0in" draw:caption-point-x="-0.2402in" draw:caption-point-y="0.1752in">
              <dc:creator>AŠ</dc:creator>
              <dc:date>2011-10-21T00:00:00</dc:date>
              <text:p text:style-name="P2"><text:span text:style-name="T1">Energy storage x 2.5</text:span></text:p>
            </office:annotation>
            <text:p>metal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39]" office:value-type="float" office:value="10">
            <text:p>10</text:p>
          </table:table-cell>
          <table:table-cell/>
          <table:table-cell table:style-name="ce22" table:formula="of:=[.M51]*3" office:value-type="float" office:value="6">
            <text:p>6.0000</text:p>
          </table:table-cell>
          <table:table-cell table:number-columns-repeated="1011"/>
        </table:table-row>
        <table:table-row table:style-name="ro1" table:visibility="filter">
          <table:table-cell table:formula="of:=[.A240]" office:value-type="string" office:string-value="T Energy Storage">
            <text:p>T Energy Storage</text:p>
          </table:table-cell>
          <table:table-cell table:style-name="ce13" office:value-type="string">
            <office:annotation draw:style-name="gr4" draw:text-style-name="P2" svg:width="1.1413in" svg:height="0.3902in" svg:x="2.6311in" svg:y="0in" draw:caption-point-x="-0.2402in" draw:caption-point-y="0.1752in">
              <dc:creator>AŠ</dc:creator>
              <dc:date>2011-10-21T00:00:00</dc:date>
              <text:p text:style-name="P2"><text:span text:style-name="T1">Energy storage x 15</text:span></text:p>
            </office:annotation>
            <text:p>energy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0]" office:value-type="float" office:value="10">
            <text:p>10</text:p>
          </table:table-cell>
          <table:table-cell/>
          <table:table-cell table:style-name="ce22" table:formula="of:=[.M51]*15" office:value-type="float" office:value="30">
            <text:p>30.0000</text:p>
          </table:table-cell>
          <table:table-cell table:number-columns-repeated="1011"/>
        </table:table-row>
        <table:table-row table:style-name="ro1" table:visibility="filter">
          <table:table-cell table:formula="of:=[.A241]" office:value-type="string" office:string-value="T Energy Storage">
            <text:p>T Energy Storage</text:p>
          </table:table-cell>
          <table:table-cell table:style-name="ce14" office:value-type="string">
            <office:annotation draw:style-name="gr4" draw:text-style-name="P2" svg:width="1.1413in" svg:height="0.3902in" svg:x="2.6311in" svg:y="0in" draw:caption-point-x="-0.2402in" draw:caption-point-y="0.1752in">
              <dc:creator>AŠ</dc:creator>
              <dc:date>2011-10-21T00:00:00</dc:date>
              <text:p text:style-name="P2"><text:span text:style-name="T1">Energy storage x 0.75</text:span></text:p>
            </office:annotation>
            <text:p>zetium cost</text:p>
          </table:table-cell>
          <table:table-cell table:style-name="ce23" table:number-matrix-columns-spanned="8" table:number-matrix-rows-spanned="1" table:formula="of:=[.C51:.J51]"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41]" office:value-type="float" office:value="10">
            <text:p>10</text:p>
          </table:table-cell>
          <table:table-cell/>
          <table:table-cell table:style-name="ce22" table:formula="of:=[.M51]*0.75" office:value-type="float" office:value="1.5">
            <text:p>1.5000</text:p>
          </table:table-cell>
          <table:table-cell table:number-columns-repeated="1011"/>
        </table:table-row>
        <table:table-row table:style-name="ro1" table:visibility="filter">
          <table:table-cell table:formula="of:=[.A242]" office:value-type="string" office:string-value="T Energy Storage">
            <text:p>T Energy Storage</text:p>
          </table:table-cell>
          <table:table-cell table:style-name="ce14" office:value-type="string">
            <text:p>scientists min</text:p>
          </table:table-cell>
          <table:table-cell table:style-name="ce23" table:number-matrix-columns-spanned="11" table:number-matrix-rows-spanned="1" table:formula="of:=RESEARCHTIME([.C239:.M239])"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0">
            <text:p>0</text:p>
          </table:table-cell>
          <table:table-cell table:style-name="ce22" office:value-type="float" office:value="0.133333333333333">
            <text:p>0.1333</text:p>
          </table:table-cell>
          <table:table-cell table:number-columns-repeated="1011"/>
        </table:table-row>
        <table:table-row table:style-name="ro1" table:visibility="filter">
          <table:table-cell table:formula="of:=[.A243]" office:value-type="string" office:string-value="T Energy Storage">
            <text:p>T Energy Storage</text:p>
          </table:table-cell>
          <table:table-cell office:value-type="string">
            <text:p>E store mod</text:p>
          </table:table-cell>
          <table:table-cell table:style-name="ce23"/>
          <table:table-cell table:formula="of:=[.D213]" office:value-type="float" office:value="180">
            <text:p>180</text:p>
          </table:table-cell>
          <table:table-cell table:number-columns-repeated="6"/>
          <table:table-cell table:formula="of:=[.K243]" office:value-type="float" office:value="10">
            <text:p>10</text:p>
          </table:table-cell>
          <table:table-cell/>
          <table:table-cell table:style-name="ce22" office:value-type="float" office:value="1">
            <text:p>1.0000</text:p>
          </table:table-cell>
          <table:table-cell table:number-columns-repeated="1011"/>
        </table:table-row>
        <table:table-row table:style-name="ro1" table:visibility="filter">
          <table:table-cell table:formula="of:=[.A244]" office:value-type="string" office:string-value="T Energy Storage">
            <text:p>T Energy Storage</text:p>
          </table:table-cell>
          <table:table-cell table:style-name="ce14" office:value-type="string">
            <text:p>war points</text:p>
          </table:table-cell>
          <table:table-cell table:style-name="ce23" table:number-matrix-columns-spanned="11" table:number-matrix-rows-spanned="1" table:formula="of:=TECH_WAR_POINTS([.C240:.M242];[Variables.$B$12:.$B$14];[Variables.$B$23])" office:value-type="float" office:value="59504.6388458008">
            <text:p>59504.64</text:p>
          </table:table-cell>
          <table:table-cell office:value-type="float" office:value="50394.3430105075">
            <text:p>5039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247]" office:value-type="string" office:string-value="T Zetium Extraction">
            <text:p>T Zetium Extraction</text:p>
          </table:table-cell>
          <table:table-cell table:style-name="ce13"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visibility="filter">
          <table:table-cell table:formula="of:=[.A248]" office:value-type="string" office:string-value="T Zetium Extraction">
            <text:p>T Zetium Extraction</text:p>
          </table:table-cell>
          <table:table-cell table:style-name="ce13" office:value-type="string">
            <office:annotation draw:style-name="gr4" draw:text-style-name="P2" svg:width="1.1413in" svg:height="0.3902in" svg:x="2.6311in" svg:y="0in" draw:caption-point-x="-0.2402in" draw:caption-point-y="0.1752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visibility="filter">
          <table:table-cell table:formula="of:=[.A249]"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47:.M247])"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51]"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48:.M250];[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2.785in" svg:height="0.8567in" svg:x="2.6311in" svg:y="0in" draw:caption-point-x="-0.2402in" draw:caption-point-y="0.1752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92])"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16]" office:value-type="float" office:value="3">
            <text:p>3.0000</text:p>
          </table:table-cell>
          <table:table-cell table:number-columns-repeated="1011"/>
        </table:table-row>
        <table:table-row table:style-name="ro1" table:visibility="filter">
          <table:table-cell table:formula="of:=[.A254]" office:value-type="string" office:string-value="T Powd. Zet.">
            <text:p>T Powd. Zet.</text:p>
          </table:table-cell>
          <table:table-cell table:style-name="ce13" office:value-type="string">
            <office:annotation draw:style-name="gr8" draw:text-style-name="P2" svg:width="2.5417in" svg:height="0.5457in" svg:x="2.6311in" svg:y="0in" draw:caption-point-x="-0.2402in" draw:caption-point-y="0.1752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217]" office:value-type="float" office:value="1451.03156337113">
            <text:p>1451.03</text:p>
          </table:table-cell>
          <table:table-cell table:formula="of:=[.D217]" office:value-type="float" office:value="0">
            <text:p>0</text:p>
          </table:table-cell>
          <table:table-cell table:formula="of:=[.E217]" office:value-type="float" office:value="0">
            <text:p>0</text:p>
          </table:table-cell>
          <table:table-cell table:formula="of:=[.F217]" office:value-type="float" office:value="4.84134049898511">
            <text:p>4.84</text:p>
          </table:table-cell>
          <table:table-cell table:formula="of:=[.G217]" office:value-type="float" office:value="0">
            <text:p>0</text:p>
          </table:table-cell>
          <table:table-cell table:formula="of:=[.H217]" office:value-type="float" office:value="1">
            <text:p>1</text:p>
          </table:table-cell>
          <table:table-cell table:formula="of:=[.I217]" office:value-type="float" office:value="0">
            <text:p>0</text:p>
          </table:table-cell>
          <table:table-cell table:formula="of:=[.J217]" office:value-type="float" office:value="0">
            <text:p>0</text:p>
          </table:table-cell>
          <table:table-cell table:formula="of:=[.K217]" office:value-type="float" office:value="10">
            <text:p>10</text:p>
          </table:table-cell>
          <table:table-cell table:formula="of:=[.L217]"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55]" office:value-type="string" office:string-value="T Powd. Zet.">
            <text:p>T Powd. Zet.</text:p>
          </table:table-cell>
          <table:table-cell table:style-name="ce13" office:value-type="string">
            <office:annotation draw:style-name="gr8" draw:text-style-name="P2" svg:width="2.3941in" svg:height="0.5457in" svg:x="2.6311in" svg:y="0in" draw:caption-point-x="-0.2402in" draw:caption-point-y="0.1752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218]" office:value-type="float" office:value="3212.12625348452">
            <text:p>3212.13</text:p>
          </table:table-cell>
          <table:table-cell table:formula="of:=[.D218]" office:value-type="float" office:value="0">
            <text:p>0</text:p>
          </table:table-cell>
          <table:table-cell table:formula="of:=[.E218]" office:value-type="float" office:value="0">
            <text:p>0</text:p>
          </table:table-cell>
          <table:table-cell table:formula="of:=[.F218]" office:value-type="float" office:value="5.34110418573393">
            <text:p>5.34</text:p>
          </table:table-cell>
          <table:table-cell table:formula="of:=[.G218]" office:value-type="float" office:value="0">
            <text:p>0</text:p>
          </table:table-cell>
          <table:table-cell table:formula="of:=[.H218]" office:value-type="float" office:value="1">
            <text:p>1</text:p>
          </table:table-cell>
          <table:table-cell table:formula="of:=[.I218]" office:value-type="float" office:value="0">
            <text:p>0</text:p>
          </table:table-cell>
          <table:table-cell table:formula="of:=[.J218]" office:value-type="float" office:value="0">
            <text:p>0</text:p>
          </table:table-cell>
          <table:table-cell table:formula="of:=[.K218]" office:value-type="float" office:value="10">
            <text:p>10</text:p>
          </table:table-cell>
          <table:table-cell table:formula="of:=[.L218]"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56]" office:value-type="string" office:string-value="T Powd. Zet.">
            <text:p>T Powd. Zet.</text:p>
          </table:table-cell>
          <table:table-cell table:style-name="ce14" office:value-type="string">
            <office:annotation draw:style-name="gr7" draw:text-style-name="P2" svg:width="2.4114in" svg:height="0.8567in" svg:x="2.6311in" svg:y="0in" draw:caption-point-x="-0.2402in" draw:caption-point-y="0.1752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219]" office:value-type="float" office:value="393.886312674226">
            <text:p>393.89</text:p>
          </table:table-cell>
          <table:table-cell table:formula="of:=[.D219]" office:value-type="float" office:value="0">
            <text:p>0</text:p>
          </table:table-cell>
          <table:table-cell table:formula="of:=[.E219]" office:value-type="float" office:value="0">
            <text:p>0</text:p>
          </table:table-cell>
          <table:table-cell table:formula="of:=[.F219]" office:value-type="float" office:value="4.41468531126333">
            <text:p>4.41</text:p>
          </table:table-cell>
          <table:table-cell table:formula="of:=[.G219]" office:value-type="float" office:value="0">
            <text:p>0</text:p>
          </table:table-cell>
          <table:table-cell table:formula="of:=[.H219]" office:value-type="float" office:value="1">
            <text:p>1</text:p>
          </table:table-cell>
          <table:table-cell table:formula="of:=[.I219]" office:value-type="float" office:value="0">
            <text:p>0</text:p>
          </table:table-cell>
          <table:table-cell table:formula="of:=[.J219]" office:value-type="float" office:value="0">
            <text:p>0</text:p>
          </table:table-cell>
          <table:table-cell table:formula="of:=[.K219]" office:value-type="float" office:value="10">
            <text:p>10</text:p>
          </table:table-cell>
          <table:table-cell table:formula="of:=[.L219]"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57]"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54:.M254])"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58]" office:value-type="string" office:string-value="T Powd. Zet.">
            <text:p>T Powd. Zet.</text:p>
          </table:table-cell>
          <table:table-cell table:style-name="ce13" office:value-type="string">
            <office:annotation draw:style-name="gr4" draw:text-style-name="P2" svg:width="1.1413in" svg:height="0.2346in" svg:x="2.6311in" svg:y="0in" draw:caption-point-x="-0.2402in" draw:caption-point-y="0.1752in">
              <dc:creator>AŠ</dc:creator>
              <dc:date>2010-12-29T00:00:00</dc:date>
              <text:p text:style-name="P2"><text:span text:style-name="T1">Iki 100%</text:span></text:p>
            </office:annotation>
            <text:p>Z gen mod</text:p>
          </table:table-cell>
          <table:table-cell table:formula="of:=[.C221]" office:value-type="float" office:value="0">
            <text:p>0</text:p>
          </table:table-cell>
          <table:table-cell table:formula="of:=[.D221]" office:value-type="float" office:value="10">
            <text:p>10</text:p>
          </table:table-cell>
          <table:table-cell table:formula="of:=[.E221]" office:value-type="float" office:value="0">
            <text:p>0</text:p>
          </table:table-cell>
          <table:table-cell table:formula="of:=[.F221]" office:value-type="float" office:value="0">
            <text:p>0</text:p>
          </table:table-cell>
          <table:table-cell table:formula="of:=[.G221]" office:value-type="float" office:value="0">
            <text:p>0</text:p>
          </table:table-cell>
          <table:table-cell table:formula="of:=[.H221]" office:value-type="float" office:value="0">
            <text:p>0</text:p>
          </table:table-cell>
          <table:table-cell table:formula="of:=[.I221]" office:value-type="float" office:value="0">
            <text:p>0</text:p>
          </table:table-cell>
          <table:table-cell table:formula="of:=[.J221]" office:value-type="float" office:value="0">
            <text:p>0</text:p>
          </table:table-cell>
          <table:table-cell table:formula="of:=[.K221]" office:value-type="float" office:value="10">
            <text:p>10</text:p>
          </table:table-cell>
          <table:table-cell table:formula="of:=[.L22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9]" office:value-type="string" office:string-value="T Powd. Zet.">
            <text:p>T Powd. Zet.</text:p>
          </table:table-cell>
          <table:table-cell table:style-name="ce13" office:value-type="string">
            <office:annotation draw:style-name="gr4" draw:text-style-name="P2" svg:width="1.1413in" svg:height="0.2346in" svg:x="2.6311in" svg:y="0in" draw:caption-point-x="-0.2402in" draw:caption-point-y="0.1752in">
              <dc:creator>AŠ</dc:creator>
              <dc:date>2010-12-29T00:00:00</dc:date>
              <text:p text:style-name="P2"><text:span text:style-name="T1">Iki 200%</text:span></text:p>
            </office:annotation>
            <text:p>Z store mod</text:p>
          </table:table-cell>
          <table:table-cell table:formula="of:=[.C222]" office:value-type="float" office:value="0">
            <text:p>0</text:p>
          </table:table-cell>
          <table:table-cell table:formula="of:=[.D222]" office:value-type="float" office:value="20">
            <text:p>20</text:p>
          </table:table-cell>
          <table:table-cell table:formula="of:=[.E222]" office:value-type="float" office:value="0">
            <text:p>0</text:p>
          </table:table-cell>
          <table:table-cell table:formula="of:=[.F222]" office:value-type="float" office:value="0">
            <text:p>0</text:p>
          </table:table-cell>
          <table:table-cell table:formula="of:=[.G222]" office:value-type="float" office:value="0">
            <text:p>0</text:p>
          </table:table-cell>
          <table:table-cell table:formula="of:=[.H222]" office:value-type="float" office:value="0">
            <text:p>0</text:p>
          </table:table-cell>
          <table:table-cell table:formula="of:=[.I222]" office:value-type="float" office:value="0">
            <text:p>0</text:p>
          </table:table-cell>
          <table:table-cell table:formula="of:=[.J222]" office:value-type="float" office:value="0">
            <text:p>0</text:p>
          </table:table-cell>
          <table:table-cell table:formula="of:=[.K222]" office:value-type="float" office:value="10">
            <text:p>10</text:p>
          </table:table-cell>
          <table:table-cell table:formula="of:=[.L222]"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60]"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55:.M257];[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2.2008in" svg:height="0.2346in" svg:x="2.6311in" svg:y="0in" draw:caption-point-x="-0.2402in" draw:caption-point-y="0.1752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263]" office:value-type="string" office:string-value="T Zex t2">
            <text:p>T Zex t2</text:p>
          </table:table-cell>
          <table:table-cell table:style-name="ce13" office:value-type="string">
            <office:annotation draw:style-name="gr2" draw:text-style-name="P2" svg:width="2.2008in" svg:height="0.2346in" svg:x="2.6311in" svg:y="0in" draw:caption-point-x="-0.2402in" draw:caption-point-y="0.1752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63]"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264]" office:value-type="string" office:string-value="T Zex t2">
            <text:p>T Zex t2</text:p>
          </table:table-cell>
          <table:table-cell table:style-name="ce13" office:value-type="string">
            <office:annotation draw:style-name="gr2" draw:text-style-name="P2" svg:width="2.0445in" svg:height="0.2346in" svg:x="2.6311in" svg:y="0in" draw:caption-point-x="-0.2402in" draw:caption-point-y="0.1752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64]"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265]" office:value-type="string" office:string-value="T Zex t2">
            <text:p>T Zex t2</text:p>
          </table:table-cell>
          <table:table-cell table:style-name="ce14" office:value-type="string">
            <office:annotation draw:style-name="gr2" draw:text-style-name="P2" svg:width="1.8878in" svg:height="0.2346in" svg:x="2.6311in" svg:y="0in" draw:caption-point-x="-0.2402in" draw:caption-point-y="0.1752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65]"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266]"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63:.M263])"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67]"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64:.M266];[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Zetium Storage</text:p>
          </table:table-cell>
          <table:table-cell table:style-name="ce13" office:value-type="string">
            <office:annotation draw:style-name="gr2" draw:text-style-name="P2" svg:width="2.2008in" svg:height="0.2346in" svg:x="2.6311in" svg:y="0in" draw:caption-point-x="-0.2402in" draw:caption-point-y="0.1752in">
              <dc:creator>AŠ</dc:creator>
              <dc:date>2011-10-21T00:00:00</dc:date>
              <text:p text:style-name="P2"><text:span text:style-name="T1">Zetium storage time x 20</text:span></text:p>
            </office:annotation>
            <text:p>time</text:p>
          </table:table-cell>
          <table:table-cell table:style-name="ce23" table:number-matrix-columns-spanned="8" table:number-matrix-rows-spanned="1" table:formula="of:=[.C55:.J55]"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table:table-cell table:style-name="ce22" table:formula="of:=[.M55]*20" office:value-type="float" office:value="20">
            <text:p>20.0000</text:p>
          </table:table-cell>
          <table:table-cell table:number-columns-repeated="1011"/>
        </table:table-row>
        <table:table-row table:style-name="ro1" table:visibility="filter">
          <table:table-cell table:formula="of:=[.A270]" office:value-type="string" office:string-value="T Zetium Storage">
            <text:p>T Zetium Storage</text:p>
          </table:table-cell>
          <table:table-cell table:style-name="ce13" office:value-type="string">
            <text:p>metal cost</text:p>
          </table:table-cell>
          <table:table-cell table:style-name="ce23" table:number-matrix-columns-spanned="8" table:number-matrix-rows-spanned="3" table:formula="of:=[.C56:.J56]"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0]" office:value-type="float" office:value="10">
            <text:p>10</text:p>
          </table:table-cell>
          <table:table-cell/>
          <table:table-cell table:style-name="ce22" table:formula="of:=[.$M$56] * 25" office:value-type="float" office:value="50">
            <text:p>50.0000</text:p>
          </table:table-cell>
          <table:table-cell table:number-columns-repeated="1011"/>
        </table:table-row>
        <table:table-row table:style-name="ro1" table:visibility="filter">
          <table:table-cell table:formula="of:=[.A271]" office:value-type="string" office:string-value="T Zetium Storage">
            <text:p>T Zetium Storage</text:p>
          </table:table-cell>
          <table:table-cell table:style-name="ce13" office:value-type="string">
            <text:p>energy cost</text:p>
          </table:table-cell>
          <table:table-cell table:style-name="ce23"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1]" office:value-type="float" office:value="10">
            <text:p>10</text:p>
          </table:table-cell>
          <table:table-cell/>
          <table:table-cell table:style-name="ce22" table:formula="of:=[.$M$56]*100" office:value-type="float" office:value="200">
            <text:p>200.0000</text:p>
          </table:table-cell>
          <table:table-cell table:number-columns-repeated="1011"/>
        </table:table-row>
        <table:table-row table:style-name="ro1" table:visibility="filter">
          <table:table-cell table:formula="of:=[.A272]" office:value-type="string" office:string-value="T Zetium Storage">
            <text:p>T Zetium Storage</text:p>
          </table:table-cell>
          <table:table-cell table:style-name="ce14" office:value-type="string">
            <text:p>zetium cost</text:p>
          </table:table-cell>
          <table:table-cell table:style-name="ce23"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72]" office:value-type="float" office:value="10">
            <text:p>10</text:p>
          </table:table-cell>
          <table:table-cell/>
          <table:table-cell table:style-name="ce22" table:formula="of:=[.$M$56]*11" office:value-type="float" office:value="22">
            <text:p>22.0000</text:p>
          </table:table-cell>
          <table:table-cell table:number-columns-repeated="1011"/>
        </table:table-row>
        <table:table-row table:style-name="ro1" table:visibility="filter">
          <table:table-cell table:formula="of:=[.A273]" office:value-type="string" office:string-value="T Zetium Storage">
            <text:p>T Zetium Storage</text:p>
          </table:table-cell>
          <table:table-cell table:style-name="ce14" office:value-type="string">
            <text:p>scientists min</text:p>
          </table:table-cell>
          <table:table-cell table:style-name="ce23" table:number-matrix-columns-spanned="11" table:number-matrix-rows-spanned="1" table:formula="of:=RESEARCHTIME([.C270:.M270])"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office:value-type="float" office:value="10">
            <text:p>10</text:p>
          </table:table-cell>
          <table:table-cell office:value-type="float" office:value="0">
            <text:p>0</text:p>
          </table:table-cell>
          <table:table-cell table:style-name="ce22" office:value-type="float" office:value="0.0666666666666667">
            <text:p>0.0667</text:p>
          </table:table-cell>
          <table:table-cell table:number-columns-repeated="1011"/>
        </table:table-row>
        <table:table-row table:style-name="ro1" table:visibility="filter">
          <table:table-cell table:formula="of:=[.A274]" office:value-type="string" office:string-value="T Zetium Storage">
            <text:p>T Zetium Storage</text:p>
          </table:table-cell>
          <table:table-cell table:style-name="ce14" office:value-type="string">
            <text:p>Z store mod</text:p>
          </table:table-cell>
          <table:table-cell table:style-name="ce23"/>
          <table:table-cell table:formula="of:=[.D213]" office:value-type="float" office:value="180">
            <text:p>180</text:p>
          </table:table-cell>
          <table:table-cell table:number-columns-repeated="6"/>
          <table:table-cell table:formula="of:=[.K274]" office:value-type="float" office:value="10">
            <text:p>10</text:p>
          </table:table-cell>
          <table:table-cell/>
          <table:table-cell table:style-name="ce22" office:value-type="float" office:value="1">
            <text:p>1.0000</text:p>
          </table:table-cell>
          <table:table-cell table:number-columns-repeated="1011"/>
        </table:table-row>
        <table:table-row table:style-name="ro1" table:visibility="filter">
          <table:table-cell table:formula="of:=[.A275]" office:value-type="string" office:string-value="T Zetium Storage">
            <text:p>T Zetium Storage</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61702.2908804175">
            <text:p>61702.29</text:p>
          </table:table-cell>
          <table:table-cell office:value-type="float" office:value="50212.5573163619">
            <text:p>50212.5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2.3484in" svg:height="0.3902in" svg:x="2.6311in" svg:y="0in" draw:caption-point-x="-0.2402in" draw:caption-point-y="0.1752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3];[Units.R53];[Units.S53];[Units.T53];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278:.M278])"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84]"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79:.M281];[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2.3484in" svg:height="0.3902in" svg:x="2.6311in" svg:y="0in" draw:caption-point-x="-0.2402in" draw:caption-point-y="0.1752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5];[Units.R55];[Units.S55];[Units.T55];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7]"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8]"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89]"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0]"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1]"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2]" office:value-type="string" office:string-value="T Seeker">
            <text:p>T Seeker</text:p>
          </table:table-cell>
          <table:table-cell office:value-type="string">
            <text:p>scientists min</text:p>
          </table:table-cell>
          <table:table-cell table:number-matrix-columns-spanned="11" table:number-matrix-rows-spanned="1" table:formula="of:=RESEARCHTIME([.C287:.M287])"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93]"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88:.M290];[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4];[Units.R54];[Units.S54];[Units.T54];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6]"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7]"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8]"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99]"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0]"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1]" office:value-type="string" office:string-value="T Shocker">
            <text:p>T Shocker</text:p>
          </table:table-cell>
          <table:table-cell office:value-type="string">
            <text:p>scientists min</text:p>
          </table:table-cell>
          <table:table-cell table:number-matrix-columns-spanned="11" table:number-matrix-rows-spanned="1" table:formula="of:=RESEARCHTIME([.C296:.M296])"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02]"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97:.M299];[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3:.J55]); AVERAGE([Units.R53:.R55]); AVERAGE([Units.S53:.S55]); AVERAGE([Units.T53:.T55]);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5]"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6]"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7]"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8]"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09]"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305:.M305])"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10]"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306:.M308];[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305:.L3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5]" office:value-type="float" office:value="1">
            <text:p>1.0000</text:p>
          </table:table-cell>
          <table:table-cell table:number-columns-repeated="1011"/>
        </table:table-row>
        <table:table-row table:style-name="ro1" table:visibility="filter">
          <table:table-cell table:formula="of:=[.A313]"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6]" office:value-type="float" office:value="1">
            <text:p>1.0000</text:p>
          </table:table-cell>
          <table:table-cell table:number-columns-repeated="1011"/>
        </table:table-row>
        <table:table-row table:style-name="ro1" table:visibility="filter">
          <table:table-cell table:formula="of:=[.A314]"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7]" office:value-type="float" office:value="1">
            <text:p>1.0000</text:p>
          </table:table-cell>
          <table:table-cell table:number-columns-repeated="1011"/>
        </table:table-row>
        <table:table-row table:style-name="ro1" table:visibility="filter">
          <table:table-cell table:formula="of:=[.A315]"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8]" office:value-type="float" office:value="1">
            <text:p>1.0000</text:p>
          </table:table-cell>
          <table:table-cell table:number-columns-repeated="1011"/>
        </table:table-row>
        <table:table-row table:style-name="ro1" table:visibility="filter">
          <table:table-cell table:formula="of:=[.A316]" office:value-type="string" office:string-value="T HV Charges">
            <text:p>T HV Charges</text:p>
          </table:table-cell>
          <table:table-cell table:style-name="ce14" office:value-type="string">
            <office:annotation draw:style-name="gr4" draw:text-style-name="P2" svg:width="1.1413in" svg:height="0.2346in" svg:x="2.6311in" svg:y="0in" draw:caption-point-x="-0.2402in" draw:caption-point-y="0.1752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09]*2" office:value-type="float" office:value="2">
            <text:p>2.0000</text:p>
          </table:table-cell>
          <table:table-cell table:number-columns-repeated="1011"/>
        </table:table-row>
        <table:table-row table:style-name="ro1" table:visibility="filter">
          <table:table-cell table:formula="of:=[.A317]"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10]" office:value-type="float" office:value="0.00333333333333333">
            <text:p>0.0033</text:p>
          </table:table-cell>
          <table:table-cell table:number-columns-repeated="1011"/>
        </table:table-row>
        <table:table-row table:style-name="ro1" table:visibility="filter">
          <table:table-cell table:formula="of:=[.A318]"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314:.M316];[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1.1413in" svg:height="0.2346in" svg:x="2.6311in" svg:y="0in" draw:caption-point-x="-0.2402in" draw:caption-point-y="0.1752in">
              <dc:creator>AŠ</dc:creator>
              <dc:date>2011-01-25T00:00:00</dc:date>
              <text:p text:style-name="P2"><text:span text:style-name="T1">MDH X 60%</text:span></text:p>
            </office:annotation>
            <text:p>time</text:p>
          </table:table-cell>
          <table:table-cell table:number-matrix-columns-spanned="10" table:number-matrix-rows-spanned="4" table:formula="of:=[.C508:.L51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321]"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1]" office:value-type="float" office:value="0.6">
            <text:p>0.6000</text:p>
          </table:table-cell>
          <table:table-cell table:number-columns-repeated="1011"/>
        </table:table-row>
        <table:table-row table:style-name="ro1" table:visibility="filter">
          <table:table-cell table:formula="of:=[.A322]"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2]" office:value-type="float" office:value="0.6">
            <text:p>0.6000</text:p>
          </table:table-cell>
          <table:table-cell table:number-columns-repeated="1011"/>
        </table:table-row>
        <table:table-row table:style-name="ro1" table:visibility="filter">
          <table:table-cell table:formula="of:=[.A323]"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3]" office:value-type="float" office:value="0.6">
            <text:p>0.6000</text:p>
          </table:table-cell>
          <table:table-cell table:number-columns-repeated="1011"/>
        </table:table-row>
        <table:table-row table:style-name="ro1" table:visibility="filter">
          <table:table-cell table:formula="of:=[.A324]" office:value-type="string" office:string-value="T Crane">
            <text:p>T Crane</text:p>
          </table:table-cell>
          <table:table-cell table:style-name="ce14" office:value-type="string">
            <text:p>scientists min</text:p>
          </table:table-cell>
          <table:table-cell table:number-matrix-columns-spanned="10" table:number-matrix-rows-spanned="1" table:formula="of:=[.C514:.L51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324]*[.M514]" office:value-type="float" office:value="0.002">
            <text:p>0.0020</text:p>
          </table:table-cell>
          <table:table-cell table:number-columns-repeated="1011"/>
        </table:table-row>
        <table:table-row table:style-name="ro1" table:visibility="filter">
          <table:table-cell table:formula="of:=[.A325]"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322:.M324];[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adar</text:p>
          </table:table-cell>
          <table:table-cell table:style-name="ce13"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visibility="filter">
          <table:table-cell table:formula="of:=[.A328]" office:value-type="string" office:string-value="T Radar">
            <text:p>T Radar</text:p>
          </table:table-cell>
          <table:table-cell table:style-name="ce13"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visibility="filter">
          <table:table-cell table:formula="of:=[.A329]"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330]"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331]"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328:.M328])"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32]"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329:.M331];[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formula="of:=[Units.J86]*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335]" office:value-type="string" office:string-value="T Vulcan">
            <text:p>T Vulcan</text:p>
          </table:table-cell>
          <table:table-cell table:style-name="ce13" office:value-type="string">
            <text:p>metal cost</text:p>
          </table:table-cell>
          <table:table-cell table:formula="of:=[Units.R86]" office:value-type="float" office:value="2526.42">
            <text:p>2526.42</text:p>
          </table:table-cell>
          <table:table-cell table:number-columns-repeated="7"/>
          <table:table-cell table:formula="of:=[.K335]" office:value-type="float" office:value="1">
            <text:p>1</text:p>
          </table:table-cell>
          <table:table-cell/>
          <table:table-cell table:style-name="ce22" table:formula="of:=[.M335]" office:value-type="float" office:value="3">
            <text:p>3.0000</text:p>
          </table:table-cell>
          <table:table-cell table:number-columns-repeated="1011"/>
        </table:table-row>
        <table:table-row table:style-name="ro1" table:visibility="filter">
          <table:table-cell table:formula="of:=[.A336]" office:value-type="string" office:string-value="T Vulcan">
            <text:p>T Vulcan</text:p>
          </table:table-cell>
          <table:table-cell table:style-name="ce13" office:value-type="string">
            <text:p>energy cost</text:p>
          </table:table-cell>
          <table:table-cell table:formula="of:=[Units.S86]" office:value-type="float" office:value="5247.18">
            <text:p>5247.18</text:p>
          </table:table-cell>
          <table:table-cell table:number-columns-repeated="7"/>
          <table:table-cell table:formula="of:=[.K336]" office:value-type="float" office:value="1">
            <text:p>1</text:p>
          </table:table-cell>
          <table:table-cell/>
          <table:table-cell table:style-name="ce22" table:formula="of:=[.M336]" office:value-type="float" office:value="3">
            <text:p>3.0000</text:p>
          </table:table-cell>
          <table:table-cell table:number-columns-repeated="1011"/>
        </table:table-row>
        <table:table-row table:style-name="ro1" table:visibility="filter">
          <table:table-cell table:formula="of:=[.A337]" office:value-type="string" office:string-value="T Vulcan">
            <text:p>T Vulcan</text:p>
          </table:table-cell>
          <table:table-cell table:style-name="ce14" office:value-type="string">
            <text:p>zetium cost</text:p>
          </table:table-cell>
          <table:table-cell table:formula="of:=[Units.T86]" office:value-type="float" office:value="777.36">
            <text:p>777.36</text:p>
          </table:table-cell>
          <table:table-cell table:number-columns-repeated="7"/>
          <table:table-cell table:formula="of:=[.K337]" office:value-type="float" office:value="1">
            <text:p>1</text:p>
          </table:table-cell>
          <table:table-cell/>
          <table:table-cell table:style-name="ce22" table:formula="of:=[.M337]" office:value-type="float" office:value="3">
            <text:p>3.0000</text:p>
          </table:table-cell>
          <table:table-cell table:number-columns-repeated="1011"/>
        </table:table-row>
        <table:table-row table:style-name="ro1" table:visibility="filter">
          <table:table-cell table:formula="of:=[.A338]"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335:.M335])"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39]"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336:.M338];[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obile Vulcan</text:p>
          </table:table-cell>
          <table:table-cell table:style-name="ce13"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style-name="ce23" table:formula="of:=[Units.J89]*60" office:value-type="float" office:value="13392">
            <text:p>13392</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42]" office:value-type="string" office:string-value="T Mobile Vulcan">
            <text:p>T Mobile Vulcan</text:p>
          </table:table-cell>
          <table:table-cell table:style-name="ce13" office:value-type="string">
            <text:p>metal cost</text:p>
          </table:table-cell>
          <table:table-cell table:style-name="ce23" table:formula="of:=[Units.R89]" office:value-type="float" office:value="7579.26">
            <text:p>7579.26</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43]" office:value-type="string" office:string-value="T Mobile Vulcan">
            <text:p>T Mobile Vulcan</text:p>
          </table:table-cell>
          <table:table-cell table:style-name="ce13" office:value-type="string">
            <text:p>energy cost</text:p>
          </table:table-cell>
          <table:table-cell table:style-name="ce23" table:formula="of:=[Units.S89]" office:value-type="float" office:value="15741.54">
            <text:p>15741.54</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44]" office:value-type="string" office:string-value="T Mobile Vulcan">
            <text:p>T Mobile Vulcan</text:p>
          </table:table-cell>
          <table:table-cell table:style-name="ce14" office:value-type="string">
            <text:p>zetium cost</text:p>
          </table:table-cell>
          <table:table-cell table:style-name="ce23" table:formula="of:=[Units.T89]" office:value-type="float" office:value="2332.08">
            <text:p>2332.08</text:p>
          </table:table-cell>
          <table:table-cell table:number-columns-repeated="7"/>
          <table:table-cell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45]" office:value-type="string" office:string-value="T Mobile Vulcan">
            <text:p>T Mobile Vulcan</text:p>
          </table:table-cell>
          <table:table-cell table:style-name="ce14" office:value-type="string">
            <text:p>scientists min</text:p>
          </table:table-cell>
          <table:table-cell table:style-name="ce23" table:number-matrix-columns-spanned="11" table:number-matrix-rows-spanned="1" table:formula="of:=RESEARCHTIME([.C342:.M342])" office:value-type="float" office:value="13392">
            <text:p>1339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visibility="filter">
          <table:table-cell table:formula="of:=[.A346]" office:value-type="string" office:string-value="T Mobile Vulcan">
            <text:p>T Mobile Vulcan</text:p>
          </table:table-cell>
          <table:table-cell table:style-name="ce14" office:value-type="string">
            <text:p>war points</text:p>
          </table:table-cell>
          <table:table-cell table:style-name="ce23" table:number-matrix-columns-spanned="11" table:number-matrix-rows-spanned="1" table:formula="of:=TECH_WAR_POINTS([.C343:.M345];[Variables.$B$12:.$B$14];[Variables.$B$23])" office:value-type="float" office:value="22737.78">
            <text:p>22737.7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formula="of:=[Units.J87]*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349]" office:value-type="string" office:string-value="T Screamer">
            <text:p>T Screamer</text:p>
          </table:table-cell>
          <table:table-cell table:style-name="ce13" office:value-type="string">
            <text:p>metal cost</text:p>
          </table:table-cell>
          <table:table-cell table:formula="of:=[Units.R87]" office:value-type="float" office:value="5785">
            <text:p>5785</text:p>
          </table:table-cell>
          <table:table-cell table:number-columns-repeated="7"/>
          <table:table-cell table:formula="of:=[.K349]" office:value-type="float" office:value="1">
            <text:p>1</text:p>
          </table:table-cell>
          <table:table-cell/>
          <table:table-cell table:style-name="ce22" table:formula="of:=[.M349]" office:value-type="float" office:value="3">
            <text:p>3.0000</text:p>
          </table:table-cell>
          <table:table-cell table:number-columns-repeated="1011"/>
        </table:table-row>
        <table:table-row table:style-name="ro1" table:visibility="filter">
          <table:table-cell table:formula="of:=[.A350]" office:value-type="string" office:string-value="T Screamer">
            <text:p>T Screamer</text:p>
          </table:table-cell>
          <table:table-cell table:style-name="ce13" office:value-type="string">
            <text:p>energy cost</text:p>
          </table:table-cell>
          <table:table-cell table:formula="of:=[Units.S87]" office:value-type="float" office:value="12015">
            <text:p>12015</text:p>
          </table:table-cell>
          <table:table-cell table:number-columns-repeated="7"/>
          <table:table-cell table:formula="of:=[.K350]" office:value-type="float" office:value="1">
            <text:p>1</text:p>
          </table:table-cell>
          <table:table-cell/>
          <table:table-cell table:style-name="ce22" table:formula="of:=[.M350]" office:value-type="float" office:value="3">
            <text:p>3.0000</text:p>
          </table:table-cell>
          <table:table-cell table:number-columns-repeated="1011"/>
        </table:table-row>
        <table:table-row table:style-name="ro1" table:visibility="filter">
          <table:table-cell table:formula="of:=[.A351]" office:value-type="string" office:string-value="T Screamer">
            <text:p>T Screamer</text:p>
          </table:table-cell>
          <table:table-cell table:style-name="ce14" office:value-type="string">
            <text:p>zetium cost</text:p>
          </table:table-cell>
          <table:table-cell table:formula="of:=[Units.T87]" office:value-type="float" office:value="1780">
            <text:p>1780</text:p>
          </table:table-cell>
          <table:table-cell table:number-columns-repeated="7"/>
          <table:table-cell table:formula="of:=[.K351]" office:value-type="float" office:value="1">
            <text:p>1</text:p>
          </table:table-cell>
          <table:table-cell/>
          <table:table-cell table:style-name="ce22" table:formula="of:=[.M351]" office:value-type="float" office:value="3">
            <text:p>3.0000</text:p>
          </table:table-cell>
          <table:table-cell table:number-columns-repeated="1011"/>
        </table:table-row>
        <table:table-row table:style-name="ro1" table:visibility="filter">
          <table:table-cell table:formula="of:=[.A352]"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349:.M349])"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53]"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350:.M352];[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obile Screamer</text:p>
          </table:table-cell>
          <table:table-cell table:style-name="ce13"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style-name="ce23" table:formula="of:=[Units.J90]*60" office:value-type="float" office:value="26424">
            <text:p>2642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6]" office:value-type="string" office:string-value="T Mobile Screamer">
            <text:p>T Mobile Screamer</text:p>
          </table:table-cell>
          <table:table-cell table:style-name="ce13" office:value-type="string">
            <text:p>metal cost</text:p>
          </table:table-cell>
          <table:table-cell table:style-name="ce23" table:formula="of:=[Units.R90]" office:value-type="float" office:value="17355">
            <text:p>1735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7]" office:value-type="string" office:string-value="T Mobile Screamer">
            <text:p>T Mobile Screamer</text:p>
          </table:table-cell>
          <table:table-cell table:style-name="ce13" office:value-type="string">
            <text:p>energy cost</text:p>
          </table:table-cell>
          <table:table-cell table:style-name="ce23" table:formula="of:=[Units.S90]" office:value-type="float" office:value="36045">
            <text:p>36045</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8]" office:value-type="string" office:string-value="T Mobile Screamer">
            <text:p>T Mobile Screamer</text:p>
          </table:table-cell>
          <table:table-cell table:style-name="ce14" office:value-type="string">
            <text:p>zetium cost</text:p>
          </table:table-cell>
          <table:table-cell table:style-name="ce23" table:formula="of:=[Units.T90]" office:value-type="float" office:value="5340">
            <text:p>534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59]" office:value-type="string" office:string-value="T Mobile Screamer">
            <text:p>T Mobile Screamer</text:p>
          </table:table-cell>
          <table:table-cell table:style-name="ce14" office:value-type="string">
            <text:p>scientists min</text:p>
          </table:table-cell>
          <table:table-cell table:style-name="ce23" table:number-matrix-columns-spanned="11" table:number-matrix-rows-spanned="1" table:formula="of:=RESEARCHTIME([.C356:.M356])" office:value-type="float" office:value="26424">
            <text:p>264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visibility="filter">
          <table:table-cell table:formula="of:=[.A360]" office:value-type="string" office:string-value="T Mobile Screamer">
            <text:p>T Mobile Screamer</text:p>
          </table:table-cell>
          <table:table-cell table:style-name="ce14" office:value-type="string">
            <text:p>war points</text:p>
          </table:table-cell>
          <table:table-cell table:style-name="ce23" table:number-matrix-columns-spanned="11" table:number-matrix-rows-spanned="1" table:formula="of:=TECH_WAR_POINTS([.C357:.M359];[Variables.$B$12:.$B$14];[Variables.$B$23])" office:value-type="float" office:value="52065">
            <text:p>5206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formula="of:=[Units.J88]*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363]" office:value-type="string" office:string-value="T Thunder">
            <text:p>T Thunder</text:p>
          </table:table-cell>
          <table:table-cell table:style-name="ce13" office:value-type="string">
            <text:p>metal cost</text:p>
          </table:table-cell>
          <table:table-cell table:formula="of:=[Units.R88]" office:value-type="float" office:value="5616">
            <text:p>5616</text:p>
          </table:table-cell>
          <table:table-cell table:number-columns-repeated="7"/>
          <table:table-cell table:formula="of:=[.K363]" office:value-type="float" office:value="1">
            <text:p>1</text:p>
          </table:table-cell>
          <table:table-cell/>
          <table:table-cell table:style-name="ce22" table:formula="of:=[.M363]" office:value-type="float" office:value="3">
            <text:p>3.0000</text:p>
          </table:table-cell>
          <table:table-cell table:number-columns-repeated="1011"/>
        </table:table-row>
        <table:table-row table:style-name="ro1" table:visibility="filter">
          <table:table-cell table:formula="of:=[.A364]" office:value-type="string" office:string-value="T Thunder">
            <text:p>T Thunder</text:p>
          </table:table-cell>
          <table:table-cell table:style-name="ce13" office:value-type="string">
            <text:p>energy cost</text:p>
          </table:table-cell>
          <table:table-cell table:formula="of:=[Units.S88]" office:value-type="float" office:value="11664">
            <text:p>11664</text:p>
          </table:table-cell>
          <table:table-cell table:number-columns-repeated="7"/>
          <table:table-cell table:formula="of:=[.K364]" office:value-type="float" office:value="1">
            <text:p>1</text:p>
          </table:table-cell>
          <table:table-cell/>
          <table:table-cell table:style-name="ce22" table:formula="of:=[.M364]" office:value-type="float" office:value="3">
            <text:p>3.0000</text:p>
          </table:table-cell>
          <table:table-cell table:number-columns-repeated="1011"/>
        </table:table-row>
        <table:table-row table:style-name="ro1" table:visibility="filter">
          <table:table-cell table:formula="of:=[.A365]" office:value-type="string" office:string-value="T Thunder">
            <text:p>T Thunder</text:p>
          </table:table-cell>
          <table:table-cell table:style-name="ce14" office:value-type="string">
            <text:p>zetium cost</text:p>
          </table:table-cell>
          <table:table-cell table:formula="of:=[Units.T88]" office:value-type="float" office:value="1728">
            <text:p>1728</text:p>
          </table:table-cell>
          <table:table-cell table:number-columns-repeated="7"/>
          <table:table-cell table:formula="of:=[.K365]" office:value-type="float" office:value="1">
            <text:p>1</text:p>
          </table:table-cell>
          <table:table-cell/>
          <table:table-cell table:style-name="ce22" table:formula="of:=[.M365]" office:value-type="float" office:value="3">
            <text:p>3.0000</text:p>
          </table:table-cell>
          <table:table-cell table:number-columns-repeated="1011"/>
        </table:table-row>
        <table:table-row table:style-name="ro1" table:visibility="filter">
          <table:table-cell table:formula="of:=[.A366]"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363:.M363])"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67]"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364:.M366];[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Mobile Thunder</text:p>
          </table:table-cell>
          <table:table-cell table:style-name="ce13" office:value-type="string">
            <office:annotation draw:style-name="gr4" draw:text-style-name="P2" svg:width="1.1413in" svg:height="0.3902in" svg:x="2.6311in" svg:y="0in" draw:caption-point-x="-0.2402in" draw:caption-point-y="0.1752in">
              <dc:creator>AŠ</dc:creator>
              <dc:date>2011-01-02T00:00:00</dc:date>
              <text:p text:style-name="P2"><text:span text:style-name="T1">Visi attributai kaip pastato x 3.</text:span></text:p>
            </office:annotation>
            <text:p>time</text:p>
          </table:table-cell>
          <table:table-cell table:style-name="ce23" table:formula="of:=[Units.J91]*60" office:value-type="float" office:value="34560">
            <text:p>34560</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0]" office:value-type="string" office:string-value="T Mobile Thunder">
            <text:p>T Mobile Thunder</text:p>
          </table:table-cell>
          <table:table-cell table:style-name="ce13" office:value-type="string">
            <text:p>metal cost</text:p>
          </table:table-cell>
          <table:table-cell table:style-name="ce23" table:formula="of:=[Units.R91]" office:value-type="float" office:value="16848">
            <text:p>16848</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1]" office:value-type="string" office:string-value="T Mobile Thunder">
            <text:p>T Mobile Thunder</text:p>
          </table:table-cell>
          <table:table-cell table:style-name="ce13" office:value-type="string">
            <text:p>energy cost</text:p>
          </table:table-cell>
          <table:table-cell table:style-name="ce23" table:formula="of:=[Units.S91]" office:value-type="float" office:value="34992">
            <text:p>34992</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2]" office:value-type="string" office:string-value="T Mobile Thunder">
            <text:p>T Mobile Thunder</text:p>
          </table:table-cell>
          <table:table-cell table:style-name="ce14" office:value-type="string">
            <text:p>zetium cost</text:p>
          </table:table-cell>
          <table:table-cell table:style-name="ce23" table:formula="of:=[Units.T91]" office:value-type="float" office:value="5184">
            <text:p>5184</text:p>
          </table:table-cell>
          <table:table-cell table:number-columns-repeated="7"/>
          <table:table-cell table:formula="of:=1" office:value-type="float" office:value="1">
            <text:p>1</text:p>
          </table:table-cell>
          <table:table-cell/>
          <table:table-cell table:style-name="ce22" office:value-type="float" office:value="4">
            <text:p>4.0000</text:p>
          </table:table-cell>
          <table:table-cell table:number-columns-repeated="1011"/>
        </table:table-row>
        <table:table-row table:style-name="ro1" table:visibility="filter">
          <table:table-cell table:formula="of:=[.A373]" office:value-type="string" office:string-value="T Mobile Thunder">
            <text:p>T Mobile Thunder</text:p>
          </table:table-cell>
          <table:table-cell table:style-name="ce14" office:value-type="string">
            <text:p>scientists min</text:p>
          </table:table-cell>
          <table:table-cell table:style-name="ce23" table:number-matrix-columns-spanned="11" table:number-matrix-rows-spanned="1" table:formula="of:=RESEARCHTIME([.C370:.M370])" office:value-type="float" office:value="34560">
            <text:p>345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33333333333333">
            <text:p>0.0133</text:p>
          </table:table-cell>
          <table:table-cell table:number-columns-repeated="1011"/>
        </table:table-row>
        <table:table-row table:style-name="ro1" table:visibility="filter">
          <table:table-cell table:formula="of:=[.A374]" office:value-type="string" office:string-value="T Mobile Thunder">
            <text:p>T Mobile Thunder</text:p>
          </table:table-cell>
          <table:table-cell table:style-name="ce14" office:value-type="string">
            <text:p>war points</text:p>
          </table:table-cell>
          <table:table-cell table:style-name="ce23" table:number-matrix-columns-spanned="11" table:number-matrix-rows-spanned="1" table:formula="of:=TECH_WAR_POINTS([.C371:.M373];[Variables.$B$12:.$B$14];[Variables.$B$23])" office:value-type="float" office:value="50544">
            <text:p>5054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2.4787in" svg:height="0.3902in" svg:x="2.6311in" svg:y="0in" draw:caption-point-x="-0.2402in" draw:caption-point-y="0.1752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377]"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7]" office:value-type="float" office:value="1">
            <text:p>1</text:p>
          </table:table-cell>
          <table:table-cell/>
          <table:table-cell table:style-name="ce22" table:formula="of:=[.M377]" office:value-type="float" office:value="0.4">
            <text:p>0.4000</text:p>
          </table:table-cell>
          <table:table-cell table:number-columns-repeated="1011"/>
        </table:table-row>
        <table:table-row table:style-name="ro1" table:visibility="filter">
          <table:table-cell table:formula="of:=[.A378]"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8]" office:value-type="float" office:value="1">
            <text:p>1</text:p>
          </table:table-cell>
          <table:table-cell/>
          <table:table-cell table:style-name="ce22" table:formula="of:=[.M378]" office:value-type="float" office:value="0.4">
            <text:p>0.4000</text:p>
          </table:table-cell>
          <table:table-cell table:number-columns-repeated="1011"/>
        </table:table-row>
        <table:table-row table:style-name="ro1" table:visibility="filter">
          <table:table-cell table:formula="of:=[.A379]"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79]" office:value-type="float" office:value="1">
            <text:p>1</text:p>
          </table:table-cell>
          <table:table-cell/>
          <table:table-cell table:style-name="ce22" table:formula="of:=[.M379]" office:value-type="float" office:value="0.4">
            <text:p>0.4000</text:p>
          </table:table-cell>
          <table:table-cell table:number-columns-repeated="1011"/>
        </table:table-row>
        <table:table-row table:style-name="ro1" table:visibility="filter">
          <table:table-cell table:formula="of:=[.A380]"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377:.M377])"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visibility="filter">
          <table:table-cell table:formula="of:=[.A381]"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378:.M380];[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3" office:value-type="string">
            <office:annotation draw:style-name="gr4" draw:text-style-name="P2" svg:width="1.1413in" svg:height="0.5457in" svg:x="2.6311in" svg:y="0in" draw:caption-point-x="-0.2402in" draw:caption-point-y="0.1752in">
              <dc:creator>AŠ</dc:creator>
              <dc:date>2011-06-16T00:00:00</dc:date>
              <text:p text:style-name="P2"><text:span text:style-name="T1">Kainos pagal išgavimo greičius.</text:span></text:p>
            </office:annotation>
            <text:p>metal cost</text:p>
          </table:table-cell>
          <table:table-cell table:style-name="ce23" table:formula="of:=SUPERFORMULA([.K3];[.C3:.M3])*SDAYS([.O385])" office:value-type="float" office:value="24319.2788894754">
            <text:p>24319.28</text:p>
          </table:table-cell>
          <table:table-cell table:formula="of:=[.C385]*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7949in" svg:y="0in" draw:caption-point-x="-0.2402in" draw:caption-point-y="0.1752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3" office:value-type="string">
            <text:p>energy cost</text:p>
          </table:table-cell>
          <table:table-cell table:style-name="ce23" table:formula="of:=SUPERFORMULA([.K16];[.C16:.M16])*SDAYS([.O385])" office:value-type="float" office:value="54077.1155579016">
            <text:p>54077.12</text:p>
          </table:table-cell>
          <table:table-cell table:formula="of:=[.C386]*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zetium cost</text:p>
          </table:table-cell>
          <table:table-cell table:style-name="ce23" table:formula="of:=SUPERFORMULA([.K33];[.C33:.M33])*SDAYS([.O385])" office:value-type="float" office:value="6591.85577789508">
            <text:p>6591.86</text:p>
          </table:table-cell>
          <table:table-cell table:formula="of:=[.C387]*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384:.M384])"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385:.M387];[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max players</text:p>
          </table:table-cell>
          <table:table-cell table:style-name="ce23" office:value-type="float" office:value="2">
            <text:p>2</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3];[Units.R63];[Units.S63];[Units.T63];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2]"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3]"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4]"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5]"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6]"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97]"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92:.M392])"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98]"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93:.M395];[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1]"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2]"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3]"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5]"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4]"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401:.M401])"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07]"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402:.M404];[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5];[Units.R65];[Units.S65];[Units.T65];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10]"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11]"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12]"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14]"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13]"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410:.M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16]"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411:.M413];[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419] * 60 * [.$P$419]; [.O419] * 60 * [.$Q$419];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1]; [Units.$J$65])" office:value-type="float" office:value="1592.5">
            <office:annotation draw:style-name="gr4" draw:text-style-name="P2" svg:width="1.1413in" svg:height="0.7012in" svg:x="11.7949in" svg:y="0in" draw:caption-point-x="-0.2402in" draw:caption-point-y="0.1752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6839in" svg:y="0in" draw:caption-point-x="-0.2402in" draw:caption-point-y="0.1752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5728in" svg:y="0in" draw:caption-point-x="-0.2402in" draw:caption-point-y="0.1752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420] * [.$P$419]; [.O420] * [.$Q$419]; [.$K$419])"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1];[Units.$R$65])" office:value-type="float" office:value="27048">
            <office:annotation draw:style-name="gr4" draw:text-style-name="P2" svg:width="1.1413in" svg:height="0.3902in" svg:x="11.7949in" svg:y="0.1563in" draw:caption-point-x="-0.2402in" draw:caption-point-y="0.190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421] * [.$P$419]; [.O421] * [.$Q$419]; [.$K$419])"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1];[Units.$S$65])" office:value-type="float" office:value="40122">
            <office:annotation draw:style-name="gr4" draw:text-style-name="P2" svg:width="1.1413in" svg:height="0.3902in" svg:x="11.7949in" svg:y="0.328in" draw:caption-point-x="-0.2402in" draw:caption-point-y="0.190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422] * [.$P$419]; [.O422] * [.$Q$419]; [.$K$419])"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10.0374in" svg:y="0.4996in" draw:caption-point-x="-0.2402in" draw:caption-point-y="0.1906in">
              <dc:creator>AŠ</dc:creator>
              <dc:date>2011-10-21T00:00:00</dc:date>
              <text:p text:style-name="P2"><text:span text:style-name="T1">To increase zetium consumption on technologies.</text:span></text:p>
              <text:p text:style-name="P2"><text:span text:style-name="T1"/></text:p>
            </office:annotation>
            <text:p>3.0000</text:p>
          </table:table-cell>
          <table:table-cell/>
          <table:table-cell table:formula="of:=SUM([Units.$T$61];[Units.$T$65])" office:value-type="float" office:value="4689.6">
            <office:annotation draw:style-name="gr4" draw:text-style-name="P2" svg:width="1.1413in" svg:height="0.3902in" svg:x="11.7949in" svg:y="0.4996in" draw:caption-point-x="-0.2402in" draw:caption-point-y="0.190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office:value-type="string">
            <text:p>T Heavy Flight</text:p>
          </table:table-cell>
          <table:table-cell table:style-name="ce14" office:value-type="string">
            <office:annotation draw:style-name="gr10" draw:text-style-name="P2" svg:width="2.2354in" svg:height="0.9142in" svg:x="2.6311in" svg:y="0.6713in" draw:caption-point-x="-0.2402in" draw:caption-point-y="0.1906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6">
            <text:p>6</text:p>
          </table:table-cell>
          <table:table-cell office:value-type="float" office:value="0">
            <text:p>0</text:p>
          </table:table-cell>
          <table:table-cell table:number-columns-repeated="5"/>
          <table:table-cell table:formula="of:=[.K419]"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419:.M419])"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24]"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420:.M422];[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table-cell office:value-type="string">
            <text:p>T Ship Storage</text:p>
          </table:table-cell>
          <table:table-cell table:style-name="ce14" office:value-type="string">
            <text:p>time</text:p>
          </table:table-cell>
          <table:table-cell table:style-name="ce23" table:number-matrix-columns-spanned="9" table:number-matrix-rows-spanned="1" table:formula="of:=LINEAR_DEP_RAW([.$O427] * 60 * [.$P$427]; [.O427] * 60 * [.$Q$427]; 10)"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office:value-type="float" office:value="1">
            <text:p>1.0000</text:p>
          </table:table-cell>
          <table:table-cell/>
          <table:table-cell table:formula="of:=SUM([Units.$J$61]; [Units.$J$65])" office:value-type="float" office:value="1592.5">
            <office:annotation draw:style-name="gr4" draw:text-style-name="P2" svg:width="1.1413in" svg:height="0.7012in" svg:x="11.7949in" svg:y="1.2012in" draw:caption-point-x="-0.2402in" draw:caption-point-y="0.1752in">
              <dc:creator>AŠ</dc:creator>
              <dc:date>2011-04-27T00:00:00</dc:date>
              <text:p text:style-name="P2"><text:span text:style-name="T1">Sum of build time of mule and rhyno, in minutes.</text:span></text:p>
            </office:annotation>
            <text:p>1592.5</text:p>
          </table:table-cell>
          <table:table-cell office:value-type="float" office:value="0.3">
            <office:annotation draw:style-name="gr4" draw:text-style-name="P2" svg:width="1.1413in" svg:height="0.5457in" svg:x="12.6839in" svg:y="1.2012in" draw:caption-point-x="-0.2402in" draw:caption-point-y="0.1752in">
              <dc:creator>AŠ</dc:creator>
              <dc:date>2011-04-27T00:00:00</dc:date>
              <text:p text:style-name="P2"><text:span text:style-name="T1">Proportional range from coef</text:span></text:p>
              <text:p text:style-name="P2"><text:span text:style-name="T1"/></text:p>
            </office:annotation>
            <text:p>0.3</text:p>
          </table:table-cell>
          <table:table-cell office:value-type="float" office:value="8">
            <office:annotation draw:style-name="gr4" draw:text-style-name="P2" svg:width="1.1413in" svg:height="0.3902in" svg:x="13.5728in" svg:y="1.2012in" draw:caption-point-x="-0.2402in" draw:caption-point-y="0.1752in">
              <dc:creator>AŠ</dc:creator>
              <dc:date>2011-04-27T00:00:00</dc:date>
              <text:p text:style-name="P2"><text:span text:style-name="T1">Proportional range end coef</text:span></text:p>
            </office:annotation>
            <text:p>8</text:p>
          </table:table-cell>
          <table:table-cell table:number-columns-repeated="1007"/>
        </table:table-row>
        <table:table-row table:style-name="ro1">
          <table:table-cell table:formula="of:=[.A427]" office:value-type="string" office:string-value="T Ship Storage">
            <text:p>T Ship Storage</text:p>
          </table:table-cell>
          <table:table-cell table:style-name="ce14" office:value-type="string">
            <text:p>metal cost</text:p>
          </table:table-cell>
          <table:table-cell table:style-name="ce23" table:number-matrix-columns-spanned="9" table:number-matrix-rows-spanned="1" table:formula="of:=LINEAR_DEP_RAW([.$O428] * [.$P$427]; [.O428] * [.$Q$427]; [.$K$427])" office:value-type="float" office:value="8114.4">
            <text:p>8114.4</text:p>
          </table:table-cell>
          <table:table-cell office:value-type="float" office:value="23141.0666666667">
            <text:p>23141.0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20]*1.25" office:value-type="float" office:value="2.5">
            <text:p>2.5000</text:p>
          </table:table-cell>
          <table:table-cell/>
          <table:table-cell table:formula="of:=SUM([Units.$R$61];[Units.$R$65])" office:value-type="float" office:value="27048">
            <office:annotation draw:style-name="gr4" draw:text-style-name="P2" svg:width="1.1413in" svg:height="0.3902in" svg:x="11.7949in" svg:y="1.3575in" draw:caption-point-x="-0.2402in" draw:caption-point-y="0.1906in">
              <dc:creator>AŠ</dc:creator>
              <dc:date>2011-04-27T00:00:00</dc:date>
              <text:p text:style-name="P2"><text:span text:style-name="T1">Mule + Rhyno metal cost.</text:span></text:p>
            </office:annotation>
            <text:p>27048</text:p>
          </table:table-cell>
          <table:table-cell table:number-columns-repeated="1009"/>
        </table:table-row>
        <table:table-row table:style-name="ro1">
          <table:table-cell table:formula="of:=[.A428]" office:value-type="string" office:string-value="T Ship Storage">
            <text:p>T Ship Storage</text:p>
          </table:table-cell>
          <table:table-cell table:style-name="ce14" office:value-type="string">
            <text:p>energy cost</text:p>
          </table:table-cell>
          <table:table-cell table:style-name="ce23" table:number-matrix-columns-spanned="9" table:number-matrix-rows-spanned="1" table:formula="of:=LINEAR_DEP_RAW([.$O429] * [.$P$427]; [.O429] * [.$Q$427]; [.$K$427])" office:value-type="float" office:value="12036.6">
            <text:p>12036.6</text:p>
          </table:table-cell>
          <table:table-cell office:value-type="float" office:value="34326.6">
            <text:p>34326.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21]*1.25" office:value-type="float" office:value="2.5">
            <text:p>2.5000</text:p>
          </table:table-cell>
          <table:table-cell/>
          <table:table-cell table:formula="of:=SUM([Units.$S$61];[Units.$S$65])" office:value-type="float" office:value="40122">
            <office:annotation draw:style-name="gr4" draw:text-style-name="P2" svg:width="1.1413in" svg:height="0.3902in" svg:x="11.7949in" svg:y="1.5291in" draw:caption-point-x="-0.2402in" draw:caption-point-y="0.1906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table-cell table:formula="of:=[.A429]" office:value-type="string" office:string-value="T Ship Storage">
            <text:p>T Ship Storage</text:p>
          </table:table-cell>
          <table:table-cell table:style-name="ce14" office:value-type="string">
            <text:p>zetium cost</text:p>
          </table:table-cell>
          <table:table-cell table:style-name="ce23" table:number-matrix-columns-spanned="9" table:number-matrix-rows-spanned="1" table:formula="of:=LINEAR_DEP_RAW([.$O430] * [.$P$427]; [.O430] * [.$Q$427]; [.$K$427])" office:value-type="float" office:value="1406.88">
            <text:p>1406.88</text:p>
          </table:table-cell>
          <table:table-cell office:value-type="float" office:value="4012.21333333333">
            <text:p>4012.2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table:table-cell table:style-name="ce22" table:formula="of:=[.M422]*1.25" office:value-type="float" office:value="3.75">
            <office:annotation draw:style-name="gr4" draw:text-style-name="P2" svg:width="1.1413in" svg:height="0.7012in" svg:x="10.0374in" svg:y="1.2961in" draw:caption-point-x="-0.2402in" draw:caption-point-y="0.5949in">
              <dc:creator>AŠ</dc:creator>
              <dc:date>2011-10-21T00:00:00</dc:date>
              <text:p text:style-name="P2"><text:span text:style-name="T1">To increase zetium consumption on technologies.</text:span></text:p>
            </office:annotation>
            <text:p>3.7500</text:p>
          </table:table-cell>
          <table:table-cell/>
          <table:table-cell table:formula="of:=SUM([Units.$T$61];[Units.$T$65])" office:value-type="float" office:value="4689.6">
            <office:annotation draw:style-name="gr4" draw:text-style-name="P2" svg:width="1.1413in" svg:height="0.3902in" svg:x="11.7949in" svg:y="1.7004in" draw:caption-point-x="-0.2402in" draw:caption-point-y="0.1906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table-cell table:formula="of:=[.A430]" office:value-type="string" office:string-value="T Ship Storage">
            <text:p>T Ship Storage</text:p>
          </table:table-cell>
          <table:table-cell table:style-name="ce14" office:value-type="string">
            <text:p>storage mod</text:p>
          </table:table-cell>
          <table:table-cell table:style-name="ce23"/>
          <table:table-cell office:value-type="float" office:value="35">
            <text:p>35</text:p>
          </table:table-cell>
          <table:table-cell table:number-columns-repeated="8"/>
          <table:table-cell table:style-name="ce22" office:value-type="float" office:value="1">
            <text:p>1.0000</text:p>
          </table:table-cell>
          <table:table-cell table:number-columns-repeated="1011"/>
        </table:table-row>
        <table:table-row table:style-name="ro1">
          <table:table-cell table:formula="of:=[.A431]" office:value-type="string" office:string-value="T Ship Storage">
            <text:p>T Ship Storage</text:p>
          </table:table-cell>
          <table:table-cell table:style-name="ce14" office:value-type="string">
            <text:p>scientists min</text:p>
          </table:table-cell>
          <table:table-cell table:style-name="ce23" table:number-matrix-columns-spanned="11" table:number-matrix-rows-spanned="1" table:formula="of:=RESEARCHTIME([.C427:.M427])" office:value-type="float" office:value="28665">
            <text:p>28665</text:p>
          </table:table-cell>
          <table:table-cell office:value-type="float" office:value="81748.3333333333">
            <text:p>81748.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table-cell table:formula="of:=[.A432]" office:value-type="string" office:string-value="T Ship Storage">
            <text:p>T Ship Storage</text:p>
          </table:table-cell>
          <table:table-cell table:style-name="ce14" office:value-type="string">
            <text:p>war points</text:p>
          </table:table-cell>
          <table:table-cell table:style-name="ce23" table:number-matrix-columns-spanned="11" table:number-matrix-rows-spanned="1" table:formula="of:=TECH_WAR_POINTS([.C428:.M430];[Variables.$B$12:.$B$14];[Variables.$B$23])" office:value-type="float" office:value="13282.1325">
            <text:p>13282.13</text:p>
          </table:table-cell>
          <table:table-cell office:value-type="float" office:value="37878.6741666667">
            <text:p>37878.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5]"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6]"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7]"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435:.M43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41]"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436:.M43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70];[Units.R70];[Units.S70];[Units.T70];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4]"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5]"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6]"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8]"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7]"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444:.M44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50]"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445:.M44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1.1413in" svg:height="0.2346in" svg:x="2.6311in" svg:y="2.387in" draw:caption-point-x="-0.2402in" draw:caption-point-y="0.1906in">
              <dc:creator>AŠ</dc:creator>
              <dc:date>2011-04-04T00:00:00</dc:date>
              <text:p text:style-name="P2"><text:span text:style-name="T1">1,5x Crow time</text:span></text:p>
            </office:annotation>
            <text:p>time</text:p>
          </table:table-cell>
          <table:table-cell table:style-name="ce23" table:formula="of:=[.C392]*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3]" office:value-type="string" office:string-value="T Jumper">
            <text:p>T Jumper</text:p>
          </table:table-cell>
          <table:table-cell table:style-name="ce13" office:value-type="string">
            <office:annotation draw:style-name="gr4" draw:text-style-name="P2" svg:width="1.1413in" svg:height="0.7012in" svg:x="2.6311in" svg:y="2.387in" draw:caption-point-x="-0.2402in" draw:caption-point-y="0.1906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2]" office:value-type="float" office:value="11531.25">
            <text:p>11531.25</text:p>
          </table:table-cell>
          <table:table-cell table:number-columns-repeated="7"/>
          <table:table-cell table:formula="of:=[.K45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4]" office:value-type="string" office:string-value="T Jumper">
            <text:p>T Jumper</text:p>
          </table:table-cell>
          <table:table-cell table:style-name="ce13" office:value-type="string">
            <text:p>energy cost</text:p>
          </table:table-cell>
          <table:table-cell table:style-name="ce23" table:formula="of:=15*[Units.S62]" office:value-type="float" office:value="16143.75">
            <text:p>16143.75</text:p>
          </table:table-cell>
          <table:table-cell table:number-columns-repeated="7"/>
          <table:table-cell table:formula="of:=[.K454]"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5]" office:value-type="string" office:string-value="T Jumper">
            <text:p>T Jumper</text:p>
          </table:table-cell>
          <table:table-cell table:style-name="ce14" office:value-type="string">
            <text:p>zetium cost</text:p>
          </table:table-cell>
          <table:table-cell table:style-name="ce23" table:formula="of:=15*[Units.T62]" office:value-type="float" office:value="2017.96875">
            <text:p>2017.97</text:p>
          </table:table-cell>
          <table:table-cell table:number-columns-repeated="7"/>
          <table:table-cell table:formula="of:=[.K45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6]" office:value-type="string" office:string-value="T Jumper">
            <text:p>T Jumper</text:p>
          </table:table-cell>
          <table:table-cell table:style-name="ce14" office:value-type="string">
            <office:annotation draw:style-name="gr4" draw:text-style-name="P2" svg:width="1.1413in" svg:height="0.3902in" svg:x="2.6311in" svg:y="2.387in" draw:caption-point-x="-0.2402in" draw:caption-point-y="0.1906in">
              <dc:creator>AŠ</dc:creator>
              <dc:date>2011-04-04T00:00:00</dc:date>
              <text:p text:style-name="P2"><text:span text:style-name="T1">1,5x Crow scientists</text:span></text:p>
            </office:annotation>
            <text:p>scientists min</text:p>
          </table:table-cell>
          <table:table-cell table:style-name="ce23" table:formula="of:=[.C398]*[.M398]*1.5" office:value-type="float" office:value="118.125">
            <text:p>118.13</text:p>
          </table:table-cell>
          <table:table-cell table:number-columns-repeated="7"/>
          <table:table-cell table:formula="of:=[.K456]"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457]"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454:.M45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3:.J64];[Units.J69:.J70]); AVERAGE([Units.R63:.R64];[Units.R69:.R70]); AVERAGE([Units.S63:.S64];[Units.S69:.S70]); AVERAGE([Units.T63:.T64];[Units.T69:.T70]);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0]"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1]"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3]"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64]"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460:.M46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65]"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461:.M46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460:.L46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60]" office:value-type="float" office:value="1">
            <text:p>1.0000</text:p>
          </table:table-cell>
          <table:table-cell table:number-columns-repeated="1011"/>
        </table:table-row>
        <table:table-row table:style-name="ro1" table:visibility="filter">
          <table:table-cell table:formula="of:=[.A468]"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61]" office:value-type="float" office:value="1">
            <text:p>1.0000</text:p>
          </table:table-cell>
          <table:table-cell table:number-columns-repeated="1011"/>
        </table:table-row>
        <table:table-row table:style-name="ro1" table:visibility="filter">
          <table:table-cell table:formula="of:=[.A469]"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62]" office:value-type="float" office:value="1">
            <text:p>1.0000</text:p>
          </table:table-cell>
          <table:table-cell table:number-columns-repeated="1011"/>
        </table:table-row>
        <table:table-row table:style-name="ro1" table:visibility="filter">
          <table:table-cell table:formula="of:=[.A470]"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63]" office:value-type="float" office:value="1">
            <text:p>1.0000</text:p>
          </table:table-cell>
          <table:table-cell table:number-columns-repeated="1011"/>
        </table:table-row>
        <table:table-row table:style-name="ro1" table:visibility="filter">
          <table:table-cell table:formula="of:=[.A471]" office:value-type="string" office:string-value="T Ships Damage">
            <text:p>T Ships Damage</text:p>
          </table:table-cell>
          <table:table-cell table:style-name="ce14" office:value-type="string">
            <office:annotation draw:style-name="gr4" draw:text-style-name="P2" svg:width="1.1413in" svg:height="0.2346in" svg:x="2.6311in" svg:y="2.387in" draw:caption-point-x="-0.2402in" draw:caption-point-y="0.1906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64]*2" office:value-type="float" office:value="2">
            <text:p>2.0000</text:p>
          </table:table-cell>
          <table:table-cell table:number-columns-repeated="1011"/>
        </table:table-row>
        <table:table-row table:style-name="ro1" table:visibility="filter">
          <table:table-cell table:formula="of:=[.A472]"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65]" office:value-type="float" office:value="0.00333333333333333">
            <text:p>0.0033</text:p>
          </table:table-cell>
          <table:table-cell table:number-columns-repeated="1011"/>
        </table:table-row>
        <table:table-row table:style-name="ro1" table:visibility="filter">
          <table:table-cell table:formula="of:=[.A473]"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469:.M47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1.1413in" svg:height="0.3902in" svg:x="2.6311in" svg:y="2.387in" draw:caption-point-x="-0.2402in" draw:caption-point-y="0.1906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476]"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6]" office:value-type="float" office:value="1">
            <text:p>1</text:p>
          </table:table-cell>
          <table:table-cell/>
          <table:table-cell table:style-name="ce22" table:formula="of:=[.M476]" office:value-type="float" office:value="0.8">
            <text:p>0.8000</text:p>
          </table:table-cell>
          <table:table-cell table:number-columns-repeated="1011"/>
        </table:table-row>
        <table:table-row table:style-name="ro1" table:visibility="filter">
          <table:table-cell table:formula="of:=[.A477]"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7]" office:value-type="float" office:value="1">
            <text:p>1</text:p>
          </table:table-cell>
          <table:table-cell/>
          <table:table-cell table:style-name="ce22" table:formula="of:=[.M477]" office:value-type="float" office:value="0.8">
            <text:p>0.8000</text:p>
          </table:table-cell>
          <table:table-cell table:number-columns-repeated="1011"/>
        </table:table-row>
        <table:table-row table:style-name="ro1" table:visibility="filter">
          <table:table-cell table:formula="of:=[.A478]"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478]" office:value-type="float" office:value="1">
            <text:p>1</text:p>
          </table:table-cell>
          <table:table-cell/>
          <table:table-cell table:style-name="ce22" table:formula="of:=[.M478]" office:value-type="float" office:value="0.8">
            <text:p>0.8000</text:p>
          </table:table-cell>
          <table:table-cell table:number-columns-repeated="1011"/>
        </table:table-row>
        <table:table-row table:style-name="ro1" table:visibility="filter">
          <table:table-cell table:formula="of:=[.A479]"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476:.M47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visibility="filter">
          <table:table-cell table:formula="of:=[.A480]"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477:.M47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7:.J58]); AVERAGE([Units.R57:.R58]); AVERAGE([Units.S57:.S58]); AVERAGE([Units.T57:.T58]);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3]"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4]"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5]"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6]"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87]"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483:.M48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88]"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484:.M48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483:.L48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3]" office:value-type="float" office:value="1">
            <text:p>1.0000</text:p>
          </table:table-cell>
          <table:table-cell table:number-columns-repeated="1011"/>
        </table:table-row>
        <table:table-row table:style-name="ro1" table:visibility="filter">
          <table:table-cell table:formula="of:=[.A491]"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4]" office:value-type="float" office:value="1">
            <text:p>1.0000</text:p>
          </table:table-cell>
          <table:table-cell table:number-columns-repeated="1011"/>
        </table:table-row>
        <table:table-row table:style-name="ro1" table:visibility="filter">
          <table:table-cell table:formula="of:=[.A492]"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5]" office:value-type="float" office:value="1">
            <text:p>1.0000</text:p>
          </table:table-cell>
          <table:table-cell table:number-columns-repeated="1011"/>
        </table:table-row>
        <table:table-row table:style-name="ro1" table:visibility="filter">
          <table:table-cell table:formula="of:=[.A493]"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6]" office:value-type="float" office:value="1">
            <text:p>1.0000</text:p>
          </table:table-cell>
          <table:table-cell table:number-columns-repeated="1011"/>
        </table:table-row>
        <table:table-row table:style-name="ro1" table:visibility="filter">
          <table:table-cell table:formula="of:=[.A494]" office:value-type="string" office:string-value="T Tanks Damage">
            <text:p>T Tanks Damage</text:p>
          </table:table-cell>
          <table:table-cell table:style-name="ce14" office:value-type="string">
            <office:annotation draw:style-name="gr4" draw:text-style-name="P2" svg:width="1.1413in" svg:height="0.2346in" svg:x="2.6311in" svg:y="2.387in" draw:caption-point-x="-0.2402in" draw:caption-point-y="0.190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7]*2" office:value-type="float" office:value="2">
            <text:p>2.0000</text:p>
          </table:table-cell>
          <table:table-cell table:number-columns-repeated="1011"/>
        </table:table-row>
        <table:table-row table:style-name="ro1" table:visibility="filter">
          <table:table-cell table:formula="of:=[.A495]"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88]" office:value-type="float" office:value="0.00333333333333333">
            <text:p>0.0033</text:p>
          </table:table-cell>
          <table:table-cell table:number-columns-repeated="1011"/>
        </table:table-row>
        <table:table-row table:style-name="ro1" table:visibility="filter">
          <table:table-cell table:formula="of:=[.A496]"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492:.M49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7];[Units.R57];[Units.S57];[Units.T57];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99:.M49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505]"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500:.M50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60]/[.O508];[Units.R60]/[.O508];[Units.S60]/[.O508];[Units.T60]/[.O50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7949in" svg:y="1.976in" draw:caption-point-x="-0.2402in" draw:caption-point-y="0.6016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508]"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09]"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0]"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512]"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511]"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508:.M50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514]"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509:.M51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8];[Units.R58];[Units.S58];[Units.T58];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7]"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8]"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19]"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21]"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520]"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517:.M51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523]"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518:.M52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9];[Units.R59];[Units.S59];[Units.T59];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526:.M52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3" table:visibility="filter">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527:.M52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50"/>
          <table:table-cell table:number-columns-repeated="1011"/>
        </table:table-row>
        <table:table-row table:style-name="ro11">
          <table:table-cell table:style-name="ce5" office:value-type="string">
            <text:p>table_end</text:p>
          </table:table-cell>
          <table:table-cell table:style-name="ce16" table:number-columns-repeated="10"/>
          <table:table-cell table:style-name="ce48" table:number-columns-repeated="1013"/>
        </table:table-row>
        <table:table-row table:style-name="ro6">
          <table:table-cell table:number-columns-repeated="8"/>
          <table:table-cell table:style-name="ce39"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2" office:value-type="string" table:number-columns-spanned="4" table:number-rows-spanned="1">
            <text:p>Atributas</text:p>
          </table:table-cell>
          <table:covered-table-cell table:number-columns-repeated="2" table:style-name="ce25"/>
          <table:covered-table-cell table:style-name="ce41"/>
          <table:table-cell table:style-name="ce39">
            <draw:control table:end-cell-address="Main.L544" table:end-x="0.7685in" table:end-y="0.0157in" draw:z-index="1" draw:text-style-name="P1" svg:width="1.7713in" svg:height="0.2433in" svg:x="0.3394in" svg:y="0.139in" draw:control="control1"/>
          </table:table-cell>
          <table:table-cell table:style-name="ce39" office:value-type="string">
            <text:p><text:s/></text:p>
          </table:table-cell>
          <table:table-cell table:style-name="ce39"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T Heavy Flight</text:p>
          </table:table-cell>
          <table:covered-table-cell table:number-columns-repeated="3" table:style-name="ce26"/>
          <table:table-cell table:style-name="ce33" table:content-validation-name="val2" office:value-type="string" table:number-columns-spanned="4" table:number-rows-spanned="1">
            <text:p>war points</text:p>
          </table:table-cell>
          <table:covered-table-cell table:style-name="ce26"/>
          <table:covered-table-cell table:style-name="ce37"/>
          <table:covered-table-cell table:style-name="ce42"/>
          <table:table-cell table:style-name="ce39"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Ship Storage</text:p>
          </table:table-cell>
          <table:covered-table-cell table:number-columns-repeated="3" table:style-name="ce15"/>
          <table:table-cell table:style-name="ce34" table:content-validation-name="val2" office:value-type="string" table:number-columns-spanned="4" table:number-rows-spanned="1">
            <text:p>storage mod</text:p>
          </table:table-cell>
          <table:covered-table-cell table:style-name="ce15"/>
          <table:covered-table-cell table:style-name="ce38"/>
          <table:covered-table-cell table:style-name="ce43"/>
          <table:table-cell table:style-name="ce39" table:number-columns-repeated="3"/>
          <table:table-cell table:number-columns-repeated="1012"/>
        </table:table-row>
        <table:table-row table:style-name="ro3">
          <table:table-cell table:style-name="Default"/>
          <table:table-cell table:number-columns-repeated="6"/>
          <table:table-cell table:style-name="ce39" table:number-columns-repeated="2"/>
          <table:table-cell table:style-name="ce39">
            <draw:control table:end-cell-address="Main.L546" table:end-x="0.8551in" table:end-y="0.0972in" draw:z-index="2" draw:text-style-name="P1" svg:width="1.8488in" svg:height="0.2748in" svg:x="0.3484in" svg:y="0.0059in" draw:control="control2"/>
          </table:table-cell>
          <table:table-cell table:style-name="ce39" table:number-columns-repeated="2"/>
          <table:table-cell table:number-columns-repeated="1012"/>
        </table:table-row>
        <table:table-row table:style-name="ro13">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table:table-cell table:style-name="ce45"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4">
          <table:table-cell table:style-name="ce9" office:value-type="string">
            <text:p>Coeficients</text:p>
          </table:table-cell>
          <table:table-cell table:style-name="ce20" table:number-matrix-columns-spanned="11" table:number-matrix-rows-spanned="1" table:formula="of:=FILTER_COEFS([.$A$2:.$M$539]; [.B543];[.F543])" office:value-type="float" office:value="11806.338819366">
            <text:p>11806.34</text:p>
          </table:table-cell>
          <table:table-cell table:style-name="ce20" office:value-type="float" office:value="21644.956863439">
            <text:p>21644.96</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7">
            <text:p>7</text:p>
          </table:table-cell>
          <table:table-cell table:style-name="ce45" office:value-type="string" office:string-value="level">
            <text:p>level</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47]" office:value-type="float" office:value="11806.338819366">
            <text:p>11806.34</text:p>
          </table:table-cell>
          <table:table-cell table:style-name="ce27" table:formula="of:=SFLINEAR([.$A548]; [.$C$547]; [.$D$547])" office:value-type="float" office:value="0">
            <text:p>0.000</text:p>
          </table:table-cell>
          <table:table-cell/>
          <table:table-cell table:formula="of:=SFPOWER([.$A548]; [.$E$547]; [.$F$547]; [.$G$547])" office:value-type="float" office:value="0">
            <text:p>0</text:p>
          </table:table-cell>
          <table:table-cell table:number-columns-repeated="2"/>
          <table:table-cell table:formula="of:=SFEXP([.$A548]; [.$H$547]; [.$I$547])" office:value-type="float" office:value="0">
            <text:p>0</text:p>
          </table:table-cell>
          <table:table-cell table:number-columns-repeated="2"/>
          <table:table-cell table:style-name="ce46" table:formula="of:=SFJOIN([.B548];[.C548];[.E548];[.H548];[.$L$547]) * IF([.$K$547] = &quot;level&quot;; [.A548]; 1)" office:value-type="float" office:value="11806.338819366">
            <text:p>11806.3388</text:p>
          </table:table-cell>
          <table:table-cell table:style-name="ce46" table:formula="of:=IF([.$K$547]=1; [.$K548]*60; [.$K548]/60)" office:value-type="float" office:value="196.7723136561">
            <text:p>196.7723</text:p>
          </table:table-cell>
          <table:table-cell table:style-name="ce51" table:formula="of:=IF([.$K$547]=1; [.$K548]*60*60; [.$K548]/60/60)" office:value-type="float" office:value="3.279538560935">
            <text:p>3.2795</text:p>
          </table:table-cell>
          <table:table-cell table:style-name="ce51" table:formula="of:=IF([.$K$547]=1; [.$K548]*60*60*24; [.$K548]/60/60/24)" office:value-type="float" office:value="0.136647440038958">
            <text:p>0.1366</text:p>
          </table:table-cell>
          <table:table-cell table:number-columns-repeated="1010"/>
        </table:table-row>
        <table:table-row table:style-name="ro1">
          <table:table-cell table:style-name="ce10" office:value-type="string">
            <text:p>2</text:p>
          </table:table-cell>
          <table:table-cell table:formula="of:=[.$B$547]" office:value-type="float" office:value="11806.338819366">
            <text:p>11806.34</text:p>
          </table:table-cell>
          <table:table-cell table:style-name="ce27" table:formula="of:=SFLINEAR([.$A549]; [.$C$547]; [.$D$547])" office:value-type="float" office:value="21644.956863439">
            <text:p>21644.957</text:p>
          </table:table-cell>
          <table:table-cell/>
          <table:table-cell table:formula="of:=SFPOWER([.$A549]; [.$E$547]; [.$F$547]; [.$G$547])" office:value-type="float" office:value="0">
            <text:p>0</text:p>
          </table:table-cell>
          <table:table-cell table:number-columns-repeated="2"/>
          <table:table-cell table:formula="of:=SFEXP([.$A549]; [.$H$547]; [.$I$547])" office:value-type="float" office:value="0">
            <text:p>0</text:p>
          </table:table-cell>
          <table:table-cell table:number-columns-repeated="2"/>
          <table:table-cell table:style-name="ce46" table:formula="of:=SFJOIN([.B549];[.C549];[.E549];[.H549];[.$L$547]) * IF([.$K$547] = &quot;level&quot;; [.A549]; 1)" office:value-type="float" office:value="66902.59136561">
            <text:p>66902.5914</text:p>
          </table:table-cell>
          <table:table-cell table:style-name="ce46" table:formula="of:=IF([.$K$547]=1; [.$K549]*60; [.$K549]/60)" office:value-type="float" office:value="1115.04318942683">
            <text:p>1115.0432</text:p>
          </table:table-cell>
          <table:table-cell table:style-name="ce51" table:formula="of:=IF([.$K$547]=1; [.$K549]*60*60; [.$K549]/60/60)" office:value-type="float" office:value="18.5840531571139">
            <text:p>18.5841</text:p>
          </table:table-cell>
          <table:table-cell table:style-name="ce51" table:formula="of:=IF([.$K$547]=1; [.$K549]*60*60*24; [.$K549]/60/60/24)" office:value-type="float" office:value="0.774335548213079">
            <text:p>0.7743</text:p>
          </table:table-cell>
          <table:table-cell table:formula="of:=[.K549]/[.K548]" office:value-type="float" office:value="5.66666706666671">
            <text:p>5.67</text:p>
          </table:table-cell>
          <table:table-cell table:number-columns-repeated="1009"/>
        </table:table-row>
        <table:table-row table:style-name="ro1">
          <table:table-cell table:style-name="ce10" office:value-type="string">
            <text:p>3</text:p>
          </table:table-cell>
          <table:table-cell table:formula="of:=[.$B$547]" office:value-type="float" office:value="11806.338819366">
            <text:p>11806.34</text:p>
          </table:table-cell>
          <table:table-cell table:style-name="ce27" table:formula="of:=SFLINEAR([.$A550]; [.$C$547]; [.$D$547])" office:value-type="float" office:value="43289.913726878">
            <text:p>43289.914</text:p>
          </table:table-cell>
          <table:table-cell/>
          <table:table-cell table:formula="of:=SFPOWER([.$A550]; [.$E$547]; [.$F$547]; [.$G$547])" office:value-type="float" office:value="0">
            <text:p>0</text:p>
          </table:table-cell>
          <table:table-cell table:number-columns-repeated="2"/>
          <table:table-cell table:formula="of:=SFEXP([.$A550]; [.$H$547]; [.$I$547])" office:value-type="float" office:value="0">
            <text:p>0</text:p>
          </table:table-cell>
          <table:table-cell table:number-columns-repeated="2"/>
          <table:table-cell table:style-name="ce46" table:formula="of:=SFJOIN([.B550];[.C550];[.E550];[.H550];[.$L$547]) * IF([.$K$547] = &quot;level&quot;; [.A550]; 1)" office:value-type="float" office:value="165288.757638732">
            <text:p>165288.7576</text:p>
          </table:table-cell>
          <table:table-cell table:style-name="ce46" table:formula="of:=IF([.$K$547]=1; [.$K550]*60; [.$K550]/60)" office:value-type="float" office:value="2754.8126273122">
            <text:p>2754.8126</text:p>
          </table:table-cell>
          <table:table-cell table:style-name="ce51" table:formula="of:=IF([.$K$547]=1; [.$K550]*60*60; [.$K550]/60/60)" office:value-type="float" office:value="45.9135437885367">
            <text:p>45.9135</text:p>
          </table:table-cell>
          <table:table-cell table:style-name="ce51" table:formula="of:=IF([.$K$547]=1; [.$K550]*60*60*24; [.$K550]/60/60/24)" office:value-type="float" office:value="1.91306432452236">
            <text:p>1.9131</text:p>
          </table:table-cell>
          <table:table-cell table:formula="of:=[.K550]/[.K549]" office:value-type="float" office:value="2.47058827266436">
            <text:p>2.47</text:p>
          </table:table-cell>
          <table:table-cell table:number-columns-repeated="1009"/>
        </table:table-row>
        <table:table-row table:style-name="ro1">
          <table:table-cell table:style-name="ce10" office:value-type="string">
            <text:p>4</text:p>
          </table:table-cell>
          <table:table-cell table:formula="of:=[.$B$547]" office:value-type="float" office:value="11806.338819366">
            <text:p>11806.34</text:p>
          </table:table-cell>
          <table:table-cell table:style-name="ce27" table:formula="of:=SFLINEAR([.$A551]; [.$C$547]; [.$D$547])" office:value-type="float" office:value="64934.870590317">
            <text:p>64934.871</text:p>
          </table:table-cell>
          <table:table-cell/>
          <table:table-cell table:formula="of:=SFPOWER([.$A551]; [.$E$547]; [.$F$547]; [.$G$547])" office:value-type="float" office:value="0">
            <text:p>0</text:p>
          </table:table-cell>
          <table:table-cell table:number-columns-repeated="2"/>
          <table:table-cell table:formula="of:=SFEXP([.$A551]; [.$H$547]; [.$I$547])" office:value-type="float" office:value="0">
            <text:p>0</text:p>
          </table:table-cell>
          <table:table-cell table:number-columns-repeated="2"/>
          <table:table-cell table:style-name="ce46" table:formula="of:=SFJOIN([.B551];[.C551];[.E551];[.H551];[.$L$547]) * IF([.$K$547] = &quot;level&quot;; [.A551]; 1)" office:value-type="float" office:value="306964.837638732">
            <text:p>306964.8376</text:p>
          </table:table-cell>
          <table:table-cell table:style-name="ce46" table:formula="of:=IF([.$K$547]=1; [.$K551]*60; [.$K551]/60)" office:value-type="float" office:value="5116.0806273122">
            <text:p>5116.0806</text:p>
          </table:table-cell>
          <table:table-cell table:style-name="ce51" table:formula="of:=IF([.$K$547]=1; [.$K551]*60*60; [.$K551]/60/60)" office:value-type="float" office:value="85.2680104552033">
            <text:p>85.2680</text:p>
          </table:table-cell>
          <table:table-cell table:style-name="ce51" table:formula="of:=IF([.$K$547]=1; [.$K551]*60*60*24; [.$K551]/60/60/24)" office:value-type="float" office:value="3.5528337689668">
            <text:p>3.5528</text:p>
          </table:table-cell>
          <table:table-cell table:formula="of:=[.K551]/[.K550]" office:value-type="float" office:value="1.85714286938776">
            <text:p>1.86</text:p>
          </table:table-cell>
          <table:table-cell table:number-columns-repeated="1009"/>
        </table:table-row>
        <table:table-row table:style-name="ro1">
          <table:table-cell table:style-name="ce10" office:value-type="string">
            <text:p>5</text:p>
          </table:table-cell>
          <table:table-cell table:formula="of:=[.$B$547]" office:value-type="float" office:value="11806.338819366">
            <text:p>11806.34</text:p>
          </table:table-cell>
          <table:table-cell table:style-name="ce27" table:formula="of:=SFLINEAR([.$A552]; [.$C$547]; [.$D$547])" office:value-type="float" office:value="86579.827453756">
            <text:p>86579.827</text:p>
          </table:table-cell>
          <table:table-cell/>
          <table:table-cell table:formula="of:=SFPOWER([.$A552]; [.$E$547]; [.$F$547]; [.$G$547])" office:value-type="float" office:value="0">
            <text:p>0</text:p>
          </table:table-cell>
          <table:table-cell table:number-columns-repeated="2"/>
          <table:table-cell table:formula="of:=SFEXP([.$A552]; [.$H$547]; [.$I$547])" office:value-type="float" office:value="0">
            <text:p>0</text:p>
          </table:table-cell>
          <table:table-cell table:number-columns-repeated="2"/>
          <table:table-cell table:style-name="ce46" table:formula="of:=SFJOIN([.B552];[.C552];[.E552];[.H552];[.$L$547]) * IF([.$K$547] = &quot;level&quot;; [.A552]; 1)" office:value-type="float" office:value="491930.83136561">
            <text:p>491930.8314</text:p>
          </table:table-cell>
          <table:table-cell table:style-name="ce46" table:formula="of:=IF([.$K$547]=1; [.$K552]*60; [.$K552]/60)" office:value-type="float" office:value="8198.84718942683">
            <text:p>8198.8472</text:p>
          </table:table-cell>
          <table:table-cell table:style-name="ce51" table:formula="of:=IF([.$K$547]=1; [.$K552]*60*60; [.$K552]/60/60)" office:value-type="float" office:value="136.647453157114">
            <text:p>136.6475</text:p>
          </table:table-cell>
          <table:table-cell table:style-name="ce51" table:formula="of:=IF([.$K$547]=1; [.$K552]*60*60*24; [.$K552]/60/60/24)" office:value-type="float" office:value="5.69364388154641">
            <text:p>5.6936</text:p>
          </table:table-cell>
          <table:table-cell table:formula="of:=[.K552]/[.K551]" office:value-type="float" office:value="1.60256410848126">
            <text:p>1.6</text:p>
          </table:table-cell>
          <table:table-cell table:number-columns-repeated="1009"/>
        </table:table-row>
        <table:table-row table:style-name="ro1">
          <table:table-cell table:style-name="ce10" office:value-type="string">
            <text:p>6</text:p>
          </table:table-cell>
          <table:table-cell table:formula="of:=[.$B$547]" office:value-type="float" office:value="11806.338819366">
            <text:p>11806.34</text:p>
          </table:table-cell>
          <table:table-cell table:style-name="ce27" table:formula="of:=SFLINEAR([.$A553]; [.$C$547]; [.$D$547])" office:value-type="float" office:value="108224.784317195">
            <text:p>108224.784</text:p>
          </table:table-cell>
          <table:table-cell/>
          <table:table-cell table:formula="of:=SFPOWER([.$A553]; [.$E$547]; [.$F$547]; [.$G$547])" office:value-type="float" office:value="0">
            <text:p>0</text:p>
          </table:table-cell>
          <table:table-cell table:number-columns-repeated="2"/>
          <table:table-cell table:formula="of:=SFEXP([.$A553]; [.$H$547]; [.$I$547])" office:value-type="float" office:value="0">
            <text:p>0</text:p>
          </table:table-cell>
          <table:table-cell table:number-columns-repeated="2"/>
          <table:table-cell table:style-name="ce46" table:formula="of:=SFJOIN([.B553];[.C553];[.E553];[.H553];[.$L$547]) * IF([.$K$547] = &quot;level&quot;; [.A553]; 1)" office:value-type="float" office:value="720186.738819366">
            <text:p>720186.7388</text:p>
          </table:table-cell>
          <table:table-cell table:style-name="ce46" table:formula="of:=IF([.$K$547]=1; [.$K553]*60; [.$K553]/60)" office:value-type="float" office:value="12003.1123136561">
            <text:p>12003.1123</text:p>
          </table:table-cell>
          <table:table-cell table:style-name="ce51" table:formula="of:=IF([.$K$547]=1; [.$K553]*60*60; [.$K553]/60/60)" office:value-type="float" office:value="200.051871894268">
            <text:p>200.0519</text:p>
          </table:table-cell>
          <table:table-cell table:style-name="ce51" table:formula="of:=IF([.$K$547]=1; [.$K553]*60*60*24; [.$K553]/60/60/24)" office:value-type="float" office:value="8.33549466226118">
            <text:p>8.3355</text:p>
          </table:table-cell>
          <table:table-cell table:formula="of:=[.K553]/[.K552]" office:value-type="float" office:value="1.464000003456">
            <text:p>1.46</text:p>
          </table:table-cell>
          <table:table-cell table:number-columns-repeated="1009"/>
        </table:table-row>
        <table:table-row table:style-name="ro1">
          <table:table-cell table:style-name="ce10" office:value-type="string">
            <text:p>7</text:p>
          </table:table-cell>
          <table:table-cell table:formula="of:=[.$B$547]" office:value-type="float" office:value="11806.338819366">
            <text:p>11806.34</text:p>
          </table:table-cell>
          <table:table-cell table:style-name="ce27" table:formula="of:=SFLINEAR([.$A554]; [.$C$547]; [.$D$547])" office:value-type="float" office:value="129869.741180634">
            <text:p>129869.741</text:p>
          </table:table-cell>
          <table:table-cell/>
          <table:table-cell table:formula="of:=SFPOWER([.$A554]; [.$E$547]; [.$F$547]; [.$G$547])" office:value-type="float" office:value="0">
            <text:p>0</text:p>
          </table:table-cell>
          <table:table-cell table:number-columns-repeated="2"/>
          <table:table-cell table:formula="of:=SFEXP([.$A554]; [.$H$547]; [.$I$547])" office:value-type="float" office:value="0">
            <text:p>0</text:p>
          </table:table-cell>
          <table:table-cell table:number-columns-repeated="2"/>
          <table:table-cell table:style-name="ce46" table:formula="of:=SFJOIN([.B554];[.C554];[.E554];[.H554];[.$L$547]) * IF([.$K$547] = &quot;level&quot;; [.A554]; 1)" office:value-type="float" office:value="991732.56">
            <text:p>991732.5600</text:p>
          </table:table-cell>
          <table:table-cell table:style-name="ce46" table:formula="of:=IF([.$K$547]=1; [.$K554]*60; [.$K554]/60)" office:value-type="float" office:value="16528.876">
            <text:p>16528.8760</text:p>
          </table:table-cell>
          <table:table-cell table:style-name="ce51" table:formula="of:=IF([.$K$547]=1; [.$K554]*60*60; [.$K554]/60/60)" office:value-type="float" office:value="275.481266666667">
            <text:p>275.4813</text:p>
          </table:table-cell>
          <table:table-cell table:style-name="ce51" table:formula="of:=IF([.$K$547]=1; [.$K554]*60*60*24; [.$K554]/60/60/24)" office:value-type="float" office:value="11.4783861111111">
            <text:p>11.4784</text:p>
          </table:table-cell>
          <table:table-cell table:formula="of:=[.K554]/[.K553]" office:value-type="float" office:value="1.37704918258533">
            <text:p>1.38</text:p>
          </table:table-cell>
          <table:table-cell table:number-columns-repeated="1009"/>
        </table:table-row>
        <table:table-row table:style-name="ro1">
          <table:table-cell table:style-name="ce10" office:value-type="string">
            <text:p>8</text:p>
          </table:table-cell>
          <table:table-cell table:formula="of:=[.$B$547]" office:value-type="float" office:value="11806.338819366">
            <text:p>11806.34</text:p>
          </table:table-cell>
          <table:table-cell table:style-name="ce27" table:formula="of:=SFLINEAR([.$A555]; [.$C$547]; [.$D$547])" office:value-type="float" office:value="151514.698044073">
            <text:p>151514.698</text:p>
          </table:table-cell>
          <table:table-cell/>
          <table:table-cell table:formula="of:=SFPOWER([.$A555]; [.$E$547]; [.$F$547]; [.$G$547])" office:value-type="float" office:value="0">
            <text:p>0</text:p>
          </table:table-cell>
          <table:table-cell table:number-columns-repeated="2"/>
          <table:table-cell table:formula="of:=SFEXP([.$A555]; [.$H$547]; [.$I$547])" office:value-type="float" office:value="0">
            <text:p>0</text:p>
          </table:table-cell>
          <table:table-cell table:number-columns-repeated="2"/>
          <table:table-cell table:style-name="ce46" table:formula="of:=SFJOIN([.B555];[.C555];[.E555];[.H555];[.$L$547]) * IF([.$K$547] = &quot;level&quot;; [.A555]; 1)" office:value-type="float" office:value="1306568.29490751">
            <text:p>1306568.2949</text:p>
          </table:table-cell>
          <table:table-cell table:style-name="ce46" table:formula="of:=IF([.$K$547]=1; [.$K555]*60; [.$K555]/60)" office:value-type="float" office:value="21776.1382484585">
            <text:p>21776.1382</text:p>
          </table:table-cell>
          <table:table-cell table:style-name="ce51" table:formula="of:=IF([.$K$547]=1; [.$K555]*60*60; [.$K555]/60/60)" office:value-type="float" office:value="362.935637474309">
            <text:p>362.9356</text:p>
          </table:table-cell>
          <table:table-cell table:style-name="ce51" table:formula="of:=IF([.$K$547]=1; [.$K555]*60*60*24; [.$K555]/60/60/24)" office:value-type="float" office:value="15.1223182280962">
            <text:p>15.1223</text:p>
          </table:table-cell>
          <table:table-cell table:formula="of:=[.K555]/[.K554]" office:value-type="float" office:value="1.31746031904762">
            <text:p>1.32</text:p>
          </table:table-cell>
          <table:table-cell table:number-columns-repeated="1009"/>
        </table:table-row>
        <table:table-row table:style-name="ro1">
          <table:table-cell table:style-name="ce10" office:value-type="string">
            <text:p>9</text:p>
          </table:table-cell>
          <table:table-cell table:formula="of:=[.$B$547]" office:value-type="float" office:value="11806.338819366">
            <text:p>11806.34</text:p>
          </table:table-cell>
          <table:table-cell table:style-name="ce27" table:formula="of:=SFLINEAR([.$A556]; [.$C$547]; [.$D$547])" office:value-type="float" office:value="173159.654907512">
            <text:p>173159.655</text:p>
          </table:table-cell>
          <table:table-cell/>
          <table:table-cell table:formula="of:=SFPOWER([.$A556]; [.$E$547]; [.$F$547]; [.$G$547])" office:value-type="float" office:value="0">
            <text:p>0</text:p>
          </table:table-cell>
          <table:table-cell table:number-columns-repeated="2"/>
          <table:table-cell table:formula="of:=SFEXP([.$A556]; [.$H$547]; [.$I$547])" office:value-type="float" office:value="0">
            <text:p>0</text:p>
          </table:table-cell>
          <table:table-cell table:number-columns-repeated="2"/>
          <table:table-cell table:style-name="ce46" table:formula="of:=SFJOIN([.B556];[.C556];[.E556];[.H556];[.$L$547]) * IF([.$K$547] = &quot;level&quot;; [.A556]; 1)" office:value-type="float" office:value="1664693.9435419">
            <text:p>1664693.9435</text:p>
          </table:table-cell>
          <table:table-cell table:style-name="ce46" table:formula="of:=IF([.$K$547]=1; [.$K556]*60; [.$K556]/60)" office:value-type="float" office:value="27744.8990590317">
            <text:p>27744.8991</text:p>
          </table:table-cell>
          <table:table-cell table:style-name="ce51" table:formula="of:=IF([.$K$547]=1; [.$K556]*60*60; [.$K556]/60/60)" office:value-type="float" office:value="462.414984317195">
            <text:p>462.4150</text:p>
          </table:table-cell>
          <table:table-cell table:style-name="ce51" table:formula="of:=IF([.$K$547]=1; [.$K556]*60*60*24; [.$K556]/60/60/24)" office:value-type="float" office:value="19.2672910132165">
            <text:p>19.2673</text:p>
          </table:table-cell>
          <table:table-cell table:formula="of:=[.K556]/[.K555]" office:value-type="float" office:value="1.27409638671796">
            <text:p>1.27</text:p>
          </table:table-cell>
          <table:table-cell table:number-columns-repeated="1009"/>
        </table:table-row>
        <table:table-row table:style-name="ro1">
          <table:table-cell table:style-name="ce10" office:value-type="string">
            <text:p>10</text:p>
          </table:table-cell>
          <table:table-cell table:formula="of:=[.$B$547]" office:value-type="float" office:value="11806.338819366">
            <text:p>11806.34</text:p>
          </table:table-cell>
          <table:table-cell table:style-name="ce27" table:formula="of:=SFLINEAR([.$A557]; [.$C$547]; [.$D$547])" office:value-type="float" office:value="194804.611770951">
            <text:p>194804.612</text:p>
          </table:table-cell>
          <table:table-cell/>
          <table:table-cell table:formula="of:=SFPOWER([.$A557]; [.$E$547]; [.$F$547]; [.$G$547])" office:value-type="float" office:value="0">
            <text:p>0</text:p>
          </table:table-cell>
          <table:table-cell table:number-columns-repeated="2"/>
          <table:table-cell table:formula="of:=SFEXP([.$A557]; [.$H$547]; [.$I$547])" office:value-type="float" office:value="0">
            <text:p>0</text:p>
          </table:table-cell>
          <table:table-cell table:number-columns-repeated="2"/>
          <table:table-cell table:style-name="ce46" table:formula="of:=SFJOIN([.B557];[.C557];[.E557];[.H557];[.$L$547]) * IF([.$K$547] = &quot;level&quot;; [.A557]; 1)" office:value-type="float" office:value="2066109.50590317">
            <text:p>2066109.5059</text:p>
          </table:table-cell>
          <table:table-cell table:style-name="ce46" table:formula="of:=IF([.$K$547]=1; [.$K557]*60; [.$K557]/60)" office:value-type="float" office:value="34435.1584317195">
            <text:p>34435.1584</text:p>
          </table:table-cell>
          <table:table-cell table:style-name="ce51" table:formula="of:=IF([.$K$547]=1; [.$K557]*60*60; [.$K557]/60/60)" office:value-type="float" office:value="573.919307195325">
            <text:p>573.9193</text:p>
          </table:table-cell>
          <table:table-cell table:style-name="ce51" table:formula="of:=IF([.$K$547]=1; [.$K557]*60*60*24; [.$K557]/60/60/24)" office:value-type="float" office:value="23.9133044664719">
            <text:p>23.9133</text:p>
          </table:table-cell>
          <table:table-cell table:formula="of:=[.K557]/[.K556]" office:value-type="float" office:value="1.24113475267844">
            <text:p>1.24</text:p>
          </table:table-cell>
          <table:table-cell table:number-columns-repeated="1009"/>
        </table:table-row>
        <table:table-row table:style-name="ro1">
          <table:table-cell table:style-name="Default"/>
          <table:table-cell table:number-columns-repeated="1023"/>
        </table:table-row>
        <table:table-row table:style-name="ro15">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5"/>
          <table:table-cell table:style-name="ce36"/>
          <table:table-cell table:style-name="ce20" office:value-type="string" table:number-columns-spanned="2" table:number-rows-spanned="1">
            <text:p>exp (d)</text:p>
          </table:table-cell>
          <table:covered-table-cell table:style-name="ce44"/>
          <table:table-cell table:style-name="ce44"/>
          <table:table-cell table:style-name="ce45"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5">
          <table:table-cell table:style-name="ce9" office:value-type="string">
            <text:p>Coeficients</text:p>
          </table:table-cell>
          <table:table-cell table:style-name="ce20" table:number-matrix-columns-spanned="11" table:number-matrix-rows-spanned="1" table:formula="of:=FILTER_COEFS([.$A$2:.$M$539]; [.B544];[.F544])" office:value-type="float" office:value="0">
            <text:p>0</text:p>
          </table:table-cell>
          <table:table-cell table:style-name="ce20" office:value-type="float" office:value="35">
            <text:p>35</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20" office:value-type="float" office:value="0">
            <text:p>0</text:p>
          </table:table-cell>
          <table:table-cell table:style-name="ce36" office:value-type="float" office:value="0">
            <text:p>0</text:p>
          </table:table-cell>
          <table:table-cell table:style-name="ce44" office:value-type="float" office:value="0">
            <text:p>0</text:p>
          </table:table-cell>
          <table:table-cell table:style-name="ce45"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560]" office:value-type="float" office:value="0">
            <text:p>0</text:p>
          </table:table-cell>
          <table:table-cell table:style-name="ce27" table:formula="of:=SFLINEAR([.$A561]; [.$C$560]; [.$D$560])" office:value-type="float" office:value="35">
            <text:p>35.000</text:p>
          </table:table-cell>
          <table:table-cell/>
          <table:table-cell table:formula="of:=SFPOWER([.$A561]; [.$E$560]; [.$F$560]; [.$G$560])" office:value-type="float" office:value="0">
            <text:p>0</text:p>
          </table:table-cell>
          <table:table-cell table:number-columns-repeated="2"/>
          <table:table-cell table:formula="of:=SFEXP([.$A561]; [.$H$560]; [.$I$560])" office:value-type="float" office:value="0">
            <text:p>0</text:p>
          </table:table-cell>
          <table:table-cell table:number-columns-repeated="2"/>
          <table:table-cell table:style-name="ce46" table:formula="of:=SFJOIN([.B561];[.C561];[.E561];[.H561];[.$L$560]) * IF([.$K$560] = &quot;level&quot;; [.A561]; 1)" office:value-type="float" office:value="35">
            <text:p>35.0000</text:p>
          </table:table-cell>
          <table:table-cell table:style-name="ce46" table:formula="of:=IF([.$K$560]=1; [.$K561]*60; [.$K561]/60)" office:value-type="float" office:value="0.583333333333333">
            <text:p>0.5833</text:p>
          </table:table-cell>
          <table:table-cell table:style-name="ce51" table:formula="of:=IF([.$K$560]=1; [.$K561]*60*60; [.$K561]/60/60)" office:value-type="float" office:value="0.00972222222222222">
            <text:p>0.0097</text:p>
          </table:table-cell>
          <table:table-cell table:style-name="ce51" table:formula="of:=IF([.$K$560]=1; [.$K561]*60*60*24; [.$K561]/60/60/24)" office:value-type="float" office:value="0.000405092592592593">
            <text:p>0.0004</text:p>
          </table:table-cell>
          <table:table-cell table:number-columns-repeated="1010"/>
        </table:table-row>
        <table:table-row table:style-name="ro1">
          <table:table-cell table:style-name="ce10" office:value-type="string">
            <text:p>2</text:p>
          </table:table-cell>
          <table:table-cell table:formula="of:=[.$B$560]" office:value-type="float" office:value="0">
            <text:p>0</text:p>
          </table:table-cell>
          <table:table-cell table:style-name="ce27" table:formula="of:=SFLINEAR([.$A562]; [.$C$560]; [.$D$560])" office:value-type="float" office:value="70">
            <text:p>70.000</text:p>
          </table:table-cell>
          <table:table-cell/>
          <table:table-cell table:formula="of:=SFPOWER([.$A562]; [.$E$560]; [.$F$560]; [.$G$560])" office:value-type="float" office:value="0">
            <text:p>0</text:p>
          </table:table-cell>
          <table:table-cell table:number-columns-repeated="2"/>
          <table:table-cell table:formula="of:=SFEXP([.$A562]; [.$H$560]; [.$I$560])" office:value-type="float" office:value="0">
            <text:p>0</text:p>
          </table:table-cell>
          <table:table-cell table:number-columns-repeated="2"/>
          <table:table-cell table:style-name="ce46" table:formula="of:=SFJOIN([.B562];[.C562];[.E562];[.H562];[.$L$560]) * IF([.$K$560] = &quot;level&quot;; [.A562]; 1)" office:value-type="float" office:value="70">
            <text:p>70.0000</text:p>
          </table:table-cell>
          <table:table-cell table:style-name="ce46" table:formula="of:=IF([.$K$560]=1; [.$K562]*60; [.$K562]/60)" office:value-type="float" office:value="1.16666666666667">
            <text:p>1.1667</text:p>
          </table:table-cell>
          <table:table-cell table:style-name="ce51" table:formula="of:=IF([.$K$560]=1; [.$K562]*60*60; [.$K562]/60/60)" office:value-type="float" office:value="0.0194444444444444">
            <text:p>0.0194</text:p>
          </table:table-cell>
          <table:table-cell table:style-name="ce51" table:formula="of:=IF([.$K$560]=1; [.$K562]*60*60*24; [.$K562]/60/60/24)" office:value-type="float" office:value="0.000810185185185185">
            <text:p>0.0008</text:p>
          </table:table-cell>
          <table:table-cell table:formula="of:=[.K562]/[.K561]" office:value-type="float" office:value="2">
            <text:p>2</text:p>
          </table:table-cell>
          <table:table-cell table:number-columns-repeated="1009"/>
        </table:table-row>
        <table:table-row table:style-name="ro1">
          <table:table-cell table:style-name="ce10" office:value-type="string">
            <text:p>3</text:p>
          </table:table-cell>
          <table:table-cell table:formula="of:=[.$B$560]" office:value-type="float" office:value="0">
            <text:p>0</text:p>
          </table:table-cell>
          <table:table-cell table:style-name="ce27" table:formula="of:=SFLINEAR([.$A563]; [.$C$560]; [.$D$560])" office:value-type="float" office:value="105">
            <text:p>105.000</text:p>
          </table:table-cell>
          <table:table-cell/>
          <table:table-cell table:formula="of:=SFPOWER([.$A563]; [.$E$560]; [.$F$560]; [.$G$560])" office:value-type="float" office:value="0">
            <text:p>0</text:p>
          </table:table-cell>
          <table:table-cell table:number-columns-repeated="2"/>
          <table:table-cell table:formula="of:=SFEXP([.$A563]; [.$H$560]; [.$I$560])" office:value-type="float" office:value="0">
            <text:p>0</text:p>
          </table:table-cell>
          <table:table-cell table:number-columns-repeated="2"/>
          <table:table-cell table:style-name="ce46" table:formula="of:=SFJOIN([.B563];[.C563];[.E563];[.H563];[.$L$560]) * IF([.$K$560] = &quot;level&quot;; [.A563]; 1)" office:value-type="float" office:value="105">
            <text:p>105.0000</text:p>
          </table:table-cell>
          <table:table-cell table:style-name="ce46" table:formula="of:=IF([.$K$560]=1; [.$K563]*60; [.$K563]/60)" office:value-type="float" office:value="1.75">
            <text:p>1.7500</text:p>
          </table:table-cell>
          <table:table-cell table:style-name="ce51" table:formula="of:=IF([.$K$560]=1; [.$K563]*60*60; [.$K563]/60/60)" office:value-type="float" office:value="0.0291666666666667">
            <text:p>0.0292</text:p>
          </table:table-cell>
          <table:table-cell table:style-name="ce51" table:formula="of:=IF([.$K$560]=1; [.$K563]*60*60*24; [.$K563]/60/60/24)" office:value-type="float" office:value="0.00121527777777778">
            <text:p>0.0012</text:p>
          </table:table-cell>
          <table:table-cell table:formula="of:=[.K563]/[.K562]" office:value-type="float" office:value="1.5">
            <text:p>1.5</text:p>
          </table:table-cell>
          <table:table-cell table:number-columns-repeated="1009"/>
        </table:table-row>
        <table:table-row table:style-name="ro1">
          <table:table-cell table:style-name="ce10" office:value-type="string">
            <text:p>4</text:p>
          </table:table-cell>
          <table:table-cell table:formula="of:=[.$B$560]" office:value-type="float" office:value="0">
            <text:p>0</text:p>
          </table:table-cell>
          <table:table-cell table:style-name="ce27" table:formula="of:=SFLINEAR([.$A564]; [.$C$560]; [.$D$560])" office:value-type="float" office:value="140">
            <text:p>140.000</text:p>
          </table:table-cell>
          <table:table-cell/>
          <table:table-cell table:formula="of:=SFPOWER([.$A564]; [.$E$560]; [.$F$560]; [.$G$560])" office:value-type="float" office:value="0">
            <text:p>0</text:p>
          </table:table-cell>
          <table:table-cell table:number-columns-repeated="2"/>
          <table:table-cell table:formula="of:=SFEXP([.$A564]; [.$H$560]; [.$I$560])" office:value-type="float" office:value="0">
            <text:p>0</text:p>
          </table:table-cell>
          <table:table-cell table:number-columns-repeated="2"/>
          <table:table-cell table:style-name="ce46" table:formula="of:=SFJOIN([.B564];[.C564];[.E564];[.H564];[.$L$560]) * IF([.$K$560] = &quot;level&quot;; [.A564]; 1)" office:value-type="float" office:value="140">
            <text:p>140.0000</text:p>
          </table:table-cell>
          <table:table-cell table:style-name="ce46" table:formula="of:=IF([.$K$560]=1; [.$K564]*60; [.$K564]/60)" office:value-type="float" office:value="2.33333333333333">
            <text:p>2.3333</text:p>
          </table:table-cell>
          <table:table-cell table:style-name="ce51" table:formula="of:=IF([.$K$560]=1; [.$K564]*60*60; [.$K564]/60/60)" office:value-type="float" office:value="0.0388888888888889">
            <text:p>0.0389</text:p>
          </table:table-cell>
          <table:table-cell table:style-name="ce51" table:formula="of:=IF([.$K$560]=1; [.$K564]*60*60*24; [.$K564]/60/60/24)" office:value-type="float" office:value="0.00162037037037037">
            <text:p>0.0016</text:p>
          </table:table-cell>
          <table:table-cell table:formula="of:=[.K564]/[.K563]" office:value-type="float" office:value="1.33333333333333">
            <text:p>1.33</text:p>
          </table:table-cell>
          <table:table-cell table:number-columns-repeated="1009"/>
        </table:table-row>
        <table:table-row table:style-name="ro1">
          <table:table-cell table:style-name="ce10" office:value-type="string">
            <text:p>5</text:p>
          </table:table-cell>
          <table:table-cell table:formula="of:=[.$B$560]" office:value-type="float" office:value="0">
            <text:p>0</text:p>
          </table:table-cell>
          <table:table-cell table:style-name="ce27" table:formula="of:=SFLINEAR([.$A565]; [.$C$560]; [.$D$560])" office:value-type="float" office:value="175">
            <text:p>175.000</text:p>
          </table:table-cell>
          <table:table-cell/>
          <table:table-cell table:formula="of:=SFPOWER([.$A565]; [.$E$560]; [.$F$560]; [.$G$560])" office:value-type="float" office:value="0">
            <text:p>0</text:p>
          </table:table-cell>
          <table:table-cell table:number-columns-repeated="2"/>
          <table:table-cell table:formula="of:=SFEXP([.$A565]; [.$H$560]; [.$I$560])" office:value-type="float" office:value="0">
            <text:p>0</text:p>
          </table:table-cell>
          <table:table-cell table:number-columns-repeated="2"/>
          <table:table-cell table:style-name="ce46" table:formula="of:=SFJOIN([.B565];[.C565];[.E565];[.H565];[.$L$560]) * IF([.$K$560] = &quot;level&quot;; [.A565]; 1)" office:value-type="float" office:value="175">
            <text:p>175.0000</text:p>
          </table:table-cell>
          <table:table-cell table:style-name="ce46" table:formula="of:=IF([.$K$560]=1; [.$K565]*60; [.$K565]/60)" office:value-type="float" office:value="2.91666666666667">
            <text:p>2.9167</text:p>
          </table:table-cell>
          <table:table-cell table:style-name="ce51" table:formula="of:=IF([.$K$560]=1; [.$K565]*60*60; [.$K565]/60/60)" office:value-type="float" office:value="0.0486111111111111">
            <text:p>0.0486</text:p>
          </table:table-cell>
          <table:table-cell table:style-name="ce51" table:formula="of:=IF([.$K$560]=1; [.$K565]*60*60*24; [.$K565]/60/60/24)" office:value-type="float" office:value="0.00202546296296296">
            <text:p>0.0020</text:p>
          </table:table-cell>
          <table:table-cell table:formula="of:=[.K565]/[.K564]" office:value-type="float" office:value="1.25">
            <text:p>1.25</text:p>
          </table:table-cell>
          <table:table-cell table:number-columns-repeated="1009"/>
        </table:table-row>
        <table:table-row table:style-name="ro1">
          <table:table-cell table:style-name="ce10" office:value-type="string">
            <text:p>6</text:p>
          </table:table-cell>
          <table:table-cell table:formula="of:=[.$B$560]" office:value-type="float" office:value="0">
            <text:p>0</text:p>
          </table:table-cell>
          <table:table-cell table:style-name="ce27" table:formula="of:=SFLINEAR([.$A566]; [.$C$560]; [.$D$560])" office:value-type="float" office:value="210">
            <text:p>210.000</text:p>
          </table:table-cell>
          <table:table-cell/>
          <table:table-cell table:formula="of:=SFPOWER([.$A566]; [.$E$560]; [.$F$560]; [.$G$560])" office:value-type="float" office:value="0">
            <text:p>0</text:p>
          </table:table-cell>
          <table:table-cell table:number-columns-repeated="2"/>
          <table:table-cell table:formula="of:=SFEXP([.$A566]; [.$H$560]; [.$I$560])" office:value-type="float" office:value="0">
            <text:p>0</text:p>
          </table:table-cell>
          <table:table-cell table:number-columns-repeated="2"/>
          <table:table-cell table:style-name="ce46" table:formula="of:=SFJOIN([.B566];[.C566];[.E566];[.H566];[.$L$560]) * IF([.$K$560] = &quot;level&quot;; [.A566]; 1)" office:value-type="float" office:value="210">
            <text:p>210.0000</text:p>
          </table:table-cell>
          <table:table-cell table:style-name="ce46" table:formula="of:=IF([.$K$560]=1; [.$K566]*60; [.$K566]/60)" office:value-type="float" office:value="3.5">
            <text:p>3.5000</text:p>
          </table:table-cell>
          <table:table-cell table:style-name="ce51" table:formula="of:=IF([.$K$560]=1; [.$K566]*60*60; [.$K566]/60/60)" office:value-type="float" office:value="0.0583333333333333">
            <text:p>0.0583</text:p>
          </table:table-cell>
          <table:table-cell table:style-name="ce51" table:formula="of:=IF([.$K$560]=1; [.$K566]*60*60*24; [.$K566]/60/60/24)" office:value-type="float" office:value="0.00243055555555556">
            <text:p>0.0024</text:p>
          </table:table-cell>
          <table:table-cell table:formula="of:=[.K566]/[.K565]" office:value-type="float" office:value="1.2">
            <text:p>1.2</text:p>
          </table:table-cell>
          <table:table-cell table:number-columns-repeated="1009"/>
        </table:table-row>
        <table:table-row table:style-name="ro1">
          <table:table-cell table:style-name="ce10" office:value-type="string">
            <text:p>7</text:p>
          </table:table-cell>
          <table:table-cell table:formula="of:=[.$B$560]" office:value-type="float" office:value="0">
            <text:p>0</text:p>
          </table:table-cell>
          <table:table-cell table:style-name="ce27" table:formula="of:=SFLINEAR([.$A567]; [.$C$560]; [.$D$560])" office:value-type="float" office:value="245">
            <text:p>245.000</text:p>
          </table:table-cell>
          <table:table-cell/>
          <table:table-cell table:formula="of:=SFPOWER([.$A567]; [.$E$560]; [.$F$560]; [.$G$560])" office:value-type="float" office:value="0">
            <text:p>0</text:p>
          </table:table-cell>
          <table:table-cell table:number-columns-repeated="2"/>
          <table:table-cell table:formula="of:=SFEXP([.$A567]; [.$H$560]; [.$I$560])" office:value-type="float" office:value="0">
            <text:p>0</text:p>
          </table:table-cell>
          <table:table-cell table:number-columns-repeated="2"/>
          <table:table-cell table:style-name="ce46" table:formula="of:=SFJOIN([.B567];[.C567];[.E567];[.H567];[.$L$560]) * IF([.$K$560] = &quot;level&quot;; [.A567]; 1)" office:value-type="float" office:value="245">
            <text:p>245.0000</text:p>
          </table:table-cell>
          <table:table-cell table:style-name="ce46" table:formula="of:=IF([.$K$560]=1; [.$K567]*60; [.$K567]/60)" office:value-type="float" office:value="4.08333333333333">
            <text:p>4.0833</text:p>
          </table:table-cell>
          <table:table-cell table:style-name="ce51" table:formula="of:=IF([.$K$560]=1; [.$K567]*60*60; [.$K567]/60/60)" office:value-type="float" office:value="0.0680555555555555">
            <text:p>0.0681</text:p>
          </table:table-cell>
          <table:table-cell table:style-name="ce51" table:formula="of:=IF([.$K$560]=1; [.$K567]*60*60*24; [.$K567]/60/60/24)" office:value-type="float" office:value="0.00283564814814815">
            <text:p>0.0028</text:p>
          </table:table-cell>
          <table:table-cell table:formula="of:=[.K567]/[.K566]" office:value-type="float" office:value="1.16666666666667">
            <text:p>1.17</text:p>
          </table:table-cell>
          <table:table-cell table:number-columns-repeated="1009"/>
        </table:table-row>
        <table:table-row table:style-name="ro1">
          <table:table-cell table:style-name="ce10" office:value-type="string">
            <text:p>8</text:p>
          </table:table-cell>
          <table:table-cell table:formula="of:=[.$B$560]" office:value-type="float" office:value="0">
            <text:p>0</text:p>
          </table:table-cell>
          <table:table-cell table:style-name="ce27" table:formula="of:=SFLINEAR([.$A568]; [.$C$560]; [.$D$560])" office:value-type="float" office:value="280">
            <text:p>280.000</text:p>
          </table:table-cell>
          <table:table-cell/>
          <table:table-cell table:formula="of:=SFPOWER([.$A568]; [.$E$560]; [.$F$560]; [.$G$560])" office:value-type="float" office:value="0">
            <text:p>0</text:p>
          </table:table-cell>
          <table:table-cell table:number-columns-repeated="2"/>
          <table:table-cell table:formula="of:=SFEXP([.$A568]; [.$H$560]; [.$I$560])" office:value-type="float" office:value="0">
            <text:p>0</text:p>
          </table:table-cell>
          <table:table-cell table:number-columns-repeated="2"/>
          <table:table-cell table:style-name="ce46" table:formula="of:=SFJOIN([.B568];[.C568];[.E568];[.H568];[.$L$560]) * IF([.$K$560] = &quot;level&quot;; [.A568]; 1)" office:value-type="float" office:value="280">
            <text:p>280.0000</text:p>
          </table:table-cell>
          <table:table-cell table:style-name="ce46" table:formula="of:=IF([.$K$560]=1; [.$K568]*60; [.$K568]/60)" office:value-type="float" office:value="4.66666666666667">
            <text:p>4.6667</text:p>
          </table:table-cell>
          <table:table-cell table:style-name="ce51" table:formula="of:=IF([.$K$560]=1; [.$K568]*60*60; [.$K568]/60/60)" office:value-type="float" office:value="0.0777777777777778">
            <text:p>0.0778</text:p>
          </table:table-cell>
          <table:table-cell table:style-name="ce51" table:formula="of:=IF([.$K$560]=1; [.$K568]*60*60*24; [.$K568]/60/60/24)" office:value-type="float" office:value="0.00324074074074074">
            <text:p>0.0032</text:p>
          </table:table-cell>
          <table:table-cell table:formula="of:=[.K568]/[.K567]" office:value-type="float" office:value="1.14285714285714">
            <text:p>1.14</text:p>
          </table:table-cell>
          <table:table-cell table:number-columns-repeated="1009"/>
        </table:table-row>
        <table:table-row table:style-name="ro1">
          <table:table-cell table:style-name="ce10" office:value-type="string">
            <text:p>9</text:p>
          </table:table-cell>
          <table:table-cell table:formula="of:=[.$B$560]" office:value-type="float" office:value="0">
            <text:p>0</text:p>
          </table:table-cell>
          <table:table-cell table:style-name="ce27" table:formula="of:=SFLINEAR([.$A569]; [.$C$560]; [.$D$560])" office:value-type="float" office:value="315">
            <text:p>315.000</text:p>
          </table:table-cell>
          <table:table-cell/>
          <table:table-cell table:formula="of:=SFPOWER([.$A569]; [.$E$560]; [.$F$560]; [.$G$560])" office:value-type="float" office:value="0">
            <text:p>0</text:p>
          </table:table-cell>
          <table:table-cell table:number-columns-repeated="2"/>
          <table:table-cell table:formula="of:=SFEXP([.$A569]; [.$H$560]; [.$I$560])" office:value-type="float" office:value="0">
            <text:p>0</text:p>
          </table:table-cell>
          <table:table-cell table:number-columns-repeated="2"/>
          <table:table-cell table:style-name="ce46" table:formula="of:=SFJOIN([.B569];[.C569];[.E569];[.H569];[.$L$560]) * IF([.$K$560] = &quot;level&quot;; [.A569]; 1)" office:value-type="float" office:value="315">
            <text:p>315.0000</text:p>
          </table:table-cell>
          <table:table-cell table:style-name="ce46" table:formula="of:=IF([.$K$560]=1; [.$K569]*60; [.$K569]/60)" office:value-type="float" office:value="5.25">
            <text:p>5.2500</text:p>
          </table:table-cell>
          <table:table-cell table:style-name="ce51" table:formula="of:=IF([.$K$560]=1; [.$K569]*60*60; [.$K569]/60/60)" office:value-type="float" office:value="0.0875">
            <text:p>0.0875</text:p>
          </table:table-cell>
          <table:table-cell table:style-name="ce51" table:formula="of:=IF([.$K$560]=1; [.$K569]*60*60*24; [.$K569]/60/60/24)" office:value-type="float" office:value="0.00364583333333333">
            <text:p>0.0036</text:p>
          </table:table-cell>
          <table:table-cell table:formula="of:=[.K569]/[.K568]" office:value-type="float" office:value="1.125">
            <text:p>1.13</text:p>
          </table:table-cell>
          <table:table-cell table:number-columns-repeated="1009"/>
        </table:table-row>
        <table:table-row table:style-name="ro1">
          <table:table-cell table:style-name="ce10" office:value-type="string">
            <text:p>10</text:p>
          </table:table-cell>
          <table:table-cell table:formula="of:=[.$B$560]" office:value-type="float" office:value="0">
            <text:p>0</text:p>
          </table:table-cell>
          <table:table-cell table:style-name="ce27" table:formula="of:=SFLINEAR([.$A570]; [.$C$560]; [.$D$560])" office:value-type="float" office:value="350">
            <text:p>350.000</text:p>
          </table:table-cell>
          <table:table-cell/>
          <table:table-cell table:formula="of:=SFPOWER([.$A570]; [.$E$560]; [.$F$560]; [.$G$560])" office:value-type="float" office:value="0">
            <text:p>0</text:p>
          </table:table-cell>
          <table:table-cell table:number-columns-repeated="2"/>
          <table:table-cell table:formula="of:=SFEXP([.$A570]; [.$H$560]; [.$I$560])" office:value-type="float" office:value="0">
            <text:p>0</text:p>
          </table:table-cell>
          <table:table-cell table:number-columns-repeated="2"/>
          <table:table-cell table:style-name="ce46" table:formula="of:=SFJOIN([.B570];[.C570];[.E570];[.H570];[.$L$560]) * IF([.$K$560] = &quot;level&quot;; [.A570]; 1)" office:value-type="float" office:value="350">
            <text:p>350.0000</text:p>
          </table:table-cell>
          <table:table-cell table:style-name="ce46" table:formula="of:=IF([.$K$560]=1; [.$K570]*60; [.$K570]/60)" office:value-type="float" office:value="5.83333333333333">
            <text:p>5.8333</text:p>
          </table:table-cell>
          <table:table-cell table:style-name="ce51" table:formula="of:=IF([.$K$560]=1; [.$K570]*60*60; [.$K570]/60/60)" office:value-type="float" office:value="0.0972222222222222">
            <text:p>0.0972</text:p>
          </table:table-cell>
          <table:table-cell table:style-name="ce51" table:formula="of:=IF([.$K$560]=1; [.$K570]*60*60*24; [.$K570]/60/60/24)" office:value-type="float" office:value="0.00405092592592593">
            <text:p>0.0041</text:p>
          </table:table-cell>
          <table:table-cell table:formula="of:=[.K570]/[.K569]" office:value-type="float" office:value="1.11111111111111">
            <text:p>1.1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0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5" table:default-cell-style-name="Default"/>
        <table:table-column table:style-name="co14" table:number-columns-repeated="2" table:default-cell-style-name="Default"/>
        <table:table-column table:style-name="co16" table:default-cell-style-name="Default"/>
        <table:table-column table:style-name="co17" table:default-cell-style-name="Default"/>
        <table:table-row table:style-name="ro1">
          <table:table-cell office:value-type="string">
            <text:p>Base Metal</text:p>
          </table:table-cell>
          <table:table-cell table:style-name="ce49" table:formula="of:=0.005*[.D1]" office:value-type="float" office:value="0.0025">
            <text:p>0.00250</text:p>
          </table:table-cell>
          <table:table-cell/>
          <table:table-cell office:value-type="float" office:value="0.5">
            <office:annotation draw:style-name="gr4" draw:text-style-name="P2" svg:width="1.1413in" svg:height="0.3902in" svg:x="4.8831in" svg:y="0in" draw:caption-point-x="-0.2402in" draw:caption-point-y="0.0039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9"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9"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30"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15*9" office:value-type="float" office:value="135">
            <text:p>135</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row table:style-name="ro1">
          <table:table-cell table:number-columns-repeated="5"/>
        </table:table-row>
        <table:table-row table:style-name="ro1">
          <table:table-cell office:value-type="string">
            <text:p>NPC unit build time divider</text:p>
          </table:table-cell>
          <table:table-cell office:value-type="float" office:value="4">
            <text:p>4</text:p>
          </table:table-cell>
          <table:table-cell table:number-columns-repeated="3"/>
        </table:table-row>
        <table:table-row table:style-name="ro1">
          <table:table-cell table:number-columns-repeated="5"/>
        </table:table-row>
        <table:table-row table:style-name="ro1">
          <table:table-cell office:value-type="string">
            <office:annotation draw:style-name="gr4" draw:text-style-name="P2" svg:width="1.1413in" svg:height="0.7012in" svg:x="2.1146in" svg:y="3.8701in" draw:caption-point-x="-0.2402in" draw:caption-point-y="0.5949in">
              <dc:creator>AŠ</dc:creator>
              <dc:date>2011-09-20T00:00:00</dc:date>
              <text:p text:style-name="P2"><text:span text:style-name="T1">How much hours of resource generation it should store</text:span></text:p>
            </office:annotation>
            <text:p>BG storage modifier</text:p>
          </table:table-cell>
          <table:table-cell table:formula="of:=24*7*4" office:value-type="float" office:value="672">
            <text:p>672</text:p>
          </table:table-cell>
          <table:table-cell table:number-columns-repeated="3"/>
        </table:table-row>
        <table:table-row table:style-name="ro1">
          <table:table-cell office:value-type="string">
            <text:p>Unit storage gained per level</text:p>
          </table:table-cell>
          <table:table-cell office:value-type="float" office:value="0.444445">
            <office:annotation draw:style-name="gr11" draw:text-style-name="P2" svg:width="2.8378in" svg:height="0.435in" svg:x="3.0035in" svg:y="4.0417in" draw:caption-point-x="-0.2402in" draw:caption-point-y="0.5949in">
              <dc:creator>AŠ</dc:creator>
              <dc:date>2011-10-21T00:00:00</dc:date>
              <text:p text:style-name="P2">Formula is:</text:p>
              <text:p text:style-name="P2">storage + storage * (level - 1) * modifier</text:p>
            </office:annotation>
            <text:p>0.44</text:p>
          </table:table-cell>
          <table:table-cell table:number-columns-repeated="3"/>
        </table:table-row>
      </table:table>
      <table:table table:name="Units" table:style-name="ta1" table:print="false">
        <office:forms form:automatic-focus="false" form:apply-design-mode="false"/>
        <table:table-column table:style-name="co18" table:default-cell-style-name="Default"/>
        <table:table-column table:style-name="co19" table:default-cell-style-name="ce68"/>
        <table:table-column table:style-name="co7" table:default-cell-style-name="Default"/>
        <table:table-column table:style-name="co20" table:default-cell-style-name="Default"/>
        <table:table-column table:style-name="co21" table:default-cell-style-name="Default"/>
        <table:table-column table:style-name="co20" table:default-cell-style-name="Default"/>
        <table:table-column table:style-name="co22" table:default-cell-style-name="Default"/>
        <table:table-column table:style-name="co20" table:default-cell-style-name="Default"/>
        <table:table-column table:style-name="co23" table:default-cell-style-name="Default"/>
        <table:table-column table:style-name="co19" table:default-cell-style-name="Default"/>
        <table:table-column table:style-name="co24" table:default-cell-style-name="Default"/>
        <table:table-column table:style-name="co25" table:default-cell-style-name="ce70"/>
        <table:table-column table:style-name="co26" table:default-cell-style-name="Default"/>
        <table:table-column table:style-name="co27" table:default-cell-style-name="Default"/>
        <table:table-column table:style-name="co28" table:default-cell-style-name="Default"/>
        <table:table-column table:style-name="co29" table:number-columns-repeated="2"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9" table:default-cell-style-name="Default"/>
        <table:table-column table:style-name="co35" table:default-cell-style-name="Default"/>
        <table:table-column table:style-name="co26" table:default-cell-style-name="ce88"/>
        <table:table-column table:style-name="co14" table:number-columns-repeated="999" table:default-cell-style-name="Default"/>
        <table:table-row table:style-name="ro16">
          <table:table-cell table:style-name="ce53" office:value-type="string">
            <text:p>Tier name</text:p>
          </table:table-cell>
          <table:table-cell table:style-name="ce65" office:value-type="string" table:number-columns-spanned="2" table:number-rows-spanned="1">
            <text:p>Metal mod</text:p>
          </table:table-cell>
          <table:covered-table-cell table:style-name="ce65"/>
          <table:table-cell table:style-name="ce65" office:value-type="string" table:number-columns-spanned="2" table:number-rows-spanned="1">
            <text:p>Energy mod</text:p>
          </table:table-cell>
          <table:covered-table-cell table:style-name="ce65"/>
          <table:table-cell table:style-name="ce79" office:value-type="string" table:number-columns-spanned="3" table:number-rows-spanned="1">
            <text:p>Zetium mod</text:p>
          </table:table-cell>
          <table:covered-table-cell table:number-columns-repeated="2" table:style-name="ce81"/>
          <table:table-cell table:style-name="ce79" office:value-type="string">
            <text:p>Time HP mod.</text:p>
          </table:table-cell>
          <table:table-cell table:style-name="ce83" office:value-type="string">
            <text:p>Time dmg mod.</text:p>
          </table:table-cell>
          <table:table-cell table:style-name="ce83" office:value-type="string">
            <text:p>HP mod.</text:p>
          </table:table-cell>
          <table:table-cell table:style-name="ce83" office:value-type="string">
            <text:p>Dmg mod.</text:p>
          </table:table-cell>
          <table:table-cell table:style-name="ce85" office:value-type="string">
            <text:p>Init. diff %</text:p>
          </table:table-cell>
          <table:table-cell table:style-name="ce62" office:value-type="string">
            <text:p>SS hop HP coef</text:p>
          </table:table-cell>
          <table:table-cell table:style-name="ce62" office:value-type="string">
            <text:p>Glx hop HP coef</text:p>
          </table:table-cell>
          <table:table-cell table:style-name="ce62" office:value-type="string">
            <text:p>Pop mod</text:p>
          </table:table-cell>
          <table:table-cell table:style-name="ce88" office:value-type="string">
            <text:p>Vol mod</text:p>
          </table:table-cell>
          <table:table-cell table:style-name="ce88" table:number-columns-repeated="7"/>
          <table:table-cell/>
          <table:table-cell table:style-name="ce88" table:number-columns-repeated="999"/>
        </table:table-row>
        <table:table-row table:style-name="ro17">
          <table:table-cell table:style-name="ce54" office:value-type="string">
            <text:p>T1</text:p>
          </table:table-cell>
          <table:table-cell table:style-name="ce66" table:formula="of:=2*1.5" office:value-type="float" office:value="3" table:number-columns-spanned="2" table:number-rows-spanned="1">
            <text:p>3</text:p>
          </table:table-cell>
          <table:covered-table-cell/>
          <table:table-cell table:style-name="ce74" table:formula="of:=4*1.5" office:value-type="float" office:value="6" table:number-columns-spanned="2" table:number-rows-spanned="1">
            <text:p>6</text:p>
          </table:table-cell>
          <table:covered-table-cell table:style-name="ce77"/>
          <table:table-cell table:style-name="ce80" office:value-type="float" office:value="0" table:number-columns-spanned="3" table:number-rows-spanned="1">
            <text:p>0</text:p>
          </table:table-cell>
          <table:covered-table-cell table:style-name="ce80"/>
          <table:covered-table-cell table:style-name="ce13"/>
          <table:table-cell table:style-name="ce27" office:value-type="float" office:value="0.05">
            <text:p>0.050</text:p>
          </table:table-cell>
          <table:table-cell table:style-name="ce84" office:value-type="float" office:value="0.3">
            <text:p>0.3</text:p>
          </table:table-cell>
          <table:table-cell table:style-name="ce84"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1,5</text:p>
          </table:table-cell>
          <table:table-cell table:style-name="ce66" table:formula="of:=[.B2]*0.8" office:value-type="float" office:value="2.4" table:number-columns-spanned="2" table:number-rows-spanned="1">
            <text:p>2.4</text:p>
          </table:table-cell>
          <table:covered-table-cell/>
          <table:table-cell table:style-name="ce74" table:formula="of:=[.D2]*0.8" office:value-type="float" office:value="4.8" table:number-columns-spanned="2" table:number-rows-spanned="1">
            <text:p>4.8</text:p>
          </table:table-cell>
          <table:covered-table-cell table:style-name="ce77"/>
          <table:table-cell table:style-name="ce80" table:formula="of:=0.07*1.5" office:value-type="float" office:value="0.105" table:number-columns-spanned="3" table:number-rows-spanned="1">
            <text:p>0.11</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2</text:p>
          </table:table-cell>
          <table:table-cell table:style-name="ce66" table:formula="of:=2*1.5" office:value-type="float" office:value="3" table:number-columns-spanned="2" table:number-rows-spanned="1">
            <text:p>3</text:p>
          </table:table-cell>
          <table:covered-table-cell/>
          <table:table-cell table:style-name="ce66" table:formula="of:=3.1*1.5" office:value-type="float" office:value="4.65" table:number-columns-spanned="2" table:number-rows-spanned="1">
            <text:p>4.65</text:p>
          </table:table-cell>
          <table:covered-table-cell/>
          <table:table-cell table:style-name="ce80" table:formula="of:=0.2*1.5" office:value-type="float" office:value="0.3" table:number-columns-spanned="3" table:number-rows-spanned="1">
            <text:p>0.3</text:p>
          </table:table-cell>
          <table:covered-table-cell table:style-name="ce80"/>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5" table:number-columns-spanned="3" table:number-rows-spanned="1">
            <text:p>0.5</text:p>
          </table:table-cell>
          <table:covered-table-cell table:style-name="ce80"/>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0.9524in" draw:caption-point-x="-0.2402in" draw:caption-point-y="0.6094in">
              <dc:creator>AŠ</dc:creator>
              <dc:date>2010-12-24T00:00:00</dc:date>
              <text:p text:style-name="P2"><text:span text:style-name="T1">Space Tier 1</text:span></text:p>
            </office:annotation>
            <text:p>ST1</text:p>
          </table:table-cell>
          <table:table-cell table:style-name="ce67" office:value-type="float" office:value="2.5" table:number-columns-spanned="2" table:number-rows-spanned="1">
            <text:p>2.5</text:p>
          </table:table-cell>
          <table:covered-table-cell/>
          <table:table-cell table:style-name="ce66" office:value-type="float" office:value="3.5" table:number-columns-spanned="2" table:number-rows-spanned="1">
            <text:p>3.5</text:p>
          </table:table-cell>
          <table:covered-table-cell/>
          <table:table-cell table:style-name="ce80" table:formula="of:=0.35/2" office:value-type="float" office:value="0.175" table:number-columns-spanned="3" table:number-rows-spanned="1">
            <text:p>0.18</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2</text:p>
          </table:table-cell>
          <table:table-cell table:style-name="ce66" table:formula="of:=2.6" office:value-type="float" office:value="2.6" table:number-columns-spanned="2" table:number-rows-spanned="1">
            <text:p>2.6</text:p>
          </table:table-cell>
          <table:covered-table-cell/>
          <table:table-cell table:style-name="ce66" table:formula="of:=7.2/2" office:value-type="float" office:value="3.6" table:number-columns-spanned="2" table:number-rows-spanned="1">
            <text:p>3.6</text:p>
          </table:table-cell>
          <table:covered-table-cell/>
          <table:table-cell table:style-name="ce80" table:formula="of:=0.45/2" office:value-type="float" office:value="0.225" table:number-columns-spanned="3" table:number-rows-spanned="1">
            <text:p>0.23</text:p>
          </table:table-cell>
          <table:covered-table-cell table:style-name="ce80"/>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T3</text:p>
          </table:table-cell>
          <table:table-cell table:style-name="ce66" office:value-type="float" office:value="3" table:number-columns-spanned="2" table:number-rows-spanned="1">
            <text:p>3</text:p>
          </table:table-cell>
          <table:covered-table-cell/>
          <table:table-cell table:style-name="ce66" office:value-type="float" office:value="4.5" table:number-columns-spanned="2" table:number-rows-spanned="1">
            <text:p>4.5</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6"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Special</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6"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text:p>Towers</text:p>
          </table:table-cell>
          <table:table-cell table:style-name="ce67" office:value-type="float" office:value="1.3" table:number-columns-spanned="2" table:number-rows-spanned="1">
            <text:p>1.3</text:p>
          </table:table-cell>
          <table:covered-table-cell/>
          <table:table-cell table:style-name="ce66" office:value-type="float" office:value="2.7" table:number-columns-spanned="2" table:number-rows-spanned="1">
            <text:p>2.7</text:p>
          </table:table-cell>
          <table:covered-table-cell/>
          <table:table-cell table:style-name="ce80" office:value-type="float" office:value="0.4" table:number-columns-spanned="3" table:number-rows-spanned="1">
            <text:p>0.4</text:p>
          </table:table-cell>
          <table:covered-table-cell table:style-name="ce80"/>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6" office:value-type="float" office:value="7">
            <text:p>7</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table-cell table:style-name="ce54" office:value-type="string">
            <office:annotation draw:style-name="gr4" draw:text-style-name="P2" svg:width="1.1413in" svg:height="0.2346in" svg:x="1.2012in" svg:y="1.8622in" draw:caption-point-x="-0.2402in" draw:caption-point-y="0.5957in">
              <dc:creator>AŠ</dc:creator>
              <dc:date>2011-10-03T00:00:00</dc:date>
              <text:p text:style-name="P2"><text:span text:style-name="T1">Mobile towers</text:span></text:p>
            </office:annotation>
            <text:p>MTow</text:p>
          </table:table-cell>
          <table:table-cell table:style-name="ce67" table:formula="of:=[.B10]*[.$S$11]" office:value-type="float" office:value="3.9" table:number-columns-spanned="2" table:number-rows-spanned="1">
            <text:p>3.9</text:p>
          </table:table-cell>
          <table:covered-table-cell/>
          <table:table-cell table:style-name="ce66" table:formula="of:=[.D10]*[.S11]" office:value-type="float" office:value="8.1" table:number-columns-spanned="2" table:number-rows-spanned="1">
            <text:p>8.1</text:p>
          </table:table-cell>
          <table:covered-table-cell/>
          <table:table-cell table:style-name="ce80" table:formula="of:=[.F10]*[.S11]" office:value-type="float" office:value="1.2" table:number-columns-spanned="3" table:number-rows-spanned="1">
            <text:p>1.2</text:p>
          </table:table-cell>
          <table:covered-table-cell table:style-name="ce80"/>
          <table:covered-table-cell table:style-name="ce13"/>
          <table:table-cell table:style-name="ce27" table:formula="of:=[.I10]*[.$T$11]" office:value-type="float" office:value="0.036">
            <text:p>0.036</text:p>
          </table:table-cell>
          <table:table-cell table:style-name="ce27" table:formula="of:=[.J10]*[.$T$11]" office:value-type="float" office:value="0.24">
            <text:p>0.240</text:p>
          </table:table-cell>
          <table:table-cell table:formula="of:=[.K10]" office:value-type="float" office:value="0.5">
            <text:p>0.5</text:p>
          </table:table-cell>
          <table:table-cell table:style-name="Default" table:formula="of:=[.L10]" office:value-type="float" office:value="2">
            <text:p>2</text:p>
          </table:table-cell>
          <table:table-cell table:formula="of:=[.M10]" office:value-type="float" office:value="7">
            <text:p>7</text:p>
          </table:table-cell>
          <table:table-cell table:number-columns-repeated="2"/>
          <table:table-cell office:value-type="float" office:value="0.36">
            <text:p>0.36</text:p>
          </table:table-cell>
          <table:table-cell office:value-type="float" office:value="0.3">
            <text:p>0.3</text:p>
          </table:table-cell>
          <table:table-cell/>
          <table:table-cell office:value-type="float" office:value="3">
            <office:annotation draw:style-name="gr4" draw:text-style-name="P2" svg:width="1.1413in" svg:height="0.3902in" svg:x="9.9579in" svg:y="1.8622in" draw:caption-point-x="-0.2402in" draw:caption-point-y="0.5957in">
              <dc:creator>AŠ</dc:creator>
              <dc:date>2011-10-03T00:00:00</dc:date>
              <text:p text:style-name="P2"><text:span text:style-name="T1">Cost multiplier for mobile towers</text:span></text:p>
            </office:annotation>
            <text:p>3</text:p>
          </table:table-cell>
          <table:table-cell office:value-type="float" office:value="1.2">
            <office:annotation draw:style-name="gr4" draw:text-style-name="P2" svg:width="1.1413in" svg:height="0.5457in" svg:x="10.4492in" svg:y="1.8622in" draw:caption-point-x="-0.2402in" draw:caption-point-y="0.5957in">
              <dc:creator>AŠ</dc:creator>
              <dc:date>2011-10-03T00:00:00</dc:date>
              <text:p text:style-name="P2"><text:span text:style-name="T1">Time multiplier for mobile towers</text:span></text:p>
              <text:p text:style-name="P2"><text:span text:style-name="T1"/></text:p>
            </office:annotation>
            <text:p>1.2</text:p>
          </table:table-cell>
          <table:table-cell/>
          <table:table-cell table:style-name="ce88" table:number-columns-repeated="3"/>
          <table:table-cell/>
          <table:table-cell table:style-name="ce88" table:number-columns-repeated="999"/>
        </table:table-row>
        <table:table-row table:style-name="ro17">
          <table:table-cell table:style-name="ce54" office:value-type="string">
            <text:p>MDH</text:p>
          </table:table-cell>
          <table:table-cell table:style-name="ce66" office:value-type="float" office:value="7" table:number-columns-spanned="2" table:number-rows-spanned="1">
            <text:p>7</text:p>
          </table:table-cell>
          <table:covered-table-cell/>
          <table:table-cell table:style-name="ce66" office:value-type="float" office:value="10" table:number-columns-spanned="2" table:number-rows-spanned="1">
            <text:p>10</text:p>
          </table:table-cell>
          <table:covered-table-cell/>
          <table:table-cell table:style-name="ce80" office:value-type="float" office:value="0.6" table:number-columns-spanned="3" table:number-rows-spanned="1">
            <text:p>0.6</text:p>
          </table:table-cell>
          <table:covered-table-cell table:style-name="ce80"/>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6" office:value-type="float" office:value="0">
            <text:p>0</text:p>
          </table:table-cell>
          <table:table-cell table:number-columns-repeated="2"/>
          <table:table-cell table:number-columns-repeated="2" office:value-type="float" office:value="1">
            <text:p>1</text:p>
          </table:table-cell>
          <table:table-cell table:number-columns-repeated="4"/>
          <table:table-cell table:style-name="ce88" table:number-columns-repeated="3"/>
          <table:table-cell/>
          <table:table-cell table:style-name="ce88" table:number-columns-repeated="999"/>
        </table:table-row>
        <table:table-row table:style-name="ro17" table:number-rows-repeated="14">
          <table:table-cell table:style-name="ce54"/>
          <table:table-cell table:style-name="ce66"/>
          <table:table-cell/>
          <table:table-cell table:style-name="ce66"/>
          <table:table-cell/>
          <table:table-cell table:style-name="ce80" table:number-columns-repeated="2"/>
          <table:table-cell table:style-name="ce13"/>
          <table:table-cell table:style-name="ce27"/>
          <table:table-cell table:style-name="ce13"/>
          <table:table-cell/>
          <table:table-cell table:style-name="ce13"/>
          <table:table-cell table:style-name="ce86"/>
          <table:table-cell table:number-columns-repeated="8"/>
          <table:table-cell table:style-name="ce88" table:number-columns-repeated="3"/>
          <table:table-cell/>
          <table:table-cell table:style-name="ce88" table:number-columns-repeated="999"/>
        </table:table-row>
        <table:table-row table:style-name="ro17">
          <table:table-cell table:style-name="ce54"/>
          <table:table-cell table:style-name="ce66" table:number-columns-spanned="2" table:number-rows-spanned="1"/>
          <table:covered-table-cell/>
          <table:table-cell table:style-name="ce66" table:number-columns-spanned="2" table:number-rows-spanned="1"/>
          <table:covered-table-cell/>
          <table:table-cell table:number-columns-repeated="2"/>
          <table:table-cell table:style-name="ce80" table:number-columns-spanned="3" table:number-rows-spanned="1"/>
          <table:covered-table-cell table:style-name="ce80"/>
          <table:covered-table-cell table:style-name="ce13"/>
          <table:table-cell/>
          <table:table-cell table:style-name="ce13"/>
          <table:table-cell/>
          <table:table-cell table:style-name="ce13"/>
          <table:table-cell table:style-name="ce86" table:number-columns-repeated="2"/>
          <table:table-cell table:number-columns-repeated="5"/>
          <table:table-cell table:style-name="ce88" table:number-columns-repeated="3"/>
          <table:table-cell/>
          <table:table-cell table:style-name="ce88" table:number-columns-repeated="999"/>
        </table:table-row>
        <table:table-row table:style-name="ro17">
          <table:table-cell table:style-name="ce55"/>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7" table:number-columns-repeated="2"/>
          <table:table-cell table:number-columns-repeated="5"/>
          <table:table-cell table:style-name="ce88" table:number-columns-repeated="3"/>
          <table:table-cell/>
          <table:table-cell table:style-name="ce88" table:number-columns-repeated="999"/>
        </table:table-row>
        <table:table-row table:style-name="ro2">
          <table:table-cell table:style-name="ce48" office:value-type="string">
            <text:p>damages_start</text:p>
          </table:table-cell>
          <table:table-cell table:style-name="ce48" table:number-columns-repeated="20"/>
          <table:table-cell table:style-name="ce89" table:number-columns-repeated="1003"/>
        </table:table-row>
        <table:table-row table:style-name="ro13">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2" table:number-columns-repeated="4"/>
          <table:table-cell table:style-name="Default"/>
          <table:table-cell table:number-columns-repeated="2"/>
          <table:table-cell table:style-name="ce82" table:number-columns-repeated="7"/>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Light</text:p>
          </table:table-cell>
          <table:table-cell table:style-name="ce30" office:value-type="float" office:value="1.6">
            <text:p>1.6</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8" table:number-columns-repeated="3"/>
          <table:table-cell/>
          <table:table-cell table:style-name="ce88" table:number-columns-repeated="999"/>
        </table:table-row>
        <table:table-row table:style-name="ro17">
          <table:table-cell/>
          <table:table-cell table:style-name="Default"/>
          <table:table-cell table:number-columns-repeated="9"/>
          <table:table-cell table:style-name="Default"/>
          <table:table-cell table:number-columns-repeated="9"/>
          <table:table-cell table:style-name="ce88" table:number-columns-repeated="3"/>
          <table:table-cell/>
          <table:table-cell table:style-name="ce88" table:number-columns-repeated="999"/>
        </table:table-row>
        <table:table-row table:style-name="ro2">
          <table:table-cell table:style-name="ce48" office:value-type="string">
            <text:p>units_start</text:p>
          </table:table-cell>
          <table:table-cell table:style-name="ce48" table:number-columns-repeated="20"/>
          <table:table-cell table:style-name="ce89" table:number-columns-repeated="1003"/>
        </table:table-row>
        <table:table-row table:style-name="ro18">
          <table:table-cell table:style-name="ce56" office:value-type="string">
            <text:p>Unit name</text:p>
          </table:table-cell>
          <table:table-cell table:style-name="ce56" office:value-type="string">
            <text:p>Tier</text:p>
          </table:table-cell>
          <table:table-cell table:style-name="ce56" office:value-type="string">
            <text:p>HP</text:p>
          </table:table-cell>
          <table:table-cell table:style-name="ce56" office:value-type="string">
            <text:p>Init.</text:p>
          </table:table-cell>
          <table:table-cell table:style-name="ce56" office:value-type="string">
            <text:p>Dmg / Gun</text:p>
          </table:table-cell>
          <table:table-cell table:style-name="ce56" office:value-type="string">
            <text:p>cldn</text:p>
          </table:table-cell>
          <table:table-cell table:style-name="ce56" office:value-type="string">
            <text:p>Gun reach</text:p>
          </table:table-cell>
          <table:table-cell table:style-name="ce56" office:value-type="string">
            <text:p>Gun cnt</text:p>
          </table:table-cell>
          <table:table-cell table:style-name="ce56" office:value-type="string">
            <text:p>Dmg type</text:p>
          </table:table-cell>
          <table:table-cell table:style-name="ce56" office:value-type="string">
            <text:p>Build Time min</text:p>
          </table:table-cell>
          <table:table-cell table:style-name="ce56" office:value-type="string">
            <text:p>XP mod.</text:p>
          </table:table-cell>
          <table:table-cell table:style-name="ce56" office:value-type="string">
            <text:p>XP <text:s/>for level</text:p>
          </table:table-cell>
          <table:table-cell table:style-name="ce56" office:value-type="string">
            <text:p>Armor type</text:p>
          </table:table-cell>
          <table:table-cell table:style-name="ce56" office:value-type="string">
            <text:p>Dmg mod</text:p>
          </table:table-cell>
          <table:table-cell table:style-name="ce56" office:value-type="string">
            <text:p>Arm mod</text:p>
          </table:table-cell>
          <table:table-cell table:style-name="ce56" office:value-type="string">
            <text:p>Max lvl</text:p>
          </table:table-cell>
          <table:table-cell table:style-name="ce56" office:value-type="string">
            <text:p>Base cost</text:p>
          </table:table-cell>
          <table:table-cell table:style-name="ce56" office:value-type="string">
            <text:p>Metal</text:p>
          </table:table-cell>
          <table:table-cell table:style-name="ce56" office:value-type="string">
            <text:p>Energy</text:p>
          </table:table-cell>
          <table:table-cell table:style-name="ce56" office:value-type="string">
            <text:p>Zetium</text:p>
          </table:table-cell>
          <table:table-cell table:style-name="ce56" office:value-type="string">
            <text:p>Population</text:p>
          </table:table-cell>
          <table:table-cell table:style-name="ce56" office:value-type="string">
            <office:annotation draw:style-name="gr4" draw:text-style-name="P2" svg:width="1.1413in" svg:height="0.8567in" svg:x="11.1654in" svg:y="9.028in" draw:caption-point-x="-0.2402in" draw:caption-point-y="0.6051in">
              <dc:creator>AŠ</dc:creator>
              <dc:date>2011-01-02T00:00:00</dc:date>
              <text:p text:style-name="P2"><text:span text:style-name="T1">Pagal kainą – unitas užima tiek, kiek užima resursai skirti jį pagaminti.</text:span></text:p>
            </office:annotation>
            <text:p>Volume</text:p>
          </table:table-cell>
          <table:table-cell table:style-name="ce56" office:value-type="string">
            <office:annotation draw:style-name="gr4" draw:text-style-name="P2" svg:width="1.1413in" svg:height="0.5457in" svg:x="11.5354in" svg:y="9.028in" draw:caption-point-x="-0.2402in" draw:caption-point-y="0.6051in">
              <dc:creator>AŠ</dc:creator>
              <dc:date>2011-01-02T00:00:00</dc:date>
              <text:p text:style-name="P2"><text:span text:style-name="T1">Kaip volume, tik dar padauginta iš storage mod'o.</text:span></text:p>
            </office:annotation>
            <text:p>Storage</text:p>
          </table:table-cell>
          <table:table-cell table:style-name="ce56" office:value-type="string">
            <text:p>SS jump time (min)</text:p>
          </table:table-cell>
          <table:table-cell table:style-name="ce56" office:value-type="string">
            <text:p>Galaxy jump time (min)</text:p>
          </table:table-cell>
          <table:table-cell table:style-name="ce56" table:number-columns-repeated="999"/>
        </table:table-row>
        <table:table-row table:style-name="ro1">
          <table:table-cell table:style-name="ce57" office:value-type="string">
            <text:p>Trooper</text:p>
          </table:table-cell>
          <table:table-cell table:content-validation-name="val5" office:value-type="string">
            <text:p>T1</text:p>
          </table:table-cell>
          <table:table-cell table:style-name="ce70"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3]*VLOOKUP([.$B53];[.$A$2:.$N28];9;0)+[.E53]*[.H53]*VLOOKUP([.$B53];[.$A$2:.$N28];10;0)" office:value-type="float" office:value="13.5">
            <text:p>13.5</text:p>
          </table:table-cell>
          <table:table-cell office:value-type="float" office:value="1">
            <text:p>1</text:p>
          </table:table-cell>
          <table:table-cell table:formula="of:=IF([.P53]=1; 0; ROUND(([.C53]*[Variables.$B$5]*[Variables.$B$6])/([.P53]-1)))" office:value-type="float" office:value="768">
            <text:p>768</text:p>
          </table:table-cell>
          <table:table-cell table:content-validation-name="val10" office:value-type="string">
            <text:p>Light</text:p>
          </table:table-cell>
          <table:table-cell table:formula="of:=[Variables.$B$17]/([.P53]-1)" office:value-type="float" office:value="27">
            <text:p>27</text:p>
          </table:table-cell>
          <table:table-cell table:formula="of:=[Variables.$B$18]/([.P53]-1)" office:value-type="float" office:value="12.6">
            <text:p>12.6</text:p>
          </table:table-cell>
          <table:table-cell office:value-type="float" office:value="6">
            <text:p>6</text:p>
          </table:table-cell>
          <table:table-cell table:style-name="ce70" table:formula="of:=([.C53]*VLOOKUP([.$B53];[.$A$2:.$N28];11;0)+[.E53]*[.H53]*VLOOKUP([.$B53];[.$A$2:.$N28];12;0))*(1 + ([.D53]-[Variables.$B$7])*VLOOKUP([.$B53];[.$A$2:.$O28];13;0)/100)" office:value-type="float" office:value="113">
            <text:p>113</text:p>
          </table:table-cell>
          <table:table-cell table:style-name="ce70" table:formula="of:=VLOOKUP([.$B53];[.$A$2:.$H12];2;0)*[.$Q53]" office:value-type="float" office:value="339">
            <text:p>339</text:p>
          </table:table-cell>
          <table:table-cell table:style-name="ce70" table:formula="of:=VLOOKUP([.$B53];[.$A$2:.$H5];4;0)*[.$Q53]" office:value-type="float" office:value="678">
            <text:p>678</text:p>
          </table:table-cell>
          <table:table-cell table:style-name="ce70" table:formula="of:=VLOOKUP([.$B53];[.$A$2:.$H5];6;0)*[.$Q53]" office:value-type="float" office:value="0">
            <text:p>0</text:p>
          </table:table-cell>
          <table:table-cell table:formula="of:=VLOOKUP([.$B53];[.$A$2:.$Q12]; 16; 0) * (CEILING((CEILING([.$R53]/[Variables.$B$12];1)+CEILING([.$S53]/[Variables.$B$13];1)+CEILING([.$T53]/[Variables.$B$14];1))/[Variables.$B$21]; 1))" office:value-type="float" office:value="1">
            <text:p>1</text:p>
          </table:table-cell>
          <table:table-cell table:formula="of:=VLOOKUP([.$B53];[.$A$2:.$Q12]; 17; 0) * (CEILING([.$R53]/[Variables.$B$12];1)+CEILING([.$S53]/[Variables.$B$13];1)+CEILING([.$T53]/[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7" office:value-type="string">
            <text:p>Shocker</text:p>
          </table:table-cell>
          <table:table-cell table:content-validation-name="val5" office:value-type="string">
            <text:p>T1,5</text:p>
          </table:table-cell>
          <table:table-cell table:style-name="ce70" office:value-type="float" office:value="370">
            <text:p>370</text:p>
          </table:table-cell>
          <table:table-cell office:value-type="float" office:value="8">
            <office:annotation draw:style-name="gr3" draw:text-style-name="P2" svg:width="3.0752in" svg:height="0.3902in" svg:x="2.5185in" svg:y="9.8024in" draw:caption-point-x="-0.2402in" draw:caption-point-y="0.6102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4]*VLOOKUP([.$B54];[.$A$2:.$N29];9;0)+[.E54]*[.H54]*VLOOKUP([.$B54];[.$A$2:.$N29];10;0)" office:value-type="float" office:value="50.6">
            <text:p>50.6</text:p>
          </table:table-cell>
          <table:table-cell office:value-type="float" office:value="1">
            <text:p>1</text:p>
          </table:table-cell>
          <table:table-cell table:formula="of:=IF([.P54]=1; 0; ROUND(([.C54]*[Variables.$B$5]*[Variables.$B$6])/([.P54]-1)))" office:value-type="float" office:value="1353">
            <text:p>1353</text:p>
          </table:table-cell>
          <table:table-cell table:content-validation-name="val10" office:value-type="string">
            <text:p>Normal</text:p>
          </table:table-cell>
          <table:table-cell table:formula="of:=[Variables.$B$17]/([.P54]-1)" office:value-type="float" office:value="19.2857142857143">
            <text:p>19.29</text:p>
          </table:table-cell>
          <table:table-cell table:formula="of:=[Variables.$B$18]/([.P54]-1)" office:value-type="float" office:value="9">
            <text:p>9</text:p>
          </table:table-cell>
          <table:table-cell office:value-type="float" office:value="8">
            <text:p>8</text:p>
          </table:table-cell>
          <table:table-cell table:style-name="ce70" table:formula="of:=([.C54]*VLOOKUP([.$B54];[.$A$2:.$N29];11;0)+[.E54]*[.H54]*VLOOKUP([.$B54];[.$A$2:.$N29];12;0))*(1 + ([.D54]-[Variables.$B$7])*VLOOKUP([.$B54];[.$A$2:.$O29];13;0)/100)" office:value-type="float" office:value="333.938">
            <text:p>333.94</text:p>
          </table:table-cell>
          <table:table-cell table:style-name="ce70" table:formula="of:=VLOOKUP([.$B54];[.$A$2:.$H27];2;0)*[.$Q54]" office:value-type="float" office:value="801.4512">
            <text:p>801.45</text:p>
          </table:table-cell>
          <table:table-cell table:style-name="ce70" table:formula="of:=VLOOKUP([.$B54];[.$A$2:.$H27];4;0)*[.$Q54]" office:value-type="float" office:value="1602.9024">
            <text:p>1602.9</text:p>
          </table:table-cell>
          <table:table-cell table:style-name="ce70" table:formula="of:=VLOOKUP([.$B54];[.$A$2:.$H27];6;0)*[.$Q54]" office:value-type="float" office:value="35.06349">
            <text:p>35.06</text:p>
          </table:table-cell>
          <table:table-cell table:formula="of:=VLOOKUP([.$B54];[.$A$2:.$Q13]; 16; 0) * (CEILING((CEILING([.$R54]/[Variables.$B$12];1)+CEILING([.$S54]/[Variables.$B$13];1)+CEILING([.$T54]/[Variables.$B$14];1))/[Variables.$B$21]; 1))" office:value-type="float" office:value="3">
            <text:p>3</text:p>
          </table:table-cell>
          <table:table-cell table:formula="of:=VLOOKUP([.$B54];[.$A$2:.$Q13]; 17; 0) * (CEILING([.$R54]/[Variables.$B$12];1)+CEILING([.$S54]/[Variables.$B$13];1)+CEILING([.$T54]/[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7" office:value-type="string">
            <text:p>Seeker</text:p>
          </table:table-cell>
          <table:table-cell table:content-validation-name="val5" office:value-type="string">
            <text:p>T1</text:p>
          </table:table-cell>
          <table:table-cell table:style-name="ce70" office:value-type="float" office:value="90">
            <text:p>90</text:p>
          </table:table-cell>
          <table:table-cell office:value-type="float" office:value="9">
            <office:annotation draw:style-name="gr7" draw:text-style-name="P2" svg:width="2.6854in" svg:height="0.8567in" svg:x="2.5185in" svg:y="9.974in" draw:caption-point-x="-0.2402in" draw:caption-point-y="0.6102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5]*VLOOKUP([.$B55];[.$A$2:.$N30];9;0)+[.E55]*[.H55]*VLOOKUP([.$B55];[.$A$2:.$N30];10;0)" office:value-type="float" office:value="25.5">
            <text:p>25.5</text:p>
          </table:table-cell>
          <table:table-cell office:value-type="float" office:value="2">
            <text:p>2</text:p>
          </table:table-cell>
          <table:table-cell table:formula="of:=IF([.P55]=1; 0; ROUND(([.C55]*[Variables.$B$5]*[Variables.$B$6])/([.P55]-1)))" office:value-type="float" office:value="329">
            <text:p>329</text:p>
          </table:table-cell>
          <table:table-cell table:content-validation-name="val10" office:value-type="string">
            <text:p>Light</text:p>
          </table:table-cell>
          <table:table-cell table:formula="of:=[Variables.$B$17]/([.P55]-1)" office:value-type="float" office:value="19.2857142857143">
            <text:p>19.29</text:p>
          </table:table-cell>
          <table:table-cell table:formula="of:=[Variables.$B$18]/([.P55]-1)" office:value-type="float" office:value="9">
            <text:p>9</text:p>
          </table:table-cell>
          <table:table-cell office:value-type="float" office:value="8">
            <text:p>8</text:p>
          </table:table-cell>
          <table:table-cell table:style-name="ce70" table:formula="of:=([.C55]*VLOOKUP([.$B55];[.$A$2:.$N30];11;0)+[.E55]*[.H55]*VLOOKUP([.$B55];[.$A$2:.$N30];12;0))*(1 + ([.D55]-[Variables.$B$7])*VLOOKUP([.$B55];[.$A$2:.$O30];13;0)/100)" office:value-type="float" office:value="165.54">
            <text:p>165.54</text:p>
          </table:table-cell>
          <table:table-cell table:style-name="ce70" table:formula="of:=VLOOKUP([.$B55];[.$A$2:.$H28];2;0)*[.$Q55]" office:value-type="float" office:value="496.62">
            <text:p>496.62</text:p>
          </table:table-cell>
          <table:table-cell table:style-name="ce70" table:formula="of:=VLOOKUP([.$B55];[.$A$2:.$H28];4;0)*[.$Q55]" office:value-type="float" office:value="993.24">
            <text:p>993.24</text:p>
          </table:table-cell>
          <table:table-cell table:style-name="ce70" table:formula="of:=VLOOKUP([.$B55];[.$A$2:.$H28];6;0)*[.$Q55]" office:value-type="float" office:value="0">
            <text:p>0</text:p>
          </table:table-cell>
          <table:table-cell table:formula="of:=VLOOKUP([.$B55];[.$A$2:.$Q14]; 16; 0) * (CEILING((CEILING([.$R55]/[Variables.$B$12];1)+CEILING([.$S55]/[Variables.$B$13];1)+CEILING([.$T55]/[Variables.$B$14];1))/[Variables.$B$21]; 1))" office:value-type="float" office:value="2">
            <text:p>2</text:p>
          </table:table-cell>
          <table:table-cell table:formula="of:=VLOOKUP([.$B55];[.$A$2:.$Q14]; 17; 0) * (CEILING([.$R55]/[Variables.$B$12];1)+CEILING([.$S55]/[Variables.$B$13];1)+CEILING([.$T55]/[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7"/>
          <table:table-cell table:content-validation-name="val5" office:value-type="string">
            <text:p>T1</text:p>
          </table:table-cell>
          <table:table-cell table:style-name="ce70"/>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6]*VLOOKUP([.$B56];[.$A$2:.$N31];9;0)+[.E56]*[.H56]*VLOOKUP([.$B56];[.$A$2:.$N31];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6]-1)" office:value-type="float" office:value="-135">
            <text:p>-135</text:p>
          </table:table-cell>
          <table:table-cell table:formula="of:=[Variables.$B$18]/([.P56]-1)" office:value-type="float" office:value="-63">
            <text:p>-63</text:p>
          </table:table-cell>
          <table:table-cell/>
          <table:table-cell table:style-name="ce70" table:formula="of:=([.C56]*VLOOKUP([.$B56];[.$A$2:.$N31];11;0)+[.E56]*[.H56]*VLOOKUP([.$B56];[.$A$2:.$N31];12;0))*(1 + ([.D56]-[Variables.$B$7])*VLOOKUP([.$B56];[.$A$2:.$O31];13;0)/100)" office:value-type="float" office:value="0">
            <text:p>0</text:p>
          </table:table-cell>
          <table:table-cell table:style-name="ce70" table:number-columns-repeated="3"/>
          <table:table-cell table:number-columns-repeated="4"/>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70"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7]*VLOOKUP([.$B57];[.$A$2:.$N32];9;0)+[.E57]*[.H57]*VLOOKUP([.$B57];[.$A$2:.$N32];10;0)" office:value-type="float" office:value="185">
            <text:p>185</text:p>
          </table:table-cell>
          <table:table-cell office:value-type="float" office:value="1">
            <text:p>1</text:p>
          </table:table-cell>
          <table:table-cell table:formula="of:=IF([.P57]=1; 0; ROUND(([.C57]*[Variables.$B$5]*[Variables.$B$6])/([.P57]-1)))" office:value-type="float" office:value="12800">
            <text:p>12800</text:p>
          </table:table-cell>
          <table:table-cell table:content-validation-name="val10" office:value-type="string">
            <text:p>Heavy</text:p>
          </table:table-cell>
          <table:table-cell table:formula="of:=[Variables.$B$17]/([.P57]-1)" office:value-type="float" office:value="27">
            <text:p>27</text:p>
          </table:table-cell>
          <table:table-cell table:formula="of:=[Variables.$B$18]/([.P57]-1)" office:value-type="float" office:value="12.6">
            <text:p>12.6</text:p>
          </table:table-cell>
          <table:table-cell office:value-type="float" office:value="6">
            <text:p>6</text:p>
          </table:table-cell>
          <table:table-cell table:style-name="ce70" table:formula="of:=([.C57]*VLOOKUP([.$B57];[.$A$2:.$N32];11;0)+[.E57]*[.H57]*VLOOKUP([.$B57];[.$A$2:.$N32];12;0))*(1 + ([.D57]-[Variables.$B$7])*VLOOKUP([.$B57];[.$A$2:.$O32];13;0)/100)" office:value-type="float" office:value="831.3">
            <text:p>831.3</text:p>
          </table:table-cell>
          <table:table-cell table:style-name="ce70" table:formula="of:=VLOOKUP([.$B57];[.$A$2:.$H29];2;0)*[.$Q57]" office:value-type="float" office:value="2493.9">
            <text:p>2493.9</text:p>
          </table:table-cell>
          <table:table-cell table:style-name="ce70" table:formula="of:=VLOOKUP([.$B57];[.$A$2:.$H29];4;0)*[.$Q57]" office:value-type="float" office:value="3865.545">
            <text:p>3865.55</text:p>
          </table:table-cell>
          <table:table-cell table:style-name="ce70" table:formula="of:=VLOOKUP([.$B57];[.$A$2:.$H29];6;0)*[.$Q57]" office:value-type="float" office:value="249.39">
            <text:p>249.39</text:p>
          </table:table-cell>
          <table:table-cell table:formula="of:=VLOOKUP([.$B57];[.$A$2:.$Q16]; 16; 0) * (CEILING((CEILING([.$R57]/[Variables.$B$12];1)+CEILING([.$S57]/[Variables.$B$13];1)+CEILING([.$T57]/[Variables.$B$14];1))/[Variables.$B$21]; 1))" office:value-type="float" office:value="8">
            <text:p>8</text:p>
          </table:table-cell>
          <table:table-cell table:formula="of:=VLOOKUP([.$B57];[.$A$2:.$Q16]; 17; 0) * (CEILING([.$R57]/[Variables.$B$12];1)+CEILING([.$S57]/[Variables.$B$13];1)+CEILING([.$T57]/[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70"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8]*VLOOKUP([.$B58];[.$A$2:.$N33];9;0)+[.E58]*[.H58]*VLOOKUP([.$B58];[.$A$2:.$N33];10;0)" office:value-type="float" office:value="101">
            <text:p>101</text:p>
          </table:table-cell>
          <table:table-cell office:value-type="float" office:value="1">
            <text:p>1</text:p>
          </table:table-cell>
          <table:table-cell table:formula="of:=IF([.P58]=1; 0; ROUND(([.C58]*[Variables.$B$5]*[Variables.$B$6])/([.P58]-1)))" office:value-type="float" office:value="2121">
            <text:p>2121</text:p>
          </table:table-cell>
          <table:table-cell table:content-validation-name="val10" office:value-type="string">
            <text:p>Light</text:p>
          </table:table-cell>
          <table:table-cell table:formula="of:=[Variables.$B$17]/([.P58]-1)" office:value-type="float" office:value="19.2857142857143">
            <text:p>19.29</text:p>
          </table:table-cell>
          <table:table-cell table:formula="of:=[Variables.$B$18]/([.P58]-1)" office:value-type="float" office:value="9">
            <text:p>9</text:p>
          </table:table-cell>
          <table:table-cell office:value-type="float" office:value="8">
            <text:p>8</text:p>
          </table:table-cell>
          <table:table-cell table:style-name="ce70" table:formula="of:=([.C58]*VLOOKUP([.$B58];[.$A$2:.$N33];11;0)+[.E58]*[.H58]*VLOOKUP([.$B58];[.$A$2:.$N33];12;0))*(1 + ([.D58]-[Variables.$B$7])*VLOOKUP([.$B58];[.$A$2:.$O33];13;0)/100)" office:value-type="float" office:value="693.78">
            <text:p>693.78</text:p>
          </table:table-cell>
          <table:table-cell table:style-name="ce70" table:formula="of:=VLOOKUP([.$B58];[.$A$2:.$H30];2;0)*[.$Q58]" office:value-type="float" office:value="2081.34">
            <text:p>2081.34</text:p>
          </table:table-cell>
          <table:table-cell table:style-name="ce70" table:formula="of:=VLOOKUP([.$B58];[.$A$2:.$H30];4;0)*[.$Q58]" office:value-type="float" office:value="3226.077">
            <text:p>3226.08</text:p>
          </table:table-cell>
          <table:table-cell table:style-name="ce70" table:formula="of:=VLOOKUP([.$B58];[.$A$2:.$H30];6;0)*[.$Q58]" office:value-type="float" office:value="208.134">
            <text:p>208.13</text:p>
          </table:table-cell>
          <table:table-cell table:formula="of:=VLOOKUP([.$B58];[.$A$2:.$Q17]; 16; 0) * (CEILING((CEILING([.$R58]/[Variables.$B$12];1)+CEILING([.$S58]/[Variables.$B$13];1)+CEILING([.$T58]/[Variables.$B$14];1))/[Variables.$B$21]; 1))" office:value-type="float" office:value="7">
            <text:p>7</text:p>
          </table:table-cell>
          <table:table-cell table:formula="of:=VLOOKUP([.$B58];[.$A$2:.$Q17]; 17; 0) * (CEILING([.$R58]/[Variables.$B$12];1)+CEILING([.$S58]/[Variables.$B$13];1)+CEILING([.$T58]/[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70" office:value-type="float" office:value="1500">
            <text:p>1500</text:p>
          </table:table-cell>
          <table:table-cell table:formula="of:=[.D83]" office:value-type="float" office:value="9">
            <office:annotation draw:style-name="gr4" draw:text-style-name="P2" svg:width="1.1413in" svg:height="0.2346in" svg:x="2.5185in" svg:y="10.6736in" draw:caption-point-x="-0.2402in" draw:caption-point-y="0.5969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9]*VLOOKUP([.$B59];[.$A$2:.$N34];9;0)+[.E59]*[.H59]*VLOOKUP([.$B59];[.$A$2:.$N34];10;0)" office:value-type="float" office:value="135">
            <text:p>135</text:p>
          </table:table-cell>
          <table:table-cell office:value-type="float" office:value="1">
            <text:p>1</text:p>
          </table:table-cell>
          <table:table-cell table:formula="of:=IF([.P59]=1; 0; ROUND(([.C59]*[Variables.$B$5]*[Variables.$B$6])/([.P59]-1)))" office:value-type="float" office:value="4267">
            <text:p>4267</text:p>
          </table:table-cell>
          <table:table-cell table:content-validation-name="val10" office:value-type="string">
            <text:p>Heavy</text:p>
          </table:table-cell>
          <table:table-cell table:formula="of:=[Variables.$B$17]/([.P59]-1)" office:value-type="float" office:value="15">
            <text:p>15</text:p>
          </table:table-cell>
          <table:table-cell table:formula="of:=[Variables.$B$18]/([.P59]-1)" office:value-type="float" office:value="7">
            <text:p>7</text:p>
          </table:table-cell>
          <table:table-cell office:value-type="float" office:value="10">
            <text:p>10</text:p>
          </table:table-cell>
          <table:table-cell table:style-name="ce70" table:formula="of:=([.C59]*VLOOKUP([.$B59];[.$A$2:.$N34];11;0)+[.E59]*[.H59]*VLOOKUP([.$B59];[.$A$2:.$N34];12;0))*(1 + ([.D59]-[Variables.$B$7])*VLOOKUP([.$B59];[.$A$2:.$O34];13;0)/100)" office:value-type="float" office:value="1367.1">
            <text:p>1367.1</text:p>
          </table:table-cell>
          <table:table-cell table:style-name="ce70" table:formula="of:=VLOOKUP([.$B59];[.$A$2:.$H31];2;0)*[.$Q59]" office:value-type="float" office:value="4101.3">
            <text:p>4101.3</text:p>
          </table:table-cell>
          <table:table-cell table:style-name="ce70" table:formula="of:=VLOOKUP([.$B59];[.$A$2:.$H31];4;0)*[.$Q59]" office:value-type="float" office:value="6151.95">
            <text:p>6151.95</text:p>
          </table:table-cell>
          <table:table-cell table:style-name="ce70" table:formula="of:=VLOOKUP([.$B59];[.$A$2:.$H31];6;0)*[.$Q59]" office:value-type="float" office:value="683.55">
            <text:p>683.55</text:p>
          </table:table-cell>
          <table:table-cell table:formula="of:=VLOOKUP([.$B59];[.$A$2:.$Q18]; 16; 0) * (CEILING((CEILING([.$R59]/[Variables.$B$12];1)+CEILING([.$S59]/[Variables.$B$13];1)+CEILING([.$T59]/[Variables.$B$14];1))/[Variables.$B$21]; 1))" office:value-type="float" office:value="14">
            <text:p>14</text:p>
          </table:table-cell>
          <table:table-cell table:formula="of:=VLOOKUP([.$B59];[.$A$2:.$Q18]; 17; 0) * (CEILING([.$R59]/[Variables.$B$12];1)+CEILING([.$S59]/[Variables.$B$13];1)+CEILING([.$T59]/[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70"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60]*VLOOKUP([.$B60];[.$A$2:.$N34];9;0)+[.E60]*[.H60]*VLOOKUP([.$B60];[.$A$2:.$N34];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60]*VLOOKUP([.$B60];[.$A$2:.$N34];11;0)+[.E60]*[.H60]*VLOOKUP([.$B60];[.$A$2:.$N34];12;0))*(1 + ([.D60]-[Variables.$B$7])*VLOOKUP([.$B60];[.$A$2:.$O34];13;0)/100)" office:value-type="float" office:value="700">
            <text:p>700</text:p>
          </table:table-cell>
          <table:table-cell table:style-name="ce70" table:formula="of:=VLOOKUP([.$B60];[.$A$2:.$H31];2;0)*[.$Q60]" office:value-type="float" office:value="4900">
            <text:p>4900</text:p>
          </table:table-cell>
          <table:table-cell table:style-name="ce70" table:formula="of:=VLOOKUP([.$B60];[.$A$2:.$H31];4;0)*[.$Q60]" office:value-type="float" office:value="7000">
            <text:p>7000</text:p>
          </table:table-cell>
          <table:table-cell table:style-name="ce70" table:formula="of:=VLOOKUP([.$B60];[.$A$2:.$H31];6;0)*[.$Q60]" office:value-type="float" office:value="420">
            <text:p>420</text:p>
          </table:table-cell>
          <table:table-cell table:formula="of:=VLOOKUP([.$B60];[.$A$2:.$Q19]; 16; 0) * (CEILING((CEILING([.$R60]/[Variables.$B$12];1)+CEILING([.$S60]/[Variables.$B$13];1)+CEILING([.$T60]/[Variables.$B$14];1))/[Variables.$B$21]; 1))" office:value-type="float" office:value="14">
            <text:p>14</text:p>
          </table:table-cell>
          <table:table-cell table:formula="of:=VLOOKUP([.$B60];[.$A$2:.$Q19]; 17; 0) * (CEILING([.$R60]/[Variables.$B$12];1)+CEILING([.$S60]/[Variables.$B$13];1)+CEILING([.$T60]/[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70"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1]*VLOOKUP([.$B61];[.$A$2:.$N35];9;0)+[.E61]*[.H61]*VLOOKUP([.$B61];[.$A$2:.$N35];10;0)" office:value-type="float" office:value="300">
            <text:p>300</text:p>
          </table:table-cell>
          <table:table-cell office:value-type="float" office:value="2">
            <text:p>2</text:p>
          </table:table-cell>
          <table:table-cell table:formula="of:=IF([.P61]=1; 0; ROUND(([.C61]*[Variables.$B$5]*[Variables.$B$6])/([.P61]-1)))" office:value-type="float" office:value="8533">
            <text:p>8533</text:p>
          </table:table-cell>
          <table:table-cell table:content-validation-name="val10" office:value-type="string">
            <text:p>Heavy</text:p>
          </table:table-cell>
          <table:table-cell table:formula="of:=[Variables.$B$17]/([.P61]-1)" office:value-type="float" office:value="15">
            <text:p>15</text:p>
          </table:table-cell>
          <table:table-cell table:formula="of:=[Variables.$B$18]/([.P61]-1)" office:value-type="float" office:value="7">
            <text:p>7</text:p>
          </table:table-cell>
          <table:table-cell office:value-type="float" office:value="10">
            <text:p>10</text:p>
          </table:table-cell>
          <table:table-cell table:style-name="ce70" table:formula="of:=([.C61]*VLOOKUP([.$B61];[.$A$2:.$N35];11;0)+[.E61]*[.H61]*VLOOKUP([.$B61];[.$A$2:.$N35];12;0))*(1 + ([.D61]-[Variables.$B$7])*VLOOKUP([.$B61];[.$A$2:.$O35];13;0)/100)" office:value-type="float" office:value="900">
            <text:p>900</text:p>
          </table:table-cell>
          <table:table-cell table:style-name="ce70" table:formula="of:=VLOOKUP([.$B61];[.$A$2:.$H32];2;0)*[.$Q61]" office:value-type="float" office:value="6300">
            <text:p>6300</text:p>
          </table:table-cell>
          <table:table-cell table:style-name="ce70" table:formula="of:=VLOOKUP([.$B61];[.$A$2:.$H32];4;0)*[.$Q61]" office:value-type="float" office:value="9000">
            <text:p>9000</text:p>
          </table:table-cell>
          <table:table-cell table:style-name="ce70" table:formula="of:=VLOOKUP([.$B61];[.$A$2:.$H32];6;0)*[.$Q61]" office:value-type="float" office:value="540">
            <text:p>540</text:p>
          </table:table-cell>
          <table:table-cell table:formula="of:=VLOOKUP([.$B61];[.$A$2:.$Q20]; 16; 0) * (CEILING((CEILING([.$R61]/[Variables.$B$12];1)+CEILING([.$S61]/[Variables.$B$13];1)+CEILING([.$T61]/[Variables.$B$14];1))/[Variables.$B$21]; 1))" office:value-type="float" office:value="18">
            <text:p>18</text:p>
          </table:table-cell>
          <table:table-cell/>
          <table:table-cell table:style-name="ce23" table:formula="of:=ROUND((CEILING([.R61]/[Variables.$B$12];1)+CEILING([.S61]/[Variables.$B$13];1)+CEILING([.T61]/[Variables.$B$14];1))*[Variables.$B$15])" office:value-type="float" office:value="1246">
            <text:p>1246</text:p>
          </table:table-cell>
          <table:table-cell table:formula="of:=[.C61]*TBLFIND([.$A$1:.$N$28];[.B61]; [.$N$1])" office:value-type="float" office:value="13.2">
            <text:p>13.2</text:p>
          </table:table-cell>
          <table:table-cell table:style-name="ce23" table:formula="of:=[.C61]*TBLFIND([.$A$1:.$O$28];[.B61];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70"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3]/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Q63]/[.$Z$62]" office:value-type="float" office:value="307.5">
            <text:p>307.5</text:p>
          </table:table-cell>
          <table:table-cell table:style-name="ce70" table:formula="of:=[.R63]/[.$Z$62]" office:value-type="float" office:value="768.75">
            <text:p>768.75</text:p>
          </table:table-cell>
          <table:table-cell table:style-name="ce70" table:formula="of:=[.S63]/[.$Z$62]" office:value-type="float" office:value="1076.25">
            <text:p>1076.25</text:p>
          </table:table-cell>
          <table:table-cell table:style-name="ce70" table:formula="of:=[.T63]/[.$Z$62]*2.5" office:value-type="float" office:value="134.53125">
            <text:p>134.53</text:p>
          </table:table-cell>
          <table:table-cell table:formula="of:=VLOOKUP([.$B62];[.$A$2:.$Q21]; 16; 0) * (CEILING((CEILING([.$R62]/[Variables.$B$12];1)+CEILING([.$S62]/[Variables.$B$13];1)+CEILING([.$T62]/[Variables.$B$14];1))/[Variables.$B$21]; 1))" office:value-type="float" office:value="3">
            <text:p>3</text:p>
          </table:table-cell>
          <table:table-cell/>
          <table:table-cell table:style-name="ce23"/>
          <table:table-cell table:formula="of:=[.X63]/[.$Z$62]" office:value-type="float" office:value="1.44">
            <text:p>1.44</text:p>
          </table:table-cell>
          <table:table-cell table:style-name="Default" table:formula="of:=[.Y63]/[.$Z$62]"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1"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131.25">
            <text:p>131.25</text:p>
          </table:table-cell>
          <table:table-cell office:value-type="float" office:value="1">
            <text:p>1</text:p>
          </table:table-cell>
          <table:table-cell table:formula="of:=IF([.P63]=1; 0; ROUND(([.C63]*[Variables.$B$5]*[Variables.$B$6])/([.P63]-1)))" office:value-type="float" office:value="8229">
            <text:p>8229</text:p>
          </table:table-cell>
          <table:table-cell table:content-validation-name="val10" office:value-type="string">
            <text:p>Light</text:p>
          </table:table-cell>
          <table:table-cell table:formula="of:=[Variables.$B$17]/([.P63]-1)" office:value-type="float" office:value="19.2857142857143">
            <text:p>19.29</text:p>
          </table:table-cell>
          <table:table-cell table:formula="of:=[Variables.$B$18]/([.P63]-1)" office:value-type="float" office:value="9">
            <text:p>9</text:p>
          </table:table-cell>
          <table:table-cell office:value-type="float" office:value="8">
            <text:p>8</text:p>
          </table:table-cell>
          <table:table-cell table:style-name="ce70" table:formula="of:=([.C63]*VLOOKUP([.$B63];[.$A$2:.$N36];11;0)+[.E63]*[.H63]*VLOOKUP([.$B63];[.$A$2:.$N36];12;0))*(1 + ([.D63]-[Variables.$B$7])*VLOOKUP([.$B63];[.$A$2:.$O36];13;0)/100)" office:value-type="float" office:value="1537.5">
            <text:p>1537.5</text:p>
          </table:table-cell>
          <table:table-cell table:style-name="ce70" table:formula="of:=VLOOKUP([.$B63];[.$A$2:.$H51];2;0)*[.$Q63]" office:value-type="float" office:value="3843.75">
            <text:p>3843.75</text:p>
          </table:table-cell>
          <table:table-cell table:style-name="ce70" table:formula="of:=VLOOKUP([.$B63];[.$A$2:.$H51];4;0)*[.$Q63]" office:value-type="float" office:value="5381.25">
            <text:p>5381.25</text:p>
          </table:table-cell>
          <table:table-cell table:style-name="ce70" table:formula="of:=VLOOKUP([.$B63];[.$A$2:.$H51];6;0)*[.$Q63]" office:value-type="float" office:value="269.0625">
            <text:p>269.06</text:p>
          </table:table-cell>
          <table:table-cell table:formula="of:=VLOOKUP([.$B63];[.$A$2:.$Q22]; 16; 0) * (CEILING((CEILING([.$R63]/[Variables.$B$12];1)+CEILING([.$S63]/[Variables.$B$13];1)+CEILING([.$T63]/[Variables.$B$14];1))/[Variables.$B$21]; 1))" office:value-type="float" office:value="11">
            <text:p>11</text:p>
          </table:table-cell>
          <table:table-cell/>
          <table:table-cell table:style-name="ce23"/>
          <table:table-cell table:formula="of:=[.C63]*TBLFIND([.$A$1:.$N$28];[.B63]; [.$N$1])" office:value-type="float" office:value="7.2">
            <text:p>7.2</text:p>
          </table:table-cell>
          <table:table-cell table:style-name="ce23" table:formula="of:=[.C63]*TBLFIND([.$A$1:.$O$28];[.B63]; [.$O$1])" office:value-type="float" office:value="21.6">
            <text:p>21.6</text:p>
          </table:table-cell>
          <table:table-cell table:number-columns-repeated="999"/>
        </table:table-row>
        <table:table-row table:style-name="ro1">
          <table:table-cell table:style-name="ce58" office:value-type="string">
            <text:p>Cyrix</text:p>
          </table:table-cell>
          <table:table-cell table:content-validation-name="val5" office:value-type="string">
            <text:p>ST2</text:p>
          </table:table-cell>
          <table:table-cell table:style-name="ce72"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4]*VLOOKUP([.$B64];[.$A$2:.$N37];9;0)+[.E64]*[.H64]*VLOOKUP([.$B64];[.$A$2:.$N37];10;0)" office:value-type="float" office:value="221.5">
            <text:p>221.5</text:p>
          </table:table-cell>
          <table:table-cell office:value-type="float" office:value="1">
            <text:p>1</text:p>
          </table:table-cell>
          <table:table-cell table:formula="of:=IF([.P64]=1; 0; ROUND(([.C64]*[Variables.$B$5]*[Variables.$B$6])/([.P64]-1)))" office:value-type="float" office:value="13093">
            <text:p>13093</text:p>
          </table:table-cell>
          <table:table-cell table:content-validation-name="val10" office:value-type="string">
            <text:p>Normal</text:p>
          </table:table-cell>
          <table:table-cell table:formula="of:=[Variables.$B$17]/([.P64]-1)" office:value-type="float" office:value="19.2857142857143">
            <text:p>19.29</text:p>
          </table:table-cell>
          <table:table-cell table:formula="of:=[Variables.$B$18]/([.P64]-1)" office:value-type="float" office:value="9">
            <text:p>9</text:p>
          </table:table-cell>
          <table:table-cell office:value-type="float" office:value="8">
            <text:p>8</text:p>
          </table:table-cell>
          <table:table-cell table:style-name="ce70" table:formula="of:=([.C64]*VLOOKUP([.$B64];[.$A$2:.$N37];11;0)+[.E64]*[.H64]*VLOOKUP([.$B64];[.$A$2:.$N37];12;0))*(1 + ([.D64]-[Variables.$B$7])*VLOOKUP([.$B64];[.$A$2:.$O37];13;0)/100)" office:value-type="float" office:value="2245.46">
            <text:p>2245.46</text:p>
          </table:table-cell>
          <table:table-cell table:style-name="ce70" table:formula="of:=VLOOKUP([.$B64];[.$A$2:.$H52];2;0)*[.$Q64]" office:value-type="float" office:value="5838.196">
            <text:p>5838.2</text:p>
          </table:table-cell>
          <table:table-cell table:style-name="ce70" table:formula="of:=VLOOKUP([.$B64];[.$A$2:.$H52];4;0)*[.$Q64]" office:value-type="float" office:value="8083.656">
            <text:p>8083.66</text:p>
          </table:table-cell>
          <table:table-cell table:style-name="ce70" table:formula="of:=VLOOKUP([.$B64];[.$A$2:.$H52];6;0)*[.$Q64]" office:value-type="float" office:value="505.2285">
            <text:p>505.23</text:p>
          </table:table-cell>
          <table:table-cell table:formula="of:=VLOOKUP([.$B64];[.$A$2:.$Q23]; 16; 0) * (CEILING((CEILING([.$R64]/[Variables.$B$12];1)+CEILING([.$S64]/[Variables.$B$13];1)+CEILING([.$T64]/[Variables.$B$14];1))/[Variables.$B$21]; 1))" office:value-type="float" office:value="17">
            <text:p>17</text:p>
          </table:table-cell>
          <table:table-cell/>
          <table:table-cell table:style-name="ce23"/>
          <table:table-cell table:formula="of:=[.C64]*TBLFIND([.$A$1:.$N$28];[.B64]; [.$N$1])" office:value-type="float" office:value="10.024">
            <text:p>10.02</text:p>
          </table:table-cell>
          <table:table-cell table:style-name="ce23" table:formula="of:=[.C64]*TBLFIND([.$A$1:.$O$28];[.B64]; [.$O$1])" office:value-type="float" office:value="30.072">
            <text:p>30.07</text:p>
          </table:table-cell>
          <table:table-cell table:number-columns-repeated="999"/>
        </table:table-row>
        <table:table-row table:style-name="ro1">
          <table:table-cell table:style-name="ce58" office:value-type="string">
            <text:p>Rhyno</text:p>
          </table:table-cell>
          <table:table-cell table:content-validation-name="val5" office:value-type="string">
            <text:p>ST3</text:p>
          </table:table-cell>
          <table:table-cell table:style-name="ce72" office:value-type="float" office:value="21500">
            <text:p>21500</text:p>
          </table:table-cell>
          <table:table-cell office:value-type="float" office:value="5">
            <office:annotation draw:style-name="gr2" draw:text-style-name="P2" svg:width="1.8717in" svg:height="0.2346in" svg:x="2.5185in" svg:y="11.6902in" draw:caption-point-x="-0.2402in" draw:caption-point-y="0.6098in">
              <dc:creator>AŠ</dc:creator>
              <dc:date>2010-12-22T00:00:00</dc:date>
              <text:p text:style-name="P2"><text:span text:style-name="T1">Lėčiausiai, bet galingiausias.</text:span></text:p>
            </office:annotation>
            <text:p>5</text:p>
          </table:table-cell>
          <table:table-cell table:formula="of:=AVERAGE([.E66:.E68])" office:value-type="float" office:value="450">
            <text:p>450</text:p>
          </table:table-cell>
          <table:table-cell table:number-columns-repeated="2"/>
          <table:table-cell table:formula="of:=SUM([.H66:.H68])" office:value-type="float" office:value="3">
            <text:p>3</text:p>
          </table:table-cell>
          <table:table-cell table:content-validation-name="val9"/>
          <table:table-cell table:formula="of:=[.C65]*VLOOKUP([.$B65];[.$A$2:.$N38];9;0)+[.E65]*[.H65]*VLOOKUP([.$B65];[.$A$2:.$N38];10;0)" office:value-type="float" office:value="1292.5">
            <text:p>1292.5</text:p>
          </table:table-cell>
          <table:table-cell office:value-type="float" office:value="1">
            <text:p>1</text:p>
          </table:table-cell>
          <table:table-cell table:formula="of:=IF([.P65]=1; 0; ROUND(([.C65]*[Variables.$B$5]*[Variables.$B$6])/([.P65]-1)))" office:value-type="float" office:value="61156">
            <text:p>61156</text:p>
          </table:table-cell>
          <table:table-cell table:content-validation-name="val10" office:value-type="string">
            <text:p>Heavy</text:p>
          </table:table-cell>
          <table:table-cell table:formula="of:=[Variables.$B$17]/([.P65]-1)" office:value-type="float" office:value="15">
            <text:p>15</text:p>
          </table:table-cell>
          <table:table-cell table:formula="of:=[Variables.$B$18]/([.P65]-1)" office:value-type="float" office:value="7">
            <text:p>7</text:p>
          </table:table-cell>
          <table:table-cell office:value-type="float" office:value="10">
            <text:p>10</text:p>
          </table:table-cell>
          <table:table-cell table:style-name="ce70" table:formula="of:=([.C65]*VLOOKUP([.$B65];[.$A$2:.$N38];11;0)+[.E65]*[.H65]*VLOOKUP([.$B65];[.$A$2:.$N38];12;0))*(1 + ([.D65]-[Variables.$B$7])*VLOOKUP([.$B65];[.$A$2:.$O38];13;0)/100)" office:value-type="float" office:value="6916">
            <text:p>6916</text:p>
          </table:table-cell>
          <table:table-cell table:style-name="ce70" table:formula="of:=VLOOKUP([.$B65];[.$A$2:.$H53];2;0)*[.$Q65]" office:value-type="float" office:value="20748">
            <text:p>20748</text:p>
          </table:table-cell>
          <table:table-cell table:style-name="ce70" table:formula="of:=VLOOKUP([.$B65];[.$A$2:.$H53];4;0)*[.$Q65]" office:value-type="float" office:value="31122">
            <text:p>31122</text:p>
          </table:table-cell>
          <table:table-cell table:style-name="ce70" table:formula="of:=VLOOKUP([.$B65];[.$A$2:.$H53];6;0)*[.$Q65]" office:value-type="float" office:value="4149.6">
            <text:p>4149.6</text:p>
          </table:table-cell>
          <table:table-cell table:formula="of:=VLOOKUP([.$B65];[.$A$2:.$Q24]; 16; 0) * (CEILING((CEILING([.$R65]/[Variables.$B$12];1)+CEILING([.$S65]/[Variables.$B$13];1)+CEILING([.$T65]/[Variables.$B$14];1))/[Variables.$B$21]; 1))" office:value-type="float" office:value="68">
            <text:p>68</text:p>
          </table:table-cell>
          <table:table-cell/>
          <table:table-cell table:style-name="ce23" table:formula="of:=ROUND([.W61]*0.33)" office:value-type="float" office:value="411">
            <text:p>411</text:p>
          </table:table-cell>
          <table:table-cell table:formula="of:=[.C65]*TBLFIND([.$A$1:.$N$28];[.B65]; [.$N$1])" office:value-type="float" office:value="17.2">
            <text:p>17.2</text:p>
          </table:table-cell>
          <table:table-cell table:style-name="ce23" table:formula="of:=[.C65]*TBLFIND([.$A$1:.$O$28];[.B65]; [.$O$1])" office:value-type="float" office:value="51.6">
            <text:p>51.6</text:p>
          </table:table-cell>
          <table:table-cell table:number-columns-repeated="999"/>
        </table:table-row>
        <table:table-row table:style-name="ro1">
          <table:table-cell table:style-name="ce58" office:value-type="string">
            <text:p>Rhyno Gun1</text:p>
          </table:table-cell>
          <table:table-cell table:content-validation-name="val5" table:formula="of:=[.B$65]" office:value-type="string" office:string-value="ST3">
            <text:p>ST3</text:p>
          </table:table-cell>
          <table:table-cell table:style-name="ce72" table:formula="of:=[.C$65]" office:value-type="float" office:value="21500">
            <text:p>21500</text:p>
          </table:table-cell>
          <table:table-cell table:style-name="ce75" table:formula="of:=[.D$65]"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6]*VLOOKUP([.$B66];[.$A$2:.$N39];9;0)+[.E66]*[.H66]*VLOOKUP([.$B66];[.$A$2:.$N39];10;0)" office:value-type="float" office:value="1000.5">
            <text:p>1000.5</text:p>
          </table:table-cell>
          <table:table-cell table:number-columns-repeated="2"/>
          <table:table-cell table:content-validation-name="val10" office:value-type="string">
            <text:p>Heavy</text:p>
          </table:table-cell>
          <table:table-cell table:formula="of:=[.N65]" office:value-type="float" office:value="15">
            <text:p>15</text:p>
          </table:table-cell>
          <table:table-cell table:formula="of:=[.O65]" office:value-type="float" office:value="7">
            <text:p>7</text:p>
          </table:table-cell>
          <table:table-cell/>
          <table:table-cell table:style-name="ce70" table:formula="of:=([.C66]*VLOOKUP([.$B66];[.$A$2:.$N39];11;0)+[.E66]*[.H66]*VLOOKUP([.$B66];[.$A$2:.$N39];12;0))*(1 + ([.D66]-[Variables.$B$7])*VLOOKUP([.$B66];[.$A$2:.$O39];13;0)/100)" office:value-type="float" office:value="5065.45">
            <text:p>5065.4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2</text:p>
          </table:table-cell>
          <table:table-cell table:content-validation-name="val5" table:formula="of:=[.B$65]" office:value-type="string" office:string-value="ST3">
            <text:p>ST3</text:p>
          </table:table-cell>
          <table:table-cell table:style-name="ce72" table:formula="of:=[.C$65]" office:value-type="float" office:value="21500">
            <text:p>21500</text:p>
          </table:table-cell>
          <table:table-cell table:style-name="ce75" table:formula="of:=[.D$65]"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7]*VLOOKUP([.$B67];[.$A$2:.$N40];9;0)+[.E67]*[.H67]*VLOOKUP([.$B67];[.$A$2:.$N40];10;0)" office:value-type="float" office:value="992.5">
            <text:p>992.5</text:p>
          </table:table-cell>
          <table:table-cell table:number-columns-repeated="2"/>
          <table:table-cell table:content-validation-name="val10" office:value-type="string">
            <text:p>Heavy</text:p>
          </table:table-cell>
          <table:table-cell table:formula="of:=[.N66]" office:value-type="float" office:value="15">
            <text:p>15</text:p>
          </table:table-cell>
          <table:table-cell table:formula="of:=[.O66]" office:value-type="float" office:value="7">
            <text:p>7</text:p>
          </table:table-cell>
          <table:table-cell/>
          <table:table-cell table:style-name="ce70" table:formula="of:=([.C67]*VLOOKUP([.$B67];[.$A$2:.$N40];11;0)+[.E67]*[.H67]*VLOOKUP([.$B67];[.$A$2:.$N40];12;0))*(1 + ([.D67]-[Variables.$B$7])*VLOOKUP([.$B67];[.$A$2:.$O40];13;0)/100)" office:value-type="float" office:value="5014.75">
            <text:p>5014.75</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text:p>Rhyno Gun3</text:p>
          </table:table-cell>
          <table:table-cell table:content-validation-name="val5" table:formula="of:=[.B$65]" office:value-type="string" office:string-value="ST3">
            <text:p>ST3</text:p>
          </table:table-cell>
          <table:table-cell table:style-name="ce72" table:formula="of:=[.C$65]" office:value-type="float" office:value="21500">
            <text:p>21500</text:p>
          </table:table-cell>
          <table:table-cell table:style-name="ce75" table:formula="of:=[.D$65]"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8]*VLOOKUP([.$B68];[.$A$2:.$N41];9;0)+[.E68]*[.H68]*VLOOKUP([.$B68];[.$A$2:.$N41];10;0)" office:value-type="float" office:value="804.5">
            <text:p>804.5</text:p>
          </table:table-cell>
          <table:table-cell table:number-columns-repeated="2"/>
          <table:table-cell table:content-validation-name="val10" office:value-type="string">
            <text:p>Heavy</text:p>
          </table:table-cell>
          <table:table-cell table:formula="of:=[.N67]" office:value-type="float" office:value="15">
            <text:p>15</text:p>
          </table:table-cell>
          <table:table-cell table:formula="of:=[.O67]" office:value-type="float" office:value="7">
            <text:p>7</text:p>
          </table:table-cell>
          <table:table-cell/>
          <table:table-cell table:style-name="ce70" table:formula="of:=([.C68]*VLOOKUP([.$B68];[.$A$2:.$N41];11;0)+[.E68]*[.H68]*VLOOKUP([.$B68];[.$A$2:.$N41];12;0))*(1 + ([.D68]-[Variables.$B$7])*VLOOKUP([.$B68];[.$A$2:.$O41];13;0)/100)" office:value-type="float" office:value="3823.3">
            <text:p>3823.3</text:p>
          </table:table-cell>
          <table:table-cell table:style-name="ce70" table:number-columns-repeated="3"/>
          <table:table-cell table:number-columns-repeated="4"/>
          <table:table-cell table:style-name="ce23"/>
          <table:table-cell table:number-columns-repeated="999"/>
        </table:table-row>
        <table:table-row table:style-name="ro1">
          <table:table-cell table:style-name="ce58" office:value-type="string">
            <office:annotation draw:style-name="gr2" draw:text-style-name="P2" svg:width="1.8772in" svg:height="0.2346in" svg:x="1.2012in" svg:y="12.3764in" draw:caption-point-x="-0.2402in" draw:caption-point-y="0.6098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2" office:value-type="float" office:value="2300">
            <text:p>2300</text:p>
          </table:table-cell>
          <table:table-cell office:value-type="float" office:value="14">
            <office:annotation draw:style-name="gr3" draw:text-style-name="P2" svg:width="2.535in" svg:height="0.3902in" svg:x="2.5185in" svg:y="12.3764in" draw:caption-point-x="-0.2402in" draw:caption-point-y="0.6098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9]*VLOOKUP([.$B69];[.$A$2:.$N42];9;0)+[.E69]*[.H69]*VLOOKUP([.$B69];[.$A$2:.$N42];10;0)" office:value-type="float" office:value="237.5">
            <text:p>237.5</text:p>
          </table:table-cell>
          <table:table-cell office:value-type="float" office:value="1">
            <text:p>1</text:p>
          </table:table-cell>
          <table:table-cell table:formula="of:=IF([.P69]=1; 0; ROUND(([.C69]*[Variables.$B$5]*[Variables.$B$6])/([.P69]-1)))" office:value-type="float" office:value="8411">
            <text:p>8411</text:p>
          </table:table-cell>
          <table:table-cell table:content-validation-name="val10" office:value-type="string">
            <text:p>Light</text:p>
          </table:table-cell>
          <table:table-cell table:formula="of:=[Variables.$B$17]/([.P69]-1)" office:value-type="float" office:value="19.2857142857143">
            <text:p>19.29</text:p>
          </table:table-cell>
          <table:table-cell table:formula="of:=[Variables.$B$18]/([.P69]-1)" office:value-type="float" office:value="9">
            <text:p>9</text:p>
          </table:table-cell>
          <table:table-cell office:value-type="float" office:value="8">
            <text:p>8</text:p>
          </table:table-cell>
          <table:table-cell table:style-name="ce70" table:formula="of:=([.C69]*VLOOKUP([.$B69];[.$A$2:.$N42];11;0)+[.E69]*[.H69]*VLOOKUP([.$B69];[.$A$2:.$N42];12;0))*(1 + ([.D69]-[Variables.$B$7])*VLOOKUP([.$B69];[.$A$2:.$O42];13;0)/100)" office:value-type="float" office:value="3731.2">
            <text:p>3731.2</text:p>
          </table:table-cell>
          <table:table-cell table:style-name="ce70" table:formula="of:=VLOOKUP([.$B69];[.$A$2:.$H54];2;0)*[.$Q69]" office:value-type="float" office:value="9701.12">
            <text:p>9701.12</text:p>
          </table:table-cell>
          <table:table-cell table:style-name="ce70" table:formula="of:=VLOOKUP([.$B69];[.$A$2:.$H54];4;0)*[.$Q69]" office:value-type="float" office:value="13432.32">
            <text:p>13432.32</text:p>
          </table:table-cell>
          <table:table-cell table:style-name="ce70" table:formula="of:=VLOOKUP([.$B69];[.$A$2:.$H54];6;0)*[.$Q69]" office:value-type="float" office:value="839.52">
            <text:p>839.52</text:p>
          </table:table-cell>
          <table:table-cell table:formula="of:=VLOOKUP([.$B69];[.$A$2:.$Q28]; 16; 0) * (CEILING((CEILING([.$R69]/[Variables.$B$12];1)+CEILING([.$S69]/[Variables.$B$13];1)+CEILING([.$T69]/[Variables.$B$14];1))/[Variables.$B$21]; 1))" office:value-type="float" office:value="28">
            <text:p>28</text:p>
          </table:table-cell>
          <table:table-cell table:number-columns-repeated="2"/>
          <table:table-cell table:formula="of:=[.C69]*TBLFIND([.$A$1:.$N$28];[.B69]; [.$N$1])" office:value-type="float" office:value="6.44">
            <text:p>6.44</text:p>
          </table:table-cell>
          <table:table-cell table:style-name="ce23" table:formula="of:=[.C69]*TBLFIND([.$A$1:.$O$28];[.B69]; [.$O$1])" office:value-type="float" office:value="19.32">
            <text:p>19.32</text:p>
          </table:table-cell>
          <table:table-cell table:number-columns-repeated="999"/>
        </table:table-row>
        <table:table-row table:style-name="ro1">
          <table:table-cell table:style-name="ce59" office:value-type="string">
            <office:annotation draw:style-name="gr2" draw:text-style-name="P2" svg:width="2.235in" svg:height="0.2346in" svg:x="1.2012in" svg:y="12.548in" draw:caption-point-x="-0.2402in" draw:caption-point-y="0.6098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1" office:value-type="float" office:value="2000">
            <text:p>2000</text:p>
          </table:table-cell>
          <table:table-cell office:value-type="float" office:value="8">
            <office:annotation draw:style-name="gr4" draw:text-style-name="P2" svg:width="1.1413in" svg:height="0.5457in" svg:x="2.5185in" svg:y="12.548in" draw:caption-point-x="-0.2402in" draw:caption-point-y="0.6098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70]*VLOOKUP([.$B70];[.$A$2:.$N43];9;0)+[.E70]*[.H70]*VLOOKUP([.$B70];[.$A$2:.$N43];10;0)" office:value-type="float" office:value="299">
            <text:p>299</text:p>
          </table:table-cell>
          <table:table-cell office:value-type="float" office:value="1">
            <text:p>1</text:p>
          </table:table-cell>
          <table:table-cell table:formula="of:=IF([.P70]=1; 0; ROUND(([.C70]*[Variables.$B$5]*[Variables.$B$6])/([.P70]-1)))" office:value-type="float" office:value="7314">
            <text:p>7314</text:p>
          </table:table-cell>
          <table:table-cell table:content-validation-name="val10" office:value-type="string">
            <text:p>Light</text:p>
          </table:table-cell>
          <table:table-cell table:formula="of:=[Variables.$B$17]/([.P70]-1)" office:value-type="float" office:value="19.2857142857143">
            <text:p>19.29</text:p>
          </table:table-cell>
          <table:table-cell table:formula="of:=[Variables.$B$18]/([.P70]-1)" office:value-type="float" office:value="9">
            <text:p>9</text:p>
          </table:table-cell>
          <table:table-cell office:value-type="float" office:value="8">
            <text:p>8</text:p>
          </table:table-cell>
          <table:table-cell table:style-name="ce70" table:formula="of:=([.C70]*VLOOKUP([.$B70];[.$A$2:.$N43];11;0)+[.E70]*[.H70]*VLOOKUP([.$B70];[.$A$2:.$N43];12;0))*(1 + ([.D70]-[Variables.$B$7])*VLOOKUP([.$B70];[.$A$2:.$O43];13;0)/100)" office:value-type="float" office:value="3213.82">
            <text:p>3213.82</text:p>
          </table:table-cell>
          <table:table-cell table:style-name="ce70" table:formula="of:=VLOOKUP([.$B70];[.$A$2:.$H55];2;0)*[.$Q70]" office:value-type="float" office:value="8355.932">
            <text:p>8355.93</text:p>
          </table:table-cell>
          <table:table-cell table:style-name="ce70" table:formula="of:=VLOOKUP([.$B70];[.$A$2:.$H55];4;0)*[.$Q70]" office:value-type="float" office:value="11569.752">
            <text:p>11569.75</text:p>
          </table:table-cell>
          <table:table-cell table:style-name="ce70" table:formula="of:=VLOOKUP([.$B70];[.$A$2:.$H55];6;0)*[.$Q70]" office:value-type="float" office:value="723.1095">
            <text:p>723.11</text:p>
          </table:table-cell>
          <table:table-cell table:formula="of:=VLOOKUP([.$B70];[.$A$2:.$Q29]; 16; 0) * (CEILING((CEILING([.$R70]/[Variables.$B$12];1)+CEILING([.$S70]/[Variables.$B$13];1)+CEILING([.$T70]/[Variables.$B$14];1))/[Variables.$B$21]; 1))" office:value-type="float" office:value="24">
            <text:p>24</text:p>
          </table:table-cell>
          <table:table-cell table:number-columns-repeated="2"/>
          <table:table-cell table:formula="of:=[.C70]*TBLFIND([.$A$1:.$N$28];[.B70]; [.$N$1])" office:value-type="float" office:value="5.6">
            <text:p>5.6</text:p>
          </table:table-cell>
          <table:table-cell table:style-name="ce23" table:formula="of:=[.C70]*TBLFIND([.$A$1:.$O$28];[.B70];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1" office:value-type="float" office:value="125">
            <text:p>125</text:p>
          </table:table-cell>
          <table:table-cell office:value-type="float" office:value="10">
            <office:annotation draw:style-name="gr2" draw:text-style-name="P2" svg:width="1.4945in" svg:height="0.2346in" svg:x="2.5185in" svg:y="12.7197in" draw:caption-point-x="-0.2402in" draw:caption-point-y="0.6098in">
              <dc:creator>AŠ</dc:creator>
              <dc:date>2010-12-22T00:00:00</dc:date>
              <text:p text:style-name="P2"><text:span text:style-name="T1">Tokia pati kaip Trooper</text:span></text:p>
            </office:annotation>
            <text:p>10</text:p>
          </table:table-cell>
          <table:table-cell table:style-name="ce57" office:value-type="float" office:value="15">
            <text:p>15</text:p>
          </table:table-cell>
          <table:table-cell table:style-name="ce57"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formula="of:=([.C71]*VLOOKUP([.$B71];[.$A$2:.$N44];9;0)+[.E71]*[.H71]*VLOOKUP([.$B71];[.$A$2:.$N44];10;0))/[Variables.$B$25]" office:value-type="float" office:value="2.6875">
            <text:p>2.69</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1]*VLOOKUP([.$B71];[.$A$2:.$N44];11;0)+[.E71]*[.H71]*VLOOKUP([.$B71];[.$A$2:.$N44];12;0))*(1 + ([.D71]-[Variables.$B$7])*VLOOKUP([.$B71];[.$A$2:.$O44];13;0)/100)" office:value-type="float" office:value="91">
            <text:p>91</text:p>
          </table:table-cell>
          <table:table-cell table:style-name="ce70" table:formula="of:=VLOOKUP([.$B71];[.$A$2:.$H57];2;0)*[.$Q71]" office:value-type="float" office:value="273">
            <text:p>273</text:p>
          </table:table-cell>
          <table:table-cell table:style-name="ce70" table:formula="of:=VLOOKUP([.$B71];[.$A$2:.$H57];4;0)*[.$Q71]" office:value-type="float" office:value="546">
            <text:p>546</text:p>
          </table:table-cell>
          <table:table-cell table:style-name="ce70" table:formula="of:=VLOOKUP([.$B71];[.$A$2:.$H57];6;0)*[.$Q71]" office:value-type="float" office:value="0">
            <text:p>0</text:p>
          </table:table-cell>
          <table:table-cell table:formula="of:=VLOOKUP([.$B71];[.$A$2:.$Q30]; 16; 0) * (CEILING((CEILING([.$R71]/[Variables.$B$12];1)+CEILING([.$S71]/[Variables.$B$13];1)+CEILING([.$T71]/[Variables.$B$14];1))/[Variables.$B$21]; 1))" office:value-type="float" office:value="1">
            <text:p>1</text:p>
          </table:table-cell>
          <table:table-cell table:formula="of:=VLOOKUP([.$B71];[.$A$2:.$Q30]; 17; 0) * (CEILING([.$R71]/[Variables.$B$12];1)+CEILING([.$S71]/[Variables.$B$13];1)+CEILING([.$T71]/[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2" office:value-type="float" office:value="90">
            <text:p>90</text:p>
          </table:table-cell>
          <table:table-cell office:value-type="float" office:value="8">
            <text:p>8</text:p>
          </table:table-cell>
          <table:table-cell table:style-name="ce75" office:value-type="float" office:value="120">
            <text:p>12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Piercing</text:p>
          </table:table-cell>
          <table:table-cell table:formula="of:=([.C72]*VLOOKUP([.$B72];[.$A$2:.$N45];9;0)+[.E72]*[.H72]*VLOOKUP([.$B72];[.$A$2:.$N45];10;0))/[Variables.$B$25]" office:value-type="float" office:value="10.125">
            <text:p>10.13</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72]*VLOOKUP([.$B72];[.$A$2:.$N45];11;0)+[.E72]*[.H72]*VLOOKUP([.$B72];[.$A$2:.$N45];12;0))*(1 + ([.D72]-[Variables.$B$7])*VLOOKUP([.$B72];[.$A$2:.$O45];13;0)/100)" office:value-type="float" office:value="234.78">
            <text:p>234.78</text:p>
          </table:table-cell>
          <table:table-cell table:style-name="ce70" table:formula="of:=VLOOKUP([.$B72];[.$A$2:.$H58];2;0)*[.$Q72]" office:value-type="float" office:value="563.472">
            <text:p>563.47</text:p>
          </table:table-cell>
          <table:table-cell table:style-name="ce70" table:formula="of:=VLOOKUP([.$B72];[.$A$2:.$H58];4;0)*[.$Q72]" office:value-type="float" office:value="1126.944">
            <text:p>1126.94</text:p>
          </table:table-cell>
          <table:table-cell table:style-name="ce70" table:formula="of:=VLOOKUP([.$B72];[.$A$2:.$H58];6;0)*[.$Q72]" office:value-type="float" office:value="24.6519">
            <text:p>24.65</text:p>
          </table:table-cell>
          <table:table-cell table:formula="of:=VLOOKUP([.$B72];[.$A$2:.$Q31]; 16; 0) * (CEILING((CEILING([.$R72]/[Variables.$B$12];1)+CEILING([.$S72]/[Variables.$B$13];1)+CEILING([.$T72]/[Variables.$B$14];1))/[Variables.$B$21]; 1))" office:value-type="float" office:value="2">
            <text:p>2</text:p>
          </table:table-cell>
          <table:table-cell table:formula="of:=VLOOKUP([.$B72];[.$A$2:.$Q31]; 17; 0) * (CEILING([.$R72]/[Variables.$B$12];1)+CEILING([.$S72]/[Variables.$B$13];1)+CEILING([.$T72]/[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2" office:value-type="float" office:value="500">
            <text:p>500</text:p>
          </table:table-cell>
          <table:table-cell office:value-type="float" office:value="9">
            <text:p>9</text:p>
          </table:table-cell>
          <table:table-cell table:formula="of:=AVERAGE([.E74:.E75])" office:value-type="float" office:value="40.5">
            <text:p>40.5</text:p>
          </table:table-cell>
          <table:table-cell table:style-name="ce75"/>
          <table:table-cell table:style-name="ce57"/>
          <table:table-cell table:formula="of:=SUM([.H74:.H75])" office:value-type="float" office:value="10">
            <text:p>10</text:p>
          </table:table-cell>
          <table:table-cell/>
          <table:table-cell table:formula="of:=([.C73]*VLOOKUP([.$B73];[.$A$2:.$N46];9;0)+[.E74]*[.H74]*VLOOKUP([.$B73];[.$A$2:.$N46];10;0))/[Variables.$B$25]" office:value-type="float" office:value="13">
            <text:p>13</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73]*VLOOKUP([.$B73];[.$A$2:.$N46];11;0)+[.E74]*[.H74]*VLOOKUP([.$B73];[.$A$2:.$N46];12;0))*(1 + ([.D73]-[Variables.$B$7])*VLOOKUP([.$B73];[.$A$2:.$O46];13;0)/100)" office:value-type="float" office:value="391.53">
            <text:p>391.53</text:p>
          </table:table-cell>
          <table:table-cell table:style-name="ce70" table:formula="of:=VLOOKUP([.$B73];[.$A$2:.$H60];2;0)*[.$Q73]" office:value-type="float" office:value="1174.59">
            <text:p>1174.59</text:p>
          </table:table-cell>
          <table:table-cell table:style-name="ce70" table:formula="of:=VLOOKUP([.$B73];[.$A$2:.$H60];4;0)*[.$Q73]" office:value-type="float" office:value="1820.6145">
            <text:p>1820.61</text:p>
          </table:table-cell>
          <table:table-cell table:style-name="ce70" table:formula="of:=VLOOKUP([.$B73];[.$A$2:.$H60];6;0)*[.$Q73]" office:value-type="float" office:value="117.459">
            <text:p>117.46</text:p>
          </table:table-cell>
          <table:table-cell table:formula="of:=VLOOKUP([.$B73];[.$A$2:.$Q32]; 16; 0) * (CEILING((CEILING([.$R73]/[Variables.$B$12];1)+CEILING([.$S73]/[Variables.$B$13];1)+CEILING([.$T73]/[Variables.$B$14];1))/[Variables.$B$21]; 1))" office:value-type="float" office:value="4">
            <text:p>4</text:p>
          </table:table-cell>
          <table:table-cell table:formula="of:=VLOOKUP([.$B73];[.$A$2:.$Q32]; 17; 0) * (CEILING([.$R73]/[Variables.$B$12];1)+CEILING([.$S73]/[Variables.$B$13];1)+CEILING([.$T73]/[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2"/>
          <table:table-cell/>
          <table:table-cell table:style-name="ce75" office:value-type="float" office:value="18">
            <text:p>18</text:p>
          </table:table-cell>
          <table:table-cell table:style-name="ce75" office:value-type="float" office:value="1">
            <text:p>1</text:p>
          </table:table-cell>
          <table:table-cell table:style-name="ce57"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2"/>
          <table:table-cell/>
          <table:table-cell table:style-name="ce75" table:formula="of:=ROUND([.E82]/3)" office:value-type="float" office:value="63">
            <text:p>63</text:p>
          </table:table-cell>
          <table:table-cell table:style-name="ce75" office:value-type="float" office:value="1">
            <text:p>1</text:p>
          </table:table-cell>
          <table:table-cell table:style-name="ce57"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2" office:value-type="float" office:value="900">
            <text:p>900</text:p>
          </table:table-cell>
          <table:table-cell office:value-type="float" office:value="7">
            <text:p>7</text:p>
          </table:table-cell>
          <table:table-cell table:style-name="ce75" table:formula="of:=AVERAGE([.E77:.E78])" office:value-type="float" office:value="120">
            <text:p>120</text:p>
          </table:table-cell>
          <table:table-cell table:style-name="ce75"/>
          <table:table-cell table:style-name="ce57" office:value-type="string">
            <text:p>ground</text:p>
          </table:table-cell>
          <table:table-cell table:formula="of:=SUM([.H77:.H78])" office:value-type="float" office:value="2">
            <text:p>2</text:p>
          </table:table-cell>
          <table:table-cell table:content-validation-name="val9"/>
          <table:table-cell table:formula="of:=([.C76]*VLOOKUP([.$B76];[.$A$2:.$N47];9;0)+[.E76]*[.H76]*VLOOKUP([.$B76];[.$A$2:.$N47];10;0))/[Variables.$B$25]" office:value-type="float" office:value="24.75">
            <text:p>24.75</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6]*VLOOKUP([.$B76];[.$A$2:.$N47];11;0)+[.E76]*[.H76]*VLOOKUP([.$B76];[.$A$2:.$N47];12;0))*(1 + ([.D76]-[Variables.$B$7])*VLOOKUP([.$B76];[.$A$2:.$O47];13;0)/100)" office:value-type="float" office:value="786.84">
            <text:p>786.84</text:p>
          </table:table-cell>
          <table:table-cell table:style-name="ce70" table:formula="of:=VLOOKUP([.$B76];[.$A$2:.$H63];2;0)*[.$Q76]" office:value-type="float" office:value="2360.52">
            <text:p>2360.52</text:p>
          </table:table-cell>
          <table:table-cell table:style-name="ce70" table:formula="of:=VLOOKUP([.$B76];[.$A$2:.$H63];4;0)*[.$Q76]" office:value-type="float" office:value="3540.78">
            <text:p>3540.78</text:p>
          </table:table-cell>
          <table:table-cell table:style-name="ce70" table:formula="of:=VLOOKUP([.$B76];[.$A$2:.$H63];6;0)*[.$Q76]" office:value-type="float" office:value="393.42">
            <text:p>393.42</text:p>
          </table:table-cell>
          <table:table-cell table:formula="of:=VLOOKUP([.$B76];[.$A$2:.$Q35]; 16; 0) * (CEILING((CEILING([.$R76]/[Variables.$B$12];1)+CEILING([.$S76]/[Variables.$B$13];1)+CEILING([.$T76]/[Variables.$B$14];1))/[Variables.$B$21]; 1))" office:value-type="float" office:value="8">
            <text:p>8</text:p>
          </table:table-cell>
          <table:table-cell table:formula="of:=VLOOKUP([.$B76];[.$A$2:.$Q35]; 17; 0) * (CEILING([.$R76]/[Variables.$B$12];1)+CEILING([.$S76]/[Variables.$B$13];1)+CEILING([.$T76]/[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2" table:formula="of:=[.C76]" office:value-type="float" office:value="900">
            <text:p>900</text:p>
          </table:table-cell>
          <table:table-cell table:formula="of:=[.D76]" office:value-type="float" office:value="7">
            <text:p>7</text:p>
          </table:table-cell>
          <table:table-cell table:style-name="ce75" office:value-type="float" office:value="160">
            <text:p>16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6]"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2" table:formula="of:=[.C77]" office:value-type="float" office:value="900">
            <text:p>900</text:p>
          </table:table-cell>
          <table:table-cell table:formula="of:=[.D77]" office:value-type="float" office:value="7">
            <text:p>7</text:p>
          </table:table-cell>
          <table:table-cell table:style-name="ce75" office:value-type="float" office:value="80">
            <text:p>80</text:p>
          </table:table-cell>
          <table:table-cell table:style-name="ce75" office:value-type="float" office:value="1">
            <text:p>1</text:p>
          </table:table-cell>
          <table:table-cell table:style-name="ce57"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7]" office:value-type="string" office:string-value="Heavy">
            <text:p>Heavy</text:p>
          </table:table-cell>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0925in" draw:caption-point-x="-0.2402in" draw:caption-point-y="0.6094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2" table:formula="of:=[.C65]*1.25" office:value-type="float" office:value="26875">
            <text:p>26875</text:p>
          </table:table-cell>
          <table:table-cell office:value-type="float" office:value="7">
            <text:p>7</text:p>
          </table:table-cell>
          <table:table-cell table:style-name="ce75" table:formula="of:=AVERAGE([.E80:.E81])" office:value-type="float" office:value="262.5">
            <text:p>262.5</text:p>
          </table:table-cell>
          <table:table-cell table:style-name="ce75"/>
          <table:table-cell table:style-name="ce75" office:value-type="string">
            <text:p>space</text:p>
          </table:table-cell>
          <table:table-cell table:formula="of:=SUM([.H80:.H81])" office:value-type="float" office:value="4">
            <text:p>4</text:p>
          </table:table-cell>
          <table:table-cell table:content-validation-name="val9"/>
          <table:table-cell table:formula="of:=([.C79]*VLOOKUP([.$B79];[.$A$2:.$N48];9;0)+[.E79]*[.H79]*VLOOKUP([.$B79];[.$A$2:.$N48];10;0))/[Variables.$B$25]" office:value-type="float" office:value="340.15625">
            <text:p>340.16</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70" table:formula="of:=([.C79]*VLOOKUP([.$B79];[.$A$2:.$N48];11;0)+[.E79]*[.H79]*VLOOKUP([.$B79];[.$A$2:.$N48];12;0))*(1 + ([.D80]-[Variables.$B$7])*VLOOKUP([.$B79];[.$A$2:.$O48];13;0)/100)" office:value-type="float" office:value="3244.125">
            <text:p>3244.13</text:p>
          </table:table-cell>
          <table:table-cell table:style-name="ce70" table:formula="of:=VLOOKUP([.$B79];[.$A$2:.$H64];2;0)*[.$Q79]" office:value-type="float" office:value="9732.375">
            <text:p>9732.38</text:p>
          </table:table-cell>
          <table:table-cell table:style-name="ce70" table:formula="of:=VLOOKUP([.$B79];[.$A$2:.$H64];4;0)*[.$Q79]" office:value-type="float" office:value="14598.5625">
            <text:p>14598.56</text:p>
          </table:table-cell>
          <table:table-cell table:style-name="ce70" table:formula="of:=VLOOKUP([.$B79];[.$A$2:.$H64];6;0)*[.$Q79]" office:value-type="float" office:value="1946.475">
            <text:p>1946.48</text:p>
          </table:table-cell>
          <table:table-cell table:formula="of:=VLOOKUP([.$B79];[.$A$2:.$Q38]; 16; 0) * (CEILING((CEILING([.$R79]/[Variables.$B$12];1)+CEILING([.$S79]/[Variables.$B$13];1)+CEILING([.$T79]/[Variables.$B$14];1))/[Variables.$B$21]; 1))" office:value-type="float" office:value="32">
            <text:p>32</text:p>
          </table:table-cell>
          <table:table-cell table:number-columns-repeated="2"/>
          <table:table-cell table:formula="of:=[.C79]*TBLFIND([.$A$1:.$N$28];[.B79]; [.$N$1])" office:value-type="float" office:value="21.5">
            <text:p>21.5</text:p>
          </table:table-cell>
          <table:table-cell table:style-name="ce23" table:formula="of:=[.C79]*TBLFIND([.$A$1:.$O$28];[.B79];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2" table:formula="of:=[.C79]" office:value-type="float" office:value="26875">
            <text:p>26875</text:p>
          </table:table-cell>
          <table:table-cell/>
          <table:table-cell table:style-name="ce78" table:formula="of:=[.E66]*0.7" office:value-type="float" office:value="434">
            <text:p>434</text:p>
          </table:table-cell>
          <table:table-cell table:style-name="ce75" office:value-type="float" office:value="2">
            <text:p>2</text:p>
          </table:table-cell>
          <table:table-cell table:style-name="ce75"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445in" draw:caption-point-x="-0.2402in" draw:caption-point-y="0.6008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2" table:formula="of:=[.C80]" office:value-type="float" office:value="26875">
            <text:p>26875</text:p>
          </table:table-cell>
          <table:table-cell/>
          <table:table-cell table:style-name="ce75" table:formula="of:=[.E68]*0.7" office:value-type="float" office:value="91">
            <text:p>91</text:p>
          </table:table-cell>
          <table:table-cell table:style-name="ce75" office:value-type="float" office:value="1">
            <text:p>1</text:p>
          </table:table-cell>
          <table:table-cell table:style-name="ce75"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075in" draw:caption-point-x="-0.2402in" draw:caption-point-y="0.6094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2" table:formula="of:=[.C63]*1.25" office:value-type="float" office:value="2812.5">
            <text:p>2812.5</text:p>
          </table:table-cell>
          <table:table-cell table:formula="of:=[.D63]+1" office:value-type="float" office:value="11">
            <text:p>11</text:p>
          </table:table-cell>
          <table:table-cell table:style-name="ce75" table:formula="of:=[.E63]*0.75" office:value-type="float" office:value="187.5">
            <text:p>187.5</text:p>
          </table:table-cell>
          <table:table-cell table:style-name="ce75"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Normal</text:p>
          </table:table-cell>
          <table:table-cell table:formula="of:=([.C82]*VLOOKUP([.$B82];[.$A$2:.$N49];9;0)+[.E82]*[.H82]*VLOOKUP([.$B82];[.$A$2:.$N49];10;0))/[Variables.$B$25]" office:value-type="float" office:value="31.640625">
            <text:p>31.64</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70" table:formula="of:=([.C82]*VLOOKUP([.$B82];[.$A$2:.$N49];11;0)+[.E82]*[.H82]*VLOOKUP([.$B82];[.$A$2:.$N49];12;0))*(1 + ([.D82]-[Variables.$B$7])*VLOOKUP([.$B82];[.$A$2:.$O49];13;0)/100)" office:value-type="float" office:value="1534.78125">
            <text:p>1534.78</text:p>
          </table:table-cell>
          <table:table-cell table:style-name="ce70" table:formula="of:=VLOOKUP([.$B82];[.$A$2:.$H65];2;0)*[.$Q82]" office:value-type="float" office:value="3836.953125">
            <text:p>3836.95</text:p>
          </table:table-cell>
          <table:table-cell table:style-name="ce70" table:formula="of:=VLOOKUP([.$B82];[.$A$2:.$H65];4;0)*[.$Q82]" office:value-type="float" office:value="5371.734375">
            <text:p>5371.73</text:p>
          </table:table-cell>
          <table:table-cell table:style-name="ce70" table:formula="of:=VLOOKUP([.$B82];[.$A$2:.$H65];6;0)*[.$Q82]" office:value-type="float" office:value="268.58671875">
            <text:p>268.59</text:p>
          </table:table-cell>
          <table:table-cell table:formula="of:=VLOOKUP([.$B82];[.$A$2:.$Q41]; 16; 0) * (CEILING((CEILING([.$R82]/[Variables.$B$12];1)+CEILING([.$S82]/[Variables.$B$13];1)+CEILING([.$T82]/[Variables.$B$14];1))/[Variables.$B$21]; 1))" office:value-type="float" office:value="11">
            <text:p>11</text:p>
          </table:table-cell>
          <table:table-cell table:number-columns-repeated="2"/>
          <table:table-cell table:formula="of:=[.C82]*TBLFIND([.$A$1:.$N$28];[.B82]; [.$N$1])" office:value-type="float" office:value="9">
            <text:p>9</text:p>
          </table:table-cell>
          <table:table-cell table:style-name="ce23" table:formula="of:=[.C82]*TBLFIND([.$A$1:.$O$28];[.B82];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7791in" draw:caption-point-x="-0.2402in" draw:caption-point-y="0.6094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70" table:formula="of:=[.C64]*1.25" office:value-type="float" office:value="4475">
            <text:p>4475</text:p>
          </table:table-cell>
          <table:table-cell table:formula="of:=[.D64]+1" office:value-type="float" office:value="9">
            <text:p>9</text:p>
          </table:table-cell>
          <table:table-cell table:formula="of:=AVERAGE([.E84:.E85])" office:value-type="float" office:value="172">
            <text:p>172</text:p>
          </table:table-cell>
          <table:table-cell table:number-columns-repeated="2"/>
          <table:table-cell table:formula="of:=SUM([.H84:.H85])" office:value-type="float" office:value="7">
            <text:p>7</text:p>
          </table:table-cell>
          <table:table-cell/>
          <table:table-cell table:formula="of:=([.C83]*VLOOKUP([.$B83];[.$A$2:.$N50];9;0)+[.E84]*[.H84]*VLOOKUP([.$B83];[.$A$2:.$N50];10;0))/[Variables.$B$25]" office:value-type="float" office:value="51.06875">
            <text:p>51.07</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70" table:formula="of:=([.C83]*VLOOKUP([.$B83];[.$A$2:.$N50];11;0)+[.E84]*[.H84]*VLOOKUP([.$B83];[.$A$2:.$N50];12;0))*(1 + ([.D83]-[Variables.$B$7])*VLOOKUP([.$B83];[.$A$2:.$O50];13;0)/100)" office:value-type="float" office:value="2157.5535">
            <text:p>2157.55</text:p>
          </table:table-cell>
          <table:table-cell table:style-name="ce70" table:formula="of:=VLOOKUP([.$B83];[.$A$2:.$H69];2;0)*[.$Q83]" office:value-type="float" office:value="5609.6391">
            <text:p>5609.64</text:p>
          </table:table-cell>
          <table:table-cell table:style-name="ce70" table:formula="of:=VLOOKUP([.$B83];[.$A$2:.$H69];4;0)*[.$Q83]" office:value-type="float" office:value="7767.1926">
            <text:p>7767.19</text:p>
          </table:table-cell>
          <table:table-cell table:style-name="ce70" table:formula="of:=VLOOKUP([.$B83];[.$A$2:.$H69];6;0)*[.$Q83]" office:value-type="float" office:value="485.4495375">
            <text:p>485.45</text:p>
          </table:table-cell>
          <table:table-cell table:formula="of:=VLOOKUP([.$B83];[.$A$2:.$Q42]; 16; 0) * (CEILING((CEILING([.$R83]/[Variables.$B$12];1)+CEILING([.$S83]/[Variables.$B$13];1)+CEILING([.$T83]/[Variables.$B$14];1))/[Variables.$B$21]; 1))" office:value-type="float" office:value="16">
            <text:p>16</text:p>
          </table:table-cell>
          <table:table-cell table:number-columns-repeated="2"/>
          <table:table-cell table:formula="of:=[.C83]*TBLFIND([.$A$1:.$N$28];[.B83]; [.$N$1])" office:value-type="float" office:value="12.53">
            <text:p>12.53</text:p>
          </table:table-cell>
          <table:table-cell table:style-name="ce23" table:formula="of:=[.C83]*TBLFIND([.$A$1:.$O$28];[.B83];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70"/>
          <table:table-cell/>
          <table:table-cell table:style-name="ce57" table:formula="of:=[.E64]*0.7" office:value-type="float" office:value="308">
            <text:p>308</text:p>
          </table:table-cell>
          <table:table-cell table:style-name="ce57"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307in" draw:caption-point-x="-0.2402in" draw:caption-point-y="0.6008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70"/>
          <table:table-cell/>
          <table:table-cell table:style-name="ce57" table:formula="of:=[.E58]*0.6" office:value-type="float" office:value="36">
            <text:p>36</text:p>
          </table:table-cell>
          <table:table-cell table:style-name="ce57" office:value-type="float" office:value="1">
            <text:p>1</text:p>
          </table:table-cell>
          <table:table-cell table:style-name="ce75"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70"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2949in" draw:caption-point-x="-0.2402in" draw:caption-point-y="0.6083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70"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6]*VLOOKUP([.$B86];[.$A$2:.$N50];9;0)+[.E86]*[.H86]*VLOOKUP([.$B86];[.$A$2:.$N50];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0" table:formula="of:=([.C86]*VLOOKUP([.$B86];[.$A$2:.$N51];11;0)+[.E86]*[.H86]*VLOOKUP([.$B86];[.$A$2:.$N51];12;0))*(1 + ([.D86]-[Variables.$B$7])*VLOOKUP([.$B86];[.$A$2:.$O51];13;0)/100)" office:value-type="float" office:value="1943.4">
            <text:p>1943.4</text:p>
          </table:table-cell>
          <table:table-cell table:style-name="ce70" table:formula="of:=VLOOKUP([.$B86];[.$A$2:.$H70];2;0)*[.$Q86]" office:value-type="float" office:value="2526.42">
            <text:p>2526.42</text:p>
          </table:table-cell>
          <table:table-cell table:style-name="ce70" table:formula="of:=VLOOKUP([.$B86];[.$A$2:.$H70];4;0)*[.$Q86]" office:value-type="float" office:value="5247.18">
            <text:p>5247.18</text:p>
          </table:table-cell>
          <table:table-cell table:style-name="ce70" table:formula="of:=VLOOKUP([.$B86];[.$A$2:.$H70];6;0)*[.$Q86]" office:value-type="float" office:value="777.36">
            <text:p>777.36</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3902in" svg:x="1.2012in" svg:y="15.4665in" draw:caption-point-x="-0.2402in" draw:caption-point-y="0.6083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70" table:formula="of:=2600*1.5" office:value-type="float" office:value="3900">
            <text:p>3900</text:p>
          </table:table-cell>
          <table:table-cell office:value-type="float" office:value="10">
            <text:p>10</text:p>
          </table:table-cell>
          <table:table-cell table:formula="of:=[.C57]/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7]*VLOOKUP([.$B87];[.$A$2:.$N51];9;0)+[.E87]*[.H87]*VLOOKUP([.$B87];[.$A$2:.$N51];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0" table:formula="of:=([.C87]*VLOOKUP([.$B87];[.$A$2:.$N52];11;0)+[.E87]*[.H87]*VLOOKUP([.$B87];[.$A$2:.$N52];12;0))*(1 + ([.D87]-[Variables.$B$7])*VLOOKUP([.$B87];[.$A$2:.$O52];13;0)/100)" office:value-type="float" office:value="4450">
            <text:p>4450</text:p>
          </table:table-cell>
          <table:table-cell table:style-name="ce70" table:formula="of:=VLOOKUP([.$B87];[.$A$2:.$H71];2;0)*[.$Q87]" office:value-type="float" office:value="5785">
            <text:p>5785</text:p>
          </table:table-cell>
          <table:table-cell table:style-name="ce70" table:formula="of:=VLOOKUP([.$B87];[.$A$2:.$H71];4;0)*[.$Q87]" office:value-type="float" office:value="12015">
            <text:p>12015</text:p>
          </table:table-cell>
          <table:table-cell table:style-name="ce70" table:formula="of:=VLOOKUP([.$B87];[.$A$2:.$H71];6;0)*[.$Q87]" office:value-type="float" office:value="1780">
            <text:p>1780</text:p>
          </table:table-cell>
          <table:table-cell table:number-columns-repeated="2"/>
          <table:table-cell table:number-columns-repeated="2"/>
          <table:table-cell table:style-name="ce23"/>
          <table:table-cell table:number-columns-repeated="999"/>
        </table:table-row>
        <table:table-row table:style-name="ro1">
          <table:table-cell office:value-type="string">
            <office:annotation draw:style-name="gr4" draw:text-style-name="P2" svg:width="1.1413in" svg:height="0.5457in" svg:x="1.2012in" svg:y="15.6382in" draw:caption-point-x="-0.2402in" draw:caption-point-y="0.6083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70"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5" office:value-type="string">
            <text:p>space</text:p>
          </table:table-cell>
          <table:table-cell office:value-type="float" office:value="1">
            <text:p>1</text:p>
          </table:table-cell>
          <table:table-cell table:content-validation-name="val9" office:value-type="string">
            <text:p>Explosive</text:p>
          </table:table-cell>
          <table:table-cell table:formula="of:=[.C88]*VLOOKUP([.$B88];[.$A$2:.$N52];9;0)+[.E88]*[.H88]*VLOOKUP([.$B88];[.$A$2:.$N52];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2"/>
          <table:table-cell office:value-type="float" office:value="1">
            <text:p>1</text:p>
          </table:table-cell>
          <table:table-cell table:style-name="ce70" table:formula="of:=([.C88]*VLOOKUP([.$B88];[.$A$2:.$N53];11;0)+[.E88]*[.H88]*VLOOKUP([.$B88];[.$A$2:.$N53];12;0))*(1 + ([.D88]-[Variables.$B$7])*VLOOKUP([.$B88];[.$A$2:.$O53];13;0)/100)" office:value-type="float" office:value="4320">
            <text:p>4320</text:p>
          </table:table-cell>
          <table:table-cell table:style-name="ce70" table:formula="of:=VLOOKUP([.$B88];[.$A$2:.$H72];2;0)*[.$Q88]" office:value-type="float" office:value="5616">
            <text:p>5616</text:p>
          </table:table-cell>
          <table:table-cell table:style-name="ce70" table:formula="of:=VLOOKUP([.$B88];[.$A$2:.$H72];4;0)*[.$Q88]" office:value-type="float" office:value="11664">
            <text:p>11664</text:p>
          </table:table-cell>
          <table:table-cell table:style-name="ce70" table:formula="of:=VLOOKUP([.$B88];[.$A$2:.$H72];6;0)*[.$Q88]" office:value-type="float" office:value="1728">
            <text:p>1728</text:p>
          </table:table-cell>
          <table:table-cell table:number-columns-repeated="2"/>
          <table:table-cell table:number-columns-repeated="2"/>
          <table:table-cell table:style-name="ce23"/>
          <table:table-cell table:number-columns-repeated="999"/>
        </table:table-row>
        <table:table-row table:style-name="ro1">
          <table:table-cell office:value-type="string">
            <text:p>MobileVulcan</text:p>
          </table:table-cell>
          <table:table-cell table:content-validation-name="val7" office:value-type="string">
            <text:p>MTow</text:p>
          </table:table-cell>
          <table:table-cell table:style-name="ce70" table:formula="of:=[.C86]" office:value-type="float" office:value="3000">
            <text:p>3000</text:p>
          </table:table-cell>
          <table:table-cell table:formula="of:=[.D86]" office:value-type="float" office:value="7">
            <text:p>7</text:p>
          </table:table-cell>
          <table:table-cell table:formula="of:=[.E86]" office:value-type="float" office:value="80">
            <text:p>80</text:p>
          </table:table-cell>
          <table:table-cell table:formula="of:=[.F86]" office:value-type="float" office:value="1">
            <text:p>1</text:p>
          </table:table-cell>
          <table:table-cell table:formula="of:=[.G86]" office:value-type="string" office:string-value="ground">
            <text:p>ground</text:p>
          </table:table-cell>
          <table:table-cell table:formula="of:=[.H86]" office:value-type="float" office:value="6">
            <text:p>6</text:p>
          </table:table-cell>
          <table:table-cell table:formula="of:=[.I86]" office:value-type="string" office:string-value="Piercing">
            <text:p>Piercing</text:p>
          </table:table-cell>
          <table:table-cell table:formula="of:=[.C89]*VLOOKUP([.$B89];[.$A$2:.$N53];9;0)+[.E89]*[.H89]*VLOOKUP([.$B89];[.$A$2:.$N53];10;0)" office:value-type="float" office:value="223.2">
            <text:p>223.2</text:p>
          </table:table-cell>
          <table:table-cell table:formula="of:=[.K86]" office:value-type="float" office:value="1">
            <text:p>1</text:p>
          </table:table-cell>
          <table:table-cell table:style-name="Default" table:formula="of:=[.L86]"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89]*VLOOKUP([.$B89];[.$A$2:.$N54];11;0)+[.E89]*[.H89]*VLOOKUP([.$B89];[.$A$2:.$N54];12;0))*(1 + ([.D89]-[Variables.$B$7])*VLOOKUP([.$B89];[.$A$2:.$O54];13;0)/100)" office:value-type="float" office:value="1943.4">
            <text:p>1943.4</text:p>
          </table:table-cell>
          <table:table-cell table:style-name="ce70" table:formula="of:=VLOOKUP([.$B89];[.$A$2:.$H73];2;0)*[.$Q89]" office:value-type="float" office:value="7579.26">
            <text:p>7579.26</text:p>
          </table:table-cell>
          <table:table-cell table:style-name="ce70" table:formula="of:=VLOOKUP([.$B89];[.$A$2:.$H73];4;0)*[.$Q89]" office:value-type="float" office:value="15741.54">
            <text:p>15741.54</text:p>
          </table:table-cell>
          <table:table-cell table:style-name="ce70" table:formula="of:=VLOOKUP([.$B89];[.$A$2:.$H73];6;0)*[.$Q89]" office:value-type="float" office:value="2332.08">
            <text:p>2332.08</text:p>
          </table:table-cell>
          <table:table-cell table:formula="of:=VLOOKUP([.$B89];[.$A$2:.$Q48]; 16; 0) * (CEILING((CEILING([.$R89]/[Variables.$B$12];1)+CEILING([.$S89]/[Variables.$B$13];1)+CEILING([.$T89]/[Variables.$B$14];1))/[Variables.$B$21]; 1))" office:value-type="float" office:value="11.16">
            <text:p>11.16</text:p>
          </table:table-cell>
          <table:table-cell table:formula="of:=VLOOKUP([.$B89];[.$A$2:.$Q48]; 17; 0) * (CEILING([.$R89]/[Variables.$B$12];1)+CEILING([.$S89]/[Variables.$B$13];1)+CEILING([.$T89]/[Variables.$B$14];1))" office:value-type="float" office:value="262.8">
            <text:p>262.8</text:p>
          </table:table-cell>
          <table:table-cell table:formula="of:=[.W86]" office:value-type="float" office:value="0">
            <text:p>0</text:p>
          </table:table-cell>
          <table:table-cell table:formula="of:=[.X86]" office:value-type="float" office:value="0">
            <text:p>0</text:p>
          </table:table-cell>
          <table:table-cell table:style-name="Default" table:formula="of:=[.Y86]" office:value-type="float" office:value="0">
            <text:p>0</text:p>
          </table:table-cell>
          <table:table-cell table:number-columns-repeated="999"/>
        </table:table-row>
        <table:table-row table:style-name="ro1">
          <table:table-cell office:value-type="string">
            <text:p>MobileScreamer</text:p>
          </table:table-cell>
          <table:table-cell table:content-validation-name="val7" office:value-type="string">
            <text:p>MTow</text:p>
          </table:table-cell>
          <table:table-cell table:style-name="ce70" table:formula="of:=[.C87]" office:value-type="float" office:value="3900">
            <text:p>3900</text:p>
          </table:table-cell>
          <table:table-cell table:formula="of:=[.D87]" office:value-type="float" office:value="10">
            <text:p>10</text:p>
          </table:table-cell>
          <table:table-cell table:formula="of:=[.E87]" office:value-type="float" office:value="625">
            <text:p>625</text:p>
          </table:table-cell>
          <table:table-cell table:formula="of:=[.F87]" office:value-type="float" office:value="1">
            <text:p>1</text:p>
          </table:table-cell>
          <table:table-cell table:formula="of:=[.G87]" office:value-type="string" office:string-value="ground">
            <text:p>ground</text:p>
          </table:table-cell>
          <table:table-cell table:formula="of:=[.H87]" office:value-type="float" office:value="2">
            <text:p>2</text:p>
          </table:table-cell>
          <table:table-cell table:formula="of:=[.I87]" office:value-type="string" office:string-value="Explosive">
            <text:p>Explosive</text:p>
          </table:table-cell>
          <table:table-cell table:formula="of:=[.C90]*VLOOKUP([.$B90];[.$A$2:.$N54];9;0)+[.E90]*[.H90]*VLOOKUP([.$B90];[.$A$2:.$N54];10;0)" office:value-type="float" office:value="440.4">
            <text:p>440.4</text:p>
          </table:table-cell>
          <table:table-cell table:formula="of:=[.K87]" office:value-type="float" office:value="1">
            <text:p>1</text:p>
          </table:table-cell>
          <table:table-cell table:style-name="Default" table:formula="of:=[.L87]"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0]*VLOOKUP([.$B90];[.$A$2:.$N55];11;0)+[.E90]*[.H90]*VLOOKUP([.$B90];[.$A$2:.$N55];12;0))*(1 + ([.D90]-[Variables.$B$7])*VLOOKUP([.$B90];[.$A$2:.$O55];13;0)/100)" office:value-type="float" office:value="4450">
            <text:p>4450</text:p>
          </table:table-cell>
          <table:table-cell table:style-name="ce70" table:formula="of:=VLOOKUP([.$B90];[.$A$2:.$H74];2;0)*[.$Q90]" office:value-type="float" office:value="17355">
            <text:p>17355</text:p>
          </table:table-cell>
          <table:table-cell table:style-name="ce70" table:formula="of:=VLOOKUP([.$B90];[.$A$2:.$H74];4;0)*[.$Q90]" office:value-type="float" office:value="36045">
            <text:p>36045</text:p>
          </table:table-cell>
          <table:table-cell table:style-name="ce70" table:formula="of:=VLOOKUP([.$B90];[.$A$2:.$H74];6;0)*[.$Q90]" office:value-type="float" office:value="5340">
            <text:p>5340</text:p>
          </table:table-cell>
          <table:table-cell table:formula="of:=VLOOKUP([.$B90];[.$A$2:.$Q49]; 16; 0) * (CEILING((CEILING([.$R90]/[Variables.$B$12];1)+CEILING([.$S90]/[Variables.$B$13];1)+CEILING([.$T90]/[Variables.$B$14];1))/[Variables.$B$21]; 1))" office:value-type="float" office:value="25.2">
            <text:p>25.2</text:p>
          </table:table-cell>
          <table:table-cell table:formula="of:=VLOOKUP([.$B90];[.$A$2:.$Q49]; 17; 0) * (CEILING([.$R90]/[Variables.$B$12];1)+CEILING([.$S90]/[Variables.$B$13];1)+CEILING([.$T90]/[Variables.$B$14];1))" office:value-type="float" office:value="600.9">
            <text:p>600.9</text:p>
          </table:table-cell>
          <table:table-cell table:formula="of:=[.W87]" office:value-type="float" office:value="0">
            <text:p>0</text:p>
          </table:table-cell>
          <table:table-cell table:formula="of:=[.X87]" office:value-type="float" office:value="0">
            <text:p>0</text:p>
          </table:table-cell>
          <table:table-cell table:style-name="Default" table:formula="of:=[.Y87]" office:value-type="float" office:value="0">
            <text:p>0</text:p>
          </table:table-cell>
          <table:table-cell table:number-columns-repeated="999"/>
        </table:table-row>
        <table:table-row table:style-name="ro1">
          <table:table-cell office:value-type="string">
            <text:p>MobileThunder</text:p>
          </table:table-cell>
          <table:table-cell table:content-validation-name="val7" office:value-type="string">
            <text:p>MTow</text:p>
          </table:table-cell>
          <table:table-cell table:style-name="ce70" table:formula="of:=[.C88]" office:value-type="float" office:value="6000">
            <text:p>6000</text:p>
          </table:table-cell>
          <table:table-cell table:formula="of:=[.D88]" office:value-type="float" office:value="6">
            <text:p>6</text:p>
          </table:table-cell>
          <table:table-cell table:formula="of:=[.E88]" office:value-type="float" office:value="1500">
            <text:p>1500</text:p>
          </table:table-cell>
          <table:table-cell table:formula="of:=[.F88]" office:value-type="float" office:value="1">
            <text:p>1</text:p>
          </table:table-cell>
          <table:table-cell table:formula="of:=[.G88]" office:value-type="string" office:string-value="space">
            <text:p>space</text:p>
          </table:table-cell>
          <table:table-cell table:formula="of:=[.H88]" office:value-type="float" office:value="1">
            <text:p>1</text:p>
          </table:table-cell>
          <table:table-cell table:formula="of:=[.I88]" office:value-type="string" office:string-value="Explosive">
            <text:p>Explosive</text:p>
          </table:table-cell>
          <table:table-cell table:formula="of:=[.C91]*VLOOKUP([.$B91];[.$A$2:.$N55];9;0)+[.E91]*[.H91]*VLOOKUP([.$B91];[.$A$2:.$N55];10;0)" office:value-type="float" office:value="576">
            <text:p>576</text:p>
          </table:table-cell>
          <table:table-cell table:formula="of:=[.K88]" office:value-type="float" office:value="1">
            <text:p>1</text:p>
          </table:table-cell>
          <table:table-cell table:style-name="Default" table:formula="of:=[.L88]" office:value-type="float" office:value="0">
            <text:p>0</text:p>
          </table:table-cell>
          <table:table-cell office:value-type="string">
            <text:p>Heavy</text:p>
          </table:table-cell>
          <table:table-cell table:number-columns-repeated="2"/>
          <table:table-cell office:value-type="float" office:value="1">
            <text:p>1</text:p>
          </table:table-cell>
          <table:table-cell table:style-name="ce70" table:formula="of:=([.C91]*VLOOKUP([.$B91];[.$A$2:.$N56];11;0)+[.E91]*[.H91]*VLOOKUP([.$B91];[.$A$2:.$N56];12;0))*(1 + ([.D91]-[Variables.$B$7])*VLOOKUP([.$B91];[.$A$2:.$O56];13;0)/100)" office:value-type="float" office:value="4320">
            <text:p>4320</text:p>
          </table:table-cell>
          <table:table-cell table:style-name="ce70" table:formula="of:=VLOOKUP([.$B91];[.$A$2:.$H75];2;0)*[.$Q91]" office:value-type="float" office:value="16848">
            <text:p>16848</text:p>
          </table:table-cell>
          <table:table-cell table:style-name="ce70" table:formula="of:=VLOOKUP([.$B91];[.$A$2:.$H75];4;0)*[.$Q91]" office:value-type="float" office:value="34992">
            <text:p>34992</text:p>
          </table:table-cell>
          <table:table-cell table:style-name="ce70" table:formula="of:=VLOOKUP([.$B91];[.$A$2:.$H75];6;0)*[.$Q91]" office:value-type="float" office:value="5184">
            <text:p>5184</text:p>
          </table:table-cell>
          <table:table-cell table:formula="of:=VLOOKUP([.$B91];[.$A$2:.$Q50]; 16; 0) * (CEILING((CEILING([.$R91]/[Variables.$B$12];1)+CEILING([.$S91]/[Variables.$B$13];1)+CEILING([.$T91]/[Variables.$B$14];1))/[Variables.$B$21]; 1))" office:value-type="float" office:value="24.48">
            <text:p>24.48</text:p>
          </table:table-cell>
          <table:table-cell table:formula="of:=VLOOKUP([.$B91];[.$A$2:.$Q50]; 17; 0) * (CEILING([.$R91]/[Variables.$B$12];1)+CEILING([.$S91]/[Variables.$B$13];1)+CEILING([.$T91]/[Variables.$B$14];1))" office:value-type="float" office:value="583.8">
            <text:p>583.8</text:p>
          </table:table-cell>
          <table:table-cell table:formula="of:=[.W88]" office:value-type="float" office:value="0">
            <text:p>0</text:p>
          </table:table-cell>
          <table:table-cell table:formula="of:=[.X88]" office:value-type="float" office:value="0">
            <text:p>0</text:p>
          </table:table-cell>
          <table:table-cell table:style-name="Default" table:formula="of:=[.Y88]" office:value-type="float" office:value="0">
            <text:p>0</text:p>
          </table:table-cell>
          <table:table-cell table:number-columns-repeated="999"/>
        </table:table-row>
        <table:table-row table:style-name="ro1">
          <table:table-cell/>
          <table:table-cell table:content-validation-name="val5" office:value-type="string">
            <text:p>T1</text:p>
          </table:table-cell>
          <table:table-cell table:style-name="ce70"/>
          <table:table-cell table:number-columns-repeated="2"/>
          <table:table-cell table:number-columns-repeated="2"/>
          <table:table-cell/>
          <table:table-cell table:content-validation-name="val9"/>
          <table:table-cell table:formula="of:=[.C92]*VLOOKUP([.$B92];[.$A$2:.$N51];9;0)+[.E92]*[.H92]*VLOOKUP([.$B92];[.$A$2:.$N51];10;0)" office:value-type="float" office:value="0">
            <text:p>0</text:p>
          </table:table-cell>
          <table:table-cell/>
          <table:table-cell table:formula="of:=IF([.P92]=1; 0; ROUND(([.C92]*[Variables.$B$5]*[Variables.$B$6])/([.P92]-1)))" office:value-type="float" office:value="-0">
            <text:p>0</text:p>
          </table:table-cell>
          <table:table-cell table:content-validation-name="val10"/>
          <table:table-cell table:formula="of:=[Variables.$B$17]/([.P92]-1)" office:value-type="float" office:value="-135">
            <text:p>-135</text:p>
          </table:table-cell>
          <table:table-cell table:formula="of:=[Variables.$B$18]/([.P92]-1)" office:value-type="float" office:value="-63">
            <text:p>-63</text:p>
          </table:table-cell>
          <table:table-cell/>
          <table:table-cell table:style-name="ce70" table:formula="of:=([.C92]*VLOOKUP([.$B92];[.$A$2:.$N54];11;0)+[.E92]*[.H92]*VLOOKUP([.$B92];[.$A$2:.$N54];12;0))*(1 + ([.D92]-[Variables.$B$7])*VLOOKUP([.$B92];[.$A$2:.$O54];13;0)/100)" office:value-type="float" office:value="0">
            <text:p>0</text:p>
          </table:table-cell>
          <table:table-cell table:style-name="ce70" table:formula="of:=VLOOKUP([.$B92];[.$A$2:.$H73];2;0)*[.$Q92]" office:value-type="float" office:value="0">
            <text:p>0</text:p>
          </table:table-cell>
          <table:table-cell table:style-name="ce70" table:formula="of:=VLOOKUP([.$B92];[.$A$2:.$H73];4;0)*[.$Q92]" office:value-type="float" office:value="0">
            <text:p>0</text:p>
          </table:table-cell>
          <table:table-cell table:style-name="ce70" table:formula="of:=VLOOKUP([.$B92];[.$A$2:.$H73];6;0)*[.$Q92]" office:value-type="float" office:value="0">
            <text:p>0</text:p>
          </table:table-cell>
          <table:table-cell table:formula="of:=VLOOKUP([.$B92];[.$A$2:.$Q51]; 16; 0) * (CEILING((CEILING([.$R92]/[Variables.$B$12];1)+CEILING([.$S92]/[Variables.$B$13];1)+CEILING([.$T92]/[Variables.$B$14];1))/[Variables.$B$21]; 1))" office:value-type="float" office:value="0">
            <text:p>0</text:p>
          </table:table-cell>
          <table:table-cell table:formula="of:=VLOOKUP([.$B92];[.$A$2:.$Q51]; 17; 0) * (CEILING([.$R92]/[Variables.$B$12];1)+CEILING([.$S92]/[Variables.$B$13];1)+CEILING([.$T92]/[Variables.$B$14];1))" office:value-type="float" office:value="0">
            <text:p>0</text:p>
          </table:table-cell>
          <table:table-cell/>
          <table:table-cell table:formula="of:=[.C92]*TBLFIND([.$A$1:.$N$28];[.B92]; [.$N$1])" office:value-type="float" office:value="0">
            <text:p>0</text:p>
          </table:table-cell>
          <table:table-cell table:style-name="ce23" table:formula="of:=[.C92]*TBLFIND([.$A$1:.$O$28];[.B92]; [.$O$1])" office:value-type="float" office:value="0">
            <text:p>0</text:p>
          </table:table-cell>
          <table:table-cell table:number-columns-repeated="999"/>
        </table:table-row>
        <table:table-row table:style-name="ro1">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70"/>
          <table:table-cell table:number-columns-repeated="13"/>
          <table:table-cell table:style-name="ce70" table:number-columns-repeated="5"/>
          <table:table-cell table:number-columns-repeated="3"/>
          <table:table-cell table:style-name="Default"/>
          <table:table-cell table:number-columns-repeated="999"/>
        </table:table-row>
        <table:table-row table:style-name="ro6">
          <table:table-cell table:style-name="ce48" office:value-type="string">
            <text:p>units_end</text:p>
          </table:table-cell>
          <table:table-cell table:style-name="ce48" table:number-columns-repeated="1023"/>
        </table:table-row>
        <table:table-row table:style-name="ro19">
          <table:table-cell table:style-name="ce60" office:value-type="string">
            <text:p>Source</text:p>
          </table:table-cell>
          <table:table-cell table:style-name="ce60" office:value-type="string" table:number-columns-spanned="2" table:number-rows-spanned="1">
            <text:p>Target</text:p>
          </table:table-cell>
          <table:covered-table-cell table:style-name="ce60"/>
          <table:table-cell table:style-name="ce60" office:value-type="string">
            <text:p>Dmg to Armor</text:p>
          </table:table-cell>
          <table:table-cell table:style-name="ce60" office:value-type="string">
            <text:p>Shots to Kill</text:p>
          </table:table-cell>
          <table:table-cell table:style-name="ce60" office:value-type="string">
            <text:p>S:T <text:s text:c="6"/>M</text:p>
          </table:table-cell>
          <table:table-cell table:style-name="ce60" office:value-type="string">
            <text:p>S:T Energy</text:p>
          </table:table-cell>
          <table:table-cell table:style-name="ce60" office:value-type="string">
            <text:p>S:T <text:s text:c="6"/>Z</text:p>
          </table:table-cell>
          <table:table-cell table:style-name="ce60" office:value-type="string">
            <text:p>S:T DMG</text:p>
          </table:table-cell>
          <table:table-cell table:style-name="ce60" office:value-type="string">
            <text:p>S:T HP</text:p>
          </table:table-cell>
          <table:table-cell table:style-name="ce70"/>
          <table:table-cell/>
          <table:table-cell table:style-name="ce60" table:number-columns-repeated="1012"/>
        </table:table-row>
        <table:table-row table:style-name="ro1">
          <table:table-cell table:content-validation-name="val3" office:value-type="string">
            <text:p>Scorpion</text:p>
          </table:table-cell>
          <table:table-cell table:style-name="ce66" table:content-validation-name="val8" office:value-type="string" table:number-columns-spanned="2" table:number-rows-spanned="1">
            <text:p>Azure</text:p>
          </table:table-cell>
          <table:covered-table-cell/>
          <table:table-cell table:style-name="ce23" table:formula="of:=DAMAGETOARMOR([.$A$31:.$C$49]; TBLFIND([.$A$52:.$T$93]; [.$A97]; [.$I$52]); TBLFIND([.$A$52:.$T$93]; [.$B97]; [.$M$52]); TBLFIND([.$A$52:.$T$93]; [.$A97]; [.$E$52]); TBLFIND([.$A$52:.$T$93]; [.$A97]; [.$H$52]))" office:value-type="float" office:value="140">
            <text:p>140</text:p>
          </table:table-cell>
          <table:table-cell table:style-name="ce23" table:formula="of:=TBLFIND([.$A$52:.$Y$94]; [.$B97]; [.$C$52])/[.$D97]" office:value-type="float" office:value="4.14285714285714">
            <text:p>4.14</text:p>
          </table:table-cell>
          <table:table-cell table:formula="of:=VTBLFIND([.$A97]; [.$A$52:.$T$94]; [.R$52])/VTBLFIND([.$B97]; [.$A$52:.$T$94]; [.R$52])" office:value-type="float" office:value="1.19821845541814">
            <text:p>1.2</text:p>
          </table:table-cell>
          <table:table-cell table:formula="of:=VTBLFIND([.$A97]; [.$A$52:.$T$94]; [.S$52])/VTBLFIND([.$B97]; [.$A$52:.$T$94]; [.S$52])" office:value-type="float" office:value="1.19821845541814">
            <text:p>1.2</text:p>
          </table:table-cell>
          <table:table-cell table:formula="of:=VTBLFIND([.$A97]; [.$A$52:.$T$94]; [.T$52])/VTBLFIND([.$B97]; [.$A$52:.$T$94]; [.T$52])" office:value-type="float" office:value="1.19821845541814">
            <text:p>1.2</text:p>
          </table:table-cell>
          <table:table-cell table:style-name="ce23" table:formula="of:=[.D97]/[.D98]" office:value-type="float" office:value="0.729166666666667">
            <text:p>0.73</text:p>
          </table:table-cell>
          <table:table-cell table:style-name="ce23" table:formula="of:=VTBLFIND([.$A97]; [.$A$52:.$T$94]; [.C$52])/VTBLFIND([.$B97]; [.$A$52:.$T$94]; [.C$52])" office:value-type="float" office:value="4.31034482758621">
            <text:p>4.31</text:p>
          </table:table-cell>
          <table:table-cell/>
          <table:table-cell table:style-name="Default"/>
          <table:table-cell table:style-name="ce23"/>
          <table:table-cell table:number-columns-repeated="3"/>
          <table:table-cell table:style-name="ce62"/>
          <table:table-cell table:number-columns-repeated="7"/>
          <table:table-cell table:style-name="Default"/>
          <table:table-cell table:number-columns-repeated="999"/>
        </table:table-row>
        <table:table-row table:style-name="ro1">
          <table:table-cell table:style-name="ce61" table:formula="of:=[.B97]" office:value-type="string" office:string-value="Azure">
            <text:p>Azure</text:p>
          </table:table-cell>
          <table:table-cell table:style-name="ce69" table:formula="of:=[.A97]" office:value-type="string" office:string-value="Scorpion" table:number-columns-spanned="2" table:number-rows-spanned="1">
            <text:p>Scorpion</text:p>
          </table:table-cell>
          <table:covered-table-cell table:style-name="ce61"/>
          <table:table-cell table:style-name="ce76" table:formula="of:=DAMAGETOARMOR([.$A$31:.$C$49]; TBLFIND([.$A$52:.$T$93]; [.$A98]; [.$I$52]); TBLFIND([.$A$52:.$T$93]; [.$B98]; [.$M$52]); TBLFIND([.$A$52:.$T$93]; [.$A98]; [.$E$52]); TBLFIND([.$A$52:.$T$93]; [.$A98]; [.$H$52]))" office:value-type="float" office:value="192">
            <text:p>192</text:p>
          </table:table-cell>
          <table:table-cell table:style-name="ce76" table:formula="of:=TBLFIND([.$A$52:.$Y$94]; [.$B98]; [.$C$52])/[.$D98]" office:value-type="float" office:value="13.0208333333333">
            <text:p>13.02</text:p>
          </table:table-cell>
          <table:table-cell table:style-name="ce61" table:formula="of:=VTBLFIND([.$A98]; [.$A$52:.$T$94]; [.R$52])/VTBLFIND([.$B98]; [.$A$52:.$T$94]; [.R$52])" office:value-type="float" office:value="0.834572356549982">
            <text:p>0.83</text:p>
          </table:table-cell>
          <table:table-cell table:style-name="ce61" table:formula="of:=VTBLFIND([.$A98]; [.$A$52:.$T$94]; [.S$52])/VTBLFIND([.$B98]; [.$A$52:.$T$94]; [.S$52])" office:value-type="float" office:value="0.834572356549982">
            <text:p>0.83</text:p>
          </table:table-cell>
          <table:table-cell table:style-name="ce61" table:formula="of:=VTBLFIND([.$A98]; [.$A$52:.$T$94]; [.T$52])/VTBLFIND([.$B98]; [.$A$52:.$T$94]; [.T$52])" office:value-type="float" office:value="0.834572356549982">
            <text:p>0.83</text:p>
          </table:table-cell>
          <table:table-cell table:style-name="ce76" table:formula="of:=[.D98]/[.D97]" office:value-type="float" office:value="1.37142857142857">
            <text:p>1.37</text:p>
          </table:table-cell>
          <table:table-cell table:style-name="ce76" table:formula="of:=VTBLFIND([.$A98]; [.$A$52:.$T$94]; [.C$52])/VTBLFIND([.$B98]; [.$A$52:.$T$94]; [.C$52])" office:value-type="float" office:value="0.232">
            <text:p>0.23</text:p>
          </table:table-cell>
          <table:table-cell/>
          <table:table-cell table:style-name="Default"/>
          <table:table-cell table:number-columns-repeated="4"/>
          <table:table-cell table:style-name="ce62"/>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20">
          <table:table-cell table:style-name="ce62" office:value-type="string">
            <text:p>Unit name</text:p>
          </table:table-cell>
          <table:table-cell table:style-name="ce62" office:value-type="string">
            <text:p>Metal cost</text:p>
          </table:table-cell>
          <table:table-cell table:style-name="ce62" office:value-type="string">
            <text:p>E. cost</text:p>
          </table:table-cell>
          <table:table-cell table:style-name="ce62" office:value-type="string" table:number-columns-spanned="2" table:number-rows-spanned="1">
            <text:p>Zet. cost</text:p>
          </table:table-cell>
          <table:covered-table-cell table:style-name="ce62"/>
          <table:table-cell table:style-name="ce62" table:number-columns-repeated="6"/>
          <table:table-cell table:style-name="Default"/>
          <table:table-cell table:style-name="ce62" table:number-columns-repeated="2"/>
          <table:table-cell table:number-columns-repeated="2"/>
          <table:table-cell table:style-name="ce62" table:number-columns-repeated="1008"/>
        </table:table-row>
        <table:table-row table:style-name="ro1">
          <table:table-cell table:content-validation-name="val4" office:value-type="string">
            <text:p>Crow</text:p>
          </table:table-cell>
          <table:table-cell table:style-name="ce66" table:formula="of:=TBLFIND([.$A$52:.$W$93]; [.$A$101]; [.R$52])" office:value-type="float" office:value="3843.75">
            <text:p>3843.75</text:p>
          </table:table-cell>
          <table:table-cell table:style-name="ce66" table:formula="of:=TBLFIND([.$A$52:.$W$93]; [.$A$101]; [.S$52])" office:value-type="float" office:value="5381.25">
            <text:p>5381.25</text:p>
          </table:table-cell>
          <table:table-cell table:style-name="ce66" table:formula="of:=TBLFIND([.$A$52:.$W$93]; [.$A$101]; [.T$52])" office:value-type="float" office:value="269.0625" table:number-columns-spanned="2" table:number-rows-spanned="1">
            <text:p>269.06</text:p>
          </table:table-cell>
          <table:covered-table-cell table:style-name="ce66"/>
          <table:table-cell table:style-name="ce66" table:number-columns-repeated="2"/>
          <table:table-cell/>
          <table:table-cell table:style-name="ce66"/>
          <table:table-cell/>
          <table:table-cell table:style-name="ce66"/>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6" office:value-type="string" table:number-columns-spanned="3" table:number-rows-spanned="1">
            <text:p>In 1 hour</text:p>
          </table:table-cell>
          <table:covered-table-cell table:number-columns-repeated="2"/>
          <table:table-cell/>
          <table:table-cell table:style-name="ce66" office:value-type="string" table:number-columns-spanned="3" table:number-rows-spanned="1">
            <text:p>In 1 day</text:p>
          </table:table-cell>
          <table:covered-table-cell table:style-name="ce66"/>
          <table:covered-table-cell/>
          <table:table-cell/>
          <table:table-cell table:style-name="ce66" office:value-type="string" table:number-columns-spanned="3" table:number-rows-spanned="1">
            <text:p>In 1 week</text:p>
          </table:table-cell>
          <table:covered-table-cell/>
          <table:covered-table-cell table:style-name="Default"/>
          <table:table-cell/>
          <table:table-cell table:style-name="ce66"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21">
          <table:table-cell table:style-name="ce62" office:value-type="string">
            <text:p>Level</text:p>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table-cell table:style-name="ce62" office:value-type="string">
            <text:p>MEX</text:p>
          </table:table-cell>
          <table:table-cell table:style-name="ce62" office:value-type="string">
            <text:p>Col.</text:p>
          </table:table-cell>
          <table:table-cell table:style-name="ce62" office:value-type="string">
            <text:p>ZEX</text:p>
          </table:table-cell>
          <table:table-cell table:style-name="ce62"/>
          <table:table-cell table:style-name="ce62" office:value-type="string">
            <text:p>MEX</text:p>
          </table:table-cell>
          <table:table-cell table:style-name="ce62" office:value-type="string">
            <text:p>Col.</text:p>
          </table:table-cell>
          <table:table-cell table:style-name="ce62"/>
          <table:table-cell table:style-name="ce62" office:value-type="string">
            <text:p>ZEX</text:p>
          </table:table-cell>
          <table:table-cell table:number-columns-repeated="2"/>
          <table:table-cell table:style-name="ce62" table:number-columns-repeated="1005"/>
        </table:table-row>
        <table:table-row table:style-name="ro1">
          <table:table-cell table:style-name="ce63"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4" office:value-type="float" office:value="1">
            <text:p>1</text:p>
          </table:table-cell>
          <table:table-cell table:style-name="ce23" table:formula="of:=SUPERFORMULA([.$A106];[Main.$C$3:.$M$3]) * SHOURS(1) / [.$B$101]" office:value-type="float" office:value="0.00257560975609756">
            <text:p>0</text:p>
          </table:table-cell>
          <table:table-cell table:style-name="ce73" table:formula="of:=SUPERFORMULA([.$A106];[Main.$C$16:.$M$16]) * SHOURS(1) / [.$C$101]" office:value-type="float" office:value="0.00401393728222997">
            <text:p>0</text:p>
          </table:table-cell>
          <table:table-cell table:formula="of:=SUPERFORMULA([.$A106];[Main.$C$33:.$M$33]) * SHOURS(1) / [.$D$101]" office:value-type="float" office:value="0.0100348432055749">
            <text:p>0.01</text:p>
          </table:table-cell>
          <table:table-cell/>
          <table:table-cell table:style-name="ce23" table:formula="of:=SUPERFORMULA([.$A106];[Main.$C$3:.$M$3]) * SDAYS(1) / [.$B$101]" office:value-type="float" office:value="0.0618146341463415">
            <text:p>0.06</text:p>
          </table:table-cell>
          <table:table-cell table:style-name="ce73" table:formula="of:=SUPERFORMULA([.$A106];[Main.$C$16:.$M$16]) * SDAYS(1) / [.$C$101]" office:value-type="float" office:value="0.0963344947735192">
            <text:p>0.1</text:p>
          </table:table-cell>
          <table:table-cell table:formula="of:=SUPERFORMULA([.$A106];[Main.$C$33:.$M$33]) * SDAYS(1) / [.$D$101]" office:value-type="float" office:value="0.240836236933798">
            <text:p>0.24</text:p>
          </table:table-cell>
          <table:table-cell/>
          <table:table-cell table:style-name="ce23" table:formula="of:=SUPERFORMULA([.$A106];[Main.$C$3:.$M$3]) * SWEEKS(1) / [.$B$101]" office:value-type="float" office:value="0.43270243902439">
            <text:p>0.43</text:p>
          </table:table-cell>
          <table:table-cell table:style-name="ce66" table:formula="of:=SUPERFORMULA([.$A106];[Main.$C$16:.$M$16]) * SWEEKS(1) / [.$C$101]" office:value-type="float" office:value="0.674341463414634">
            <text:p>0.67</text:p>
          </table:table-cell>
          <table:table-cell table:style-name="ce23" table:formula="of:=SUPERFORMULA([.$A106];[Main.$C$33:.$M$33]) * SWEEKS(1) / [.$D$101]" office:value-type="float" office:value="1.68585365853659">
            <text:p>1.69</text:p>
          </table:table-cell>
          <table:table-cell/>
          <table:table-cell table:style-name="ce23" table:formula="of:=SUPERFORMULA([.$A106];[Main.$C$3:.$M$3]) * SMONTHS(1) / [.$B$101]" office:value-type="float" office:value="1.85443902439024">
            <text:p>1.85</text:p>
          </table:table-cell>
          <table:table-cell table:style-name="ce66" table:formula="of:=SUPERFORMULA([.$A106];[Main.$C$16:.$M$16]) * SMONTHS(1) / [.$C$101]" office:value-type="float" office:value="2.89003484320558">
            <text:p>2.89</text:p>
          </table:table-cell>
          <table:table-cell table:style-name="ce66"/>
          <table:table-cell table:style-name="ce23" table:formula="of:=SUPERFORMULA([.$A106];[Main.$C$33:.$M$33]) * SMONTHS(1) / [.$D$101]"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7];[Main.$C$3:.$M$3]) * SHOURS(1) / [.$B$101]" office:value-type="float" office:value="0.00518483049952919">
            <text:p>0.01</text:p>
          </table:table-cell>
          <table:table-cell table:style-name="ce73" table:formula="of:=SUPERFORMULA([.$A107];[Main.$C$16:.$M$16]) * SHOURS(1) / [.$C$101]" office:value-type="float" office:value="0.00812390595684298">
            <text:p>0.01</text:p>
          </table:table-cell>
          <table:table-cell table:formula="of:=SUPERFORMULA([.$A107];[Main.$C$33:.$M$33]) * SHOURS(1) / [.$D$101]" office:value-type="float" office:value="0.0201657178035329">
            <text:p>0.02</text:p>
          </table:table-cell>
          <table:table-cell/>
          <table:table-cell table:style-name="ce23" table:formula="of:=SUPERFORMULA([.$A107];[Main.$C$3:.$M$3]) * SDAYS(1) / [.$B$101]" office:value-type="float" office:value="0.124435931988701">
            <text:p>0.12</text:p>
          </table:table-cell>
          <table:table-cell table:style-name="ce73" table:formula="of:=SUPERFORMULA([.$A107];[Main.$C$16:.$M$16]) * SDAYS(1) / [.$C$101]" office:value-type="float" office:value="0.194973742964232">
            <text:p>0.19</text:p>
          </table:table-cell>
          <table:table-cell table:formula="of:=SUPERFORMULA([.$A107];[Main.$C$33:.$M$33]) * SDAYS(1) / [.$D$101]" office:value-type="float" office:value="0.483977227284789">
            <text:p>0.48</text:p>
          </table:table-cell>
          <table:table-cell/>
          <table:table-cell table:style-name="ce23" table:formula="of:=SUPERFORMULA([.$A107];[Main.$C$3:.$M$3]) * SWEEKS(1) / [.$B$101]" office:value-type="float" office:value="0.871051523920904">
            <text:p>0.87</text:p>
          </table:table-cell>
          <table:table-cell table:style-name="ce66" table:formula="of:=SUPERFORMULA([.$A107];[Main.$C$16:.$M$16]) * SWEEKS(1) / [.$C$101]" office:value-type="float" office:value="1.36481620074962">
            <text:p>1.36</text:p>
          </table:table-cell>
          <table:table-cell table:style-name="ce23" table:formula="of:=SUPERFORMULA([.$A107];[Main.$C$33:.$M$33]) * SWEEKS(1) / [.$D$101]" office:value-type="float" office:value="3.38784059099352">
            <text:p>3.39</text:p>
          </table:table-cell>
          <table:table-cell/>
          <table:table-cell table:style-name="ce23" table:formula="of:=SUPERFORMULA([.$A107];[Main.$C$3:.$M$3]) * SMONTHS(1) / [.$B$101]" office:value-type="float" office:value="3.73307795966102">
            <text:p>3.73</text:p>
          </table:table-cell>
          <table:table-cell table:style-name="ce66" table:formula="of:=SUPERFORMULA([.$A107];[Main.$C$16:.$M$16]) * SMONTHS(1) / [.$C$101]" office:value-type="float" office:value="5.84921228892695">
            <text:p>5.85</text:p>
          </table:table-cell>
          <table:table-cell table:style-name="ce66"/>
          <table:table-cell table:style-name="ce23" table:formula="of:=SUPERFORMULA([.$A107];[Main.$C$33:.$M$33]) * SMONTHS(1) / [.$D$101]"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8];[Main.$C$3:.$M$3]) * SHOURS(1) / [.$B$101]" office:value-type="float" office:value="0.010441707727607">
            <text:p>0.01</text:p>
          </table:table-cell>
          <table:table-cell table:style-name="ce73" table:formula="of:=SUPERFORMULA([.$A108];[Main.$C$16:.$M$16]) * SHOURS(1) / [.$C$101]" office:value-type="float" office:value="0.0164536597095391">
            <text:p>0.02</text:p>
          </table:table-cell>
          <table:table-cell table:formula="of:=SUPERFORMULA([.$A108];[Main.$C$33:.$M$33]) * SHOURS(1) / [.$D$101]" office:value-type="float" office:value="0.0405372834029189">
            <text:p>0.04</text:p>
          </table:table-cell>
          <table:table-cell/>
          <table:table-cell table:style-name="ce23" table:formula="of:=SUPERFORMULA([.$A108];[Main.$C$3:.$M$3]) * SDAYS(1) / [.$B$101]" office:value-type="float" office:value="0.250600985462567">
            <text:p>0.25</text:p>
          </table:table-cell>
          <table:table-cell table:style-name="ce73" table:formula="of:=SUPERFORMULA([.$A108];[Main.$C$16:.$M$16]) * SDAYS(1) / [.$C$101]" office:value-type="float" office:value="0.394887833028938">
            <text:p>0.39</text:p>
          </table:table-cell>
          <table:table-cell table:formula="of:=SUPERFORMULA([.$A108];[Main.$C$33:.$M$33]) * SDAYS(1) / [.$D$101]" office:value-type="float" office:value="0.972894801670054">
            <text:p>0.97</text:p>
          </table:table-cell>
          <table:table-cell/>
          <table:table-cell table:style-name="ce23" table:formula="of:=SUPERFORMULA([.$A108];[Main.$C$3:.$M$3]) * SWEEKS(1) / [.$B$101]" office:value-type="float" office:value="1.75420689823797">
            <text:p>1.75</text:p>
          </table:table-cell>
          <table:table-cell table:style-name="ce66" table:formula="of:=SUPERFORMULA([.$A108];[Main.$C$16:.$M$16]) * SWEEKS(1) / [.$C$101]" office:value-type="float" office:value="2.76421483120257">
            <text:p>2.76</text:p>
          </table:table-cell>
          <table:table-cell table:style-name="ce23" table:formula="of:=SUPERFORMULA([.$A108];[Main.$C$33:.$M$33]) * SWEEKS(1) / [.$D$101]" office:value-type="float" office:value="6.81026361169038">
            <text:p>6.81</text:p>
          </table:table-cell>
          <table:table-cell/>
          <table:table-cell table:style-name="ce23" table:formula="of:=SUPERFORMULA([.$A108];[Main.$C$3:.$M$3]) * SMONTHS(1) / [.$B$101]" office:value-type="float" office:value="7.51802956387703">
            <text:p>7.52</text:p>
          </table:table-cell>
          <table:table-cell table:style-name="ce66" table:formula="of:=SUPERFORMULA([.$A108];[Main.$C$16:.$M$16]) * SMONTHS(1) / [.$C$101]" office:value-type="float" office:value="11.8466349908682">
            <text:p>11.85</text:p>
          </table:table-cell>
          <table:table-cell table:style-name="ce66"/>
          <table:table-cell table:style-name="ce23" table:formula="of:=SUPERFORMULA([.$A108];[Main.$C$33:.$M$33]) * SMONTHS(1) / [.$D$101]"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9];[Main.$C$3:.$M$3]) * SHOURS(1) / [.$B$101]" office:value-type="float" office:value="0.0183813537502299">
            <text:p>0.02</text:p>
          </table:table-cell>
          <table:table-cell table:style-name="ce73" table:formula="of:=SUPERFORMULA([.$A109];[Main.$C$16:.$M$16]) * SHOURS(1) / [.$C$101]" office:value-type="float" office:value="0.0291035194257439">
            <text:p>0.03</text:p>
          </table:table-cell>
          <table:table-cell table:formula="of:=SUPERFORMULA([.$A109];[Main.$C$33:.$M$33]) * SHOURS(1) / [.$D$101]" office:value-type="float" office:value="0.0712498608891586">
            <text:p>0.07</text:p>
          </table:table-cell>
          <table:table-cell/>
          <table:table-cell table:style-name="ce23" table:formula="of:=SUPERFORMULA([.$A109];[Main.$C$3:.$M$3]) * SDAYS(1) / [.$B$101]" office:value-type="float" office:value="0.441152490005517">
            <text:p>0.44</text:p>
          </table:table-cell>
          <table:table-cell table:style-name="ce73" table:formula="of:=SUPERFORMULA([.$A109];[Main.$C$16:.$M$16]) * SDAYS(1) / [.$C$101]" office:value-type="float" office:value="0.698484466217854">
            <text:p>0.7</text:p>
          </table:table-cell>
          <table:table-cell table:formula="of:=SUPERFORMULA([.$A109];[Main.$C$33:.$M$33]) * SDAYS(1) / [.$D$101]" office:value-type="float" office:value="1.70999666133981">
            <text:p>1.71</text:p>
          </table:table-cell>
          <table:table-cell/>
          <table:table-cell table:style-name="ce23" table:formula="of:=SUPERFORMULA([.$A109];[Main.$C$3:.$M$3]) * SWEEKS(1) / [.$B$101]" office:value-type="float" office:value="3.08806743003862">
            <text:p>3.09</text:p>
          </table:table-cell>
          <table:table-cell table:style-name="ce66" table:formula="of:=SUPERFORMULA([.$A109];[Main.$C$16:.$M$16]) * SWEEKS(1) / [.$C$101]" office:value-type="float" office:value="4.88939126352498">
            <text:p>4.89</text:p>
          </table:table-cell>
          <table:table-cell table:style-name="ce23" table:formula="of:=SUPERFORMULA([.$A109];[Main.$C$33:.$M$33]) * SWEEKS(1) / [.$D$101]" office:value-type="float" office:value="11.9699766293786">
            <text:p>11.97</text:p>
          </table:table-cell>
          <table:table-cell/>
          <table:table-cell table:style-name="ce23" table:formula="of:=SUPERFORMULA([.$A109];[Main.$C$3:.$M$3]) * SMONTHS(1) / [.$B$101]" office:value-type="float" office:value="13.2345747001655">
            <text:p>13.23</text:p>
          </table:table-cell>
          <table:table-cell table:style-name="ce66" table:formula="of:=SUPERFORMULA([.$A109];[Main.$C$16:.$M$16]) * SMONTHS(1) / [.$C$101]" office:value-type="float" office:value="20.9545339865356">
            <text:p>20.95</text:p>
          </table:table-cell>
          <table:table-cell table:style-name="ce66"/>
          <table:table-cell table:style-name="ce23" table:formula="of:=SUPERFORMULA([.$A109];[Main.$C$33:.$M$33]) * SMONTHS(1) / [.$D$101]"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3"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6];[Main.$C$9:.$M$9]) * SHOURS(1) / [.$B$101]" office:value-type="float" office:value="0.0189658536585366">
            <text:p>0.02</text:p>
          </table:table-cell>
          <table:table-cell table:style-name="ce66" table:formula="of:=SUPERFORMULA([.$A106];[Main.$C$21:.$M$21]) * SHOURS(1) / [.$C$101]" office:value-type="float" office:value="0.0496194294486667">
            <text:p>0.05</text:p>
          </table:table-cell>
          <table:table-cell table:formula="of:=SUPERFORMULA([.$A106];[Main.$C$39:.$M$39]) * SHOURS(1) / [.$D$101]" office:value-type="float" office:value="0.0695749128919861">
            <text:p>0.07</text:p>
          </table:table-cell>
          <table:table-cell/>
          <table:table-cell table:formula="of:=SUPERFORMULA([.$A106];[Main.$C$9:.$M$9]) * SDAYS(1) / [.$B$101]" office:value-type="float" office:value="0.455180487804878">
            <text:p>0.46</text:p>
          </table:table-cell>
          <table:table-cell table:style-name="ce66" table:formula="of:=SUPERFORMULA([.$A106];[Main.$C$21:.$M$21]) * SDAYS(1) / [.$C$101]" office:value-type="float" office:value="1.190866306768">
            <text:p>1.19</text:p>
          </table:table-cell>
          <table:table-cell table:formula="of:=SUPERFORMULA([.$A106];[Main.$C$39:.$M$39]) * SDAYS(1) / [.$D$101]" office:value-type="float" office:value="1.66979790940767">
            <text:p>1.67</text:p>
          </table:table-cell>
          <table:table-cell/>
          <table:table-cell table:style-name="ce23" table:formula="of:=SUPERFORMULA([.$A111];[Main.$C$9:.$M$9]) * SWEEKS(1) / [.$B$101]" office:value-type="float" office:value="3.18626341463415">
            <text:p>3.19</text:p>
          </table:table-cell>
          <table:table-cell table:style-name="ce66" table:formula="of:=SUPERFORMULA([.$A111];[Main.$C$21:.$M$21]) * SWEEKS(1) / [.$C$101]" office:value-type="float" office:value="8.336064147376">
            <text:p>8.34</text:p>
          </table:table-cell>
          <table:table-cell table:style-name="ce23" table:formula="of:=SUPERFORMULA([.$A111];[Main.$C$39:.$M$39]) * SWEEKS(1) / [.$D$101]" office:value-type="float" office:value="11.6885853658537">
            <text:p>11.69</text:p>
          </table:table-cell>
          <table:table-cell/>
          <table:table-cell table:style-name="ce23" table:formula="of:=SUPERFORMULA([.$A111];[Main.$C$9:.$M$9]) * SMONTHS(1) / [.$B$101]" office:value-type="float" office:value="13.6554146341463">
            <text:p>13.66</text:p>
          </table:table-cell>
          <table:table-cell table:style-name="ce66" table:formula="of:=SUPERFORMULA([.$A111];[Main.$C$21:.$M$21]) * SMONTHS(1) / [.$C$101]" office:value-type="float" office:value="35.72598920304">
            <text:p>35.73</text:p>
          </table:table-cell>
          <table:table-cell table:style-name="ce66"/>
          <table:table-cell table:style-name="ce23" table:formula="of:=SUPERFORMULA([.$A111];[Main.$C$39:.$M$39]) * SMONTHS(1) / [.$D$101]"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7];[Main.$C$9:.$M$9]) * SHOURS(1) / [.$B$101]" office:value-type="float" office:value="0.0248527927314102">
            <text:p>0.02</text:p>
          </table:table-cell>
          <table:table-cell table:style-name="ce66" table:formula="of:=SUPERFORMULA([.$A107];[Main.$C$21:.$M$21]) * SHOURS(1) / [.$C$101]" office:value-type="float" office:value="0.0609014881804556">
            <text:p>0.06</text:p>
          </table:table-cell>
          <table:table-cell table:formula="of:=SUPERFORMULA([.$A107];[Main.$C$39:.$M$39]) * SHOURS(1) / [.$D$101]" office:value-type="float" office:value="0.108805537184229">
            <text:p>0.11</text:p>
          </table:table-cell>
          <table:table-cell/>
          <table:table-cell table:formula="of:=SUPERFORMULA([.$A107];[Main.$C$9:.$M$9]) * SDAYS(1) / [.$B$101]" office:value-type="float" office:value="0.596467025553844">
            <text:p>0.6</text:p>
          </table:table-cell>
          <table:table-cell table:style-name="ce66" table:formula="of:=SUPERFORMULA([.$A107];[Main.$C$21:.$M$21]) * SDAYS(1) / [.$C$101]" office:value-type="float" office:value="1.46163571633093">
            <text:p>1.46</text:p>
          </table:table-cell>
          <table:table-cell table:formula="of:=SUPERFORMULA([.$A107];[Main.$C$39:.$M$39]) * SDAYS(1) / [.$D$101]" office:value-type="float" office:value="2.6113328924215">
            <text:p>2.61</text:p>
          </table:table-cell>
          <table:table-cell/>
          <table:table-cell table:style-name="ce23" table:formula="of:=SUPERFORMULA([.$A112];[Main.$C$9:.$M$9]) * SWEEKS(1) / [.$B$101]" office:value-type="float" office:value="4.17526917887691">
            <text:p>4.18</text:p>
          </table:table-cell>
          <table:table-cell table:style-name="ce66" table:formula="of:=SUPERFORMULA([.$A112];[Main.$C$21:.$M$21]) * SWEEKS(1) / [.$C$101]" office:value-type="float" office:value="10.2314500143165">
            <text:p>10.23</text:p>
          </table:table-cell>
          <table:table-cell table:style-name="ce23" table:formula="of:=SUPERFORMULA([.$A112];[Main.$C$39:.$M$39]) * SWEEKS(1) / [.$D$101]" office:value-type="float" office:value="18.2793302469505">
            <text:p>18.28</text:p>
          </table:table-cell>
          <table:table-cell/>
          <table:table-cell table:style-name="ce23" table:formula="of:=SUPERFORMULA([.$A112];[Main.$C$9:.$M$9]) * SMONTHS(1) / [.$B$101]" office:value-type="float" office:value="17.8940107666153">
            <text:p>17.89</text:p>
          </table:table-cell>
          <table:table-cell table:style-name="ce66" table:formula="of:=SUPERFORMULA([.$A112];[Main.$C$21:.$M$21]) * SMONTHS(1) / [.$C$101]" office:value-type="float" office:value="43.849071489928">
            <text:p>43.85</text:p>
          </table:table-cell>
          <table:table-cell table:style-name="ce66"/>
          <table:table-cell table:style-name="ce23" table:formula="of:=SUPERFORMULA([.$A112];[Main.$C$39:.$M$39]) * SMONTHS(1) / [.$D$101]"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8];[Main.$C$9:.$M$9]) * SHOURS(1) / [.$B$101]" office:value-type="float" office:value="0.0384">
            <text:p>0.04</text:p>
          </table:table-cell>
          <table:table-cell table:style-name="ce66" table:formula="of:=SUPERFORMULA([.$A108];[Main.$C$21:.$M$21]) * SHOURS(1) / [.$C$101]" office:value-type="float" office:value="0.086157658043243">
            <text:p>0.09</text:p>
          </table:table-cell>
          <table:table-cell table:formula="of:=SUPERFORMULA([.$A108];[Main.$C$39:.$M$39]) * SHOURS(1) / [.$D$101]" office:value-type="float" office:value="0.204232660278783">
            <text:p>0.2</text:p>
          </table:table-cell>
          <table:table-cell/>
          <table:table-cell table:formula="of:=SUPERFORMULA([.$A108];[Main.$C$9:.$M$9]) * SDAYS(1) / [.$B$101]" office:value-type="float" office:value="0.9216">
            <text:p>0.92</text:p>
          </table:table-cell>
          <table:table-cell table:style-name="ce66" table:formula="of:=SUPERFORMULA([.$A108];[Main.$C$21:.$M$21]) * SDAYS(1) / [.$C$101]" office:value-type="float" office:value="2.06778379303783">
            <text:p>2.07</text:p>
          </table:table-cell>
          <table:table-cell table:formula="of:=SUPERFORMULA([.$A108];[Main.$C$39:.$M$39]) * SDAYS(1) / [.$D$101]" office:value-type="float" office:value="4.90158384669079">
            <text:p>4.9</text:p>
          </table:table-cell>
          <table:table-cell/>
          <table:table-cell table:style-name="ce23" table:formula="of:=SUPERFORMULA([.$A113];[Main.$C$9:.$M$9]) * SWEEKS(1) / [.$B$101]" office:value-type="float" office:value="5.27034568626113">
            <text:p>5.27</text:p>
          </table:table-cell>
          <table:table-cell table:style-name="ce66" table:formula="of:=SUPERFORMULA([.$A113];[Main.$C$21:.$M$21]) * SWEEKS(1) / [.$C$101]" office:value-type="float" office:value="12.2899392783431">
            <text:p>12.29</text:p>
          </table:table-cell>
          <table:table-cell table:style-name="ce23" table:formula="of:=SUPERFORMULA([.$A113];[Main.$C$39:.$M$39]) * SWEEKS(1) / [.$D$101]" office:value-type="float" office:value="25.8911659463779">
            <text:p>25.89</text:p>
          </table:table-cell>
          <table:table-cell/>
          <table:table-cell table:style-name="ce23" table:formula="of:=SUPERFORMULA([.$A113];[Main.$C$9:.$M$9]) * SMONTHS(1) / [.$B$101]" office:value-type="float" office:value="22.587195798262">
            <text:p>22.59</text:p>
          </table:table-cell>
          <table:table-cell table:style-name="ce66" table:formula="of:=SUPERFORMULA([.$A113];[Main.$C$21:.$M$21]) * SMONTHS(1) / [.$C$101]" office:value-type="float" office:value="52.6711683357563">
            <text:p>52.67</text:p>
          </table:table-cell>
          <table:table-cell table:style-name="ce66"/>
          <table:table-cell table:style-name="ce23" table:formula="of:=SUPERFORMULA([.$A113];[Main.$C$39:.$M$39]) * SMONTHS(1) / [.$D$101]"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9];[Main.$C$9:.$M$9]) * SHOURS(1) / [.$B$101]" office:value-type="float" office:value="0.0619554253784805">
            <text:p>0.06</text:p>
          </table:table-cell>
          <table:table-cell table:style-name="ce66" table:formula="of:=SUPERFORMULA([.$A109];[Main.$C$21:.$M$21]) * SHOURS(1) / [.$C$101]" office:value-type="float" office:value="0.128669915056935">
            <text:p>0.13</text:p>
          </table:table-cell>
          <table:table-cell table:formula="of:=SUPERFORMULA([.$A109];[Main.$C$39:.$M$39]) * SHOURS(1) / [.$D$101]" office:value-type="float" office:value="0.37735300342045">
            <text:p>0.38</text:p>
          </table:table-cell>
          <table:table-cell/>
          <table:table-cell table:formula="of:=SUPERFORMULA([.$A109];[Main.$C$9:.$M$9]) * SDAYS(1) / [.$B$101]" office:value-type="float" office:value="1.48693020908353">
            <text:p>1.49</text:p>
          </table:table-cell>
          <table:table-cell table:style-name="ce66" table:formula="of:=SUPERFORMULA([.$A109];[Main.$C$21:.$M$21]) * SDAYS(1) / [.$C$101]" office:value-type="float" office:value="3.08807796136644">
            <text:p>3.09</text:p>
          </table:table-cell>
          <table:table-cell table:formula="of:=SUPERFORMULA([.$A109];[Main.$C$39:.$M$39]) * SDAYS(1) / [.$D$101]" office:value-type="float" office:value="9.05647208209081">
            <text:p>9.06</text:p>
          </table:table-cell>
          <table:table-cell/>
          <table:table-cell table:style-name="ce23" table:formula="of:=SUPERFORMULA([.$A114];[Main.$C$9:.$M$9]) * SWEEKS(1) / [.$B$101]" office:value-type="float" office:value="6.4512">
            <text:p>6.45</text:p>
          </table:table-cell>
          <table:table-cell table:style-name="ce66" table:formula="of:=SUPERFORMULA([.$A114];[Main.$C$21:.$M$21]) * SWEEKS(1) / [.$C$101]" office:value-type="float" office:value="14.4744865512648">
            <text:p>14.47</text:p>
          </table:table-cell>
          <table:table-cell table:style-name="ce23" table:formula="of:=SUPERFORMULA([.$A114];[Main.$C$39:.$M$39]) * SWEEKS(1) / [.$D$101]" office:value-type="float" office:value="34.3110869268355">
            <text:p>34.31</text:p>
          </table:table-cell>
          <table:table-cell/>
          <table:table-cell table:style-name="ce23" table:formula="of:=SUPERFORMULA([.$A114];[Main.$C$9:.$M$9]) * SMONTHS(1) / [.$B$101]" office:value-type="float" office:value="27.648">
            <text:p>27.65</text:p>
          </table:table-cell>
          <table:table-cell table:style-name="ce66" table:formula="of:=SUPERFORMULA([.$A114];[Main.$C$21:.$M$21]) * SMONTHS(1) / [.$C$101]" office:value-type="float" office:value="62.033513791135">
            <text:p>62.03</text:p>
          </table:table-cell>
          <table:table-cell table:style-name="ce66"/>
          <table:table-cell table:style-name="ce23" table:formula="of:=SUPERFORMULA([.$A114];[Main.$C$39:.$M$39]) * SMONTHS(1) / [.$D$101]"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4" table:default-cell-style-name="ce10"/>
        <table:table-column table:style-name="co14" table:default-cell-style-name="Default"/>
        <table:table-column table:style-name="co14" table:default-cell-style-name="ce22"/>
        <table:table-column table:style-name="co14" table:number-columns-repeated="7" table:default-cell-style-name="Default"/>
        <table:table-column table:style-name="co14" table:number-columns-repeated="2" table:default-cell-style-name="ce46"/>
        <table:table-column table:style-name="co14" table:number-columns-repeated="2" table:default-cell-style-name="ce51"/>
        <table:table-row table:style-name="ro22">
          <table:table-cell table:style-name="ce90" office:value-type="string" table:number-columns-spanned="2" table:number-rows-spanned="1">
            <text:p>Pavadinimas:</text:p>
          </table:table-cell>
          <table:covered-table-cell table:style-name="ce91"/>
          <table:table-cell table:style-name="ce92" table:content-validation-name="val11" office:value-type="string" table:number-columns-spanned="3" table:number-rows-spanned="1">
            <text:p>Colector tier1 rate'ai</text:p>
          </table:table-cell>
          <table:covered-table-cell table:style-name="ce93"/>
          <table:covered-table-cell/>
          <table:table-cell table:number-columns-repeated="2"/>
          <table:table-cell table:style-name="ce94" table:number-columns-repeated="5"/>
          <table:table-cell table:style-name="Default" table:number-columns-repeated="2"/>
        </table:table-row>
        <table:table-row table:style-name="ro23">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5"/>
          <table:table-cell table:style-name="ce36"/>
          <table:table-cell table:style-name="ce20" office:value-type="string">
            <text:p>exp (d)</text:p>
          </table:table-cell>
          <table:table-cell table:style-name="ce44" table:number-columns-repeated="2"/>
          <table:table-cell table:style-name="ce45"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22">
          <table:table-cell office:value-type="float" office:value="1">
            <text:p>1</text:p>
          </table:table-cell>
          <table:table-cell table:formula="of:=VLOOKUP([.$C$1];[Main.$B$2:Main.$K$540]; 2; 0)/60" office:value-type="float" office:value="0">
            <text:p>#N/A</text:p>
          </table:table-cell>
          <table:table-cell table:formula="of:=VLOOKUP([.$C$1];[Main.$B$2:Main.$K$540]; 3; 0)*([.$A3]+VLOOKUP([.$C$1];[Main.$B$2:Main.$K$54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22">
          <table:table-cell office:value-type="float" office:value="2">
            <text:p>2</text:p>
          </table:table-cell>
          <table:table-cell table:formula="of:=VLOOKUP([.$C$1];[Main.$B$2:Main.$K$540]; 2; 0)/60" office:value-type="float" office:value="0">
            <text:p>#N/A</text:p>
          </table:table-cell>
          <table:table-cell table:formula="of:=VLOOKUP([.$C$1];[Main.$B$2:Main.$K$540]; 3; 0)*([.$A4]+VLOOKUP([.$C$1];[Main.$B$2:Main.$K$54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22">
          <table:table-cell office:value-type="float" office:value="3">
            <text:p>3</text:p>
          </table:table-cell>
          <table:table-cell table:formula="of:=VLOOKUP([.$C$1];[Main.$B$2:Main.$K$540]; 2; 0)/60" office:value-type="float" office:value="0">
            <text:p>#N/A</text:p>
          </table:table-cell>
          <table:table-cell table:formula="of:=VLOOKUP([.$C$1];[Main.$B$2:Main.$K$540]; 3; 0)*([.$A5]+VLOOKUP([.$C$1];[Main.$B$2:Main.$K$54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22">
          <table:table-cell office:value-type="float" office:value="4">
            <text:p>4</text:p>
          </table:table-cell>
          <table:table-cell table:formula="of:=VLOOKUP([.$C$1];[Main.$B$2:Main.$K$540]; 2; 0)/60" office:value-type="float" office:value="0">
            <text:p>#N/A</text:p>
          </table:table-cell>
          <table:table-cell table:formula="of:=VLOOKUP([.$C$1];[Main.$B$2:Main.$K$540]; 3; 0)*([.$A6]+VLOOKUP([.$C$1];[Main.$B$2:Main.$K$54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22">
          <table:table-cell office:value-type="float" office:value="5">
            <text:p>5</text:p>
          </table:table-cell>
          <table:table-cell table:formula="of:=VLOOKUP([.$C$1];[Main.$B$2:Main.$K$540]; 2; 0)/60" office:value-type="float" office:value="0">
            <text:p>#N/A</text:p>
          </table:table-cell>
          <table:table-cell table:formula="of:=VLOOKUP([.$C$1];[Main.$B$2:Main.$K$540]; 3; 0)*([.$A7]+VLOOKUP([.$C$1];[Main.$B$2:Main.$K$54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22">
          <table:table-cell office:value-type="float" office:value="6">
            <text:p>6</text:p>
          </table:table-cell>
          <table:table-cell table:formula="of:=VLOOKUP([.$C$1];[Main.$B$2:Main.$K$540]; 2; 0)/60" office:value-type="float" office:value="0">
            <text:p>#N/A</text:p>
          </table:table-cell>
          <table:table-cell table:formula="of:=VLOOKUP([.$C$1];[Main.$B$2:Main.$K$540]; 3; 0)*([.$A8]+VLOOKUP([.$C$1];[Main.$B$2:Main.$K$54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22">
          <table:table-cell office:value-type="float" office:value="7">
            <text:p>7</text:p>
          </table:table-cell>
          <table:table-cell table:formula="of:=VLOOKUP([.$C$1];[Main.$B$2:Main.$K$540]; 2; 0)/60" office:value-type="float" office:value="0">
            <text:p>#N/A</text:p>
          </table:table-cell>
          <table:table-cell table:formula="of:=VLOOKUP([.$C$1];[Main.$B$2:Main.$K$540]; 3; 0)*([.$A9]+VLOOKUP([.$C$1];[Main.$B$2:Main.$K$54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22">
          <table:table-cell office:value-type="float" office:value="8">
            <text:p>8</text:p>
          </table:table-cell>
          <table:table-cell table:formula="of:=VLOOKUP([.$C$1];[Main.$B$2:Main.$K$540]; 2; 0)/60" office:value-type="float" office:value="0">
            <text:p>#N/A</text:p>
          </table:table-cell>
          <table:table-cell table:formula="of:=VLOOKUP([.$C$1];[Main.$B$2:Main.$K$540]; 3; 0)*([.$A10]+VLOOKUP([.$C$1];[Main.$B$2:Main.$K$54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22">
          <table:table-cell office:value-type="float" office:value="9">
            <text:p>9</text:p>
          </table:table-cell>
          <table:table-cell table:formula="of:=VLOOKUP([.$C$1];[Main.$B$2:Main.$K$540]; 2; 0)/60" office:value-type="float" office:value="0">
            <text:p>#N/A</text:p>
          </table:table-cell>
          <table:table-cell table:formula="of:=VLOOKUP([.$C$1];[Main.$B$2:Main.$K$540]; 3; 0)*([.$A11]+VLOOKUP([.$C$1];[Main.$B$2:Main.$K$54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22">
          <table:table-cell office:value-type="float" office:value="10">
            <text:p>10</text:p>
          </table:table-cell>
          <table:table-cell table:formula="of:=VLOOKUP([.$C$1];[Main.$B$2:Main.$K$540]; 2; 0)/60" office:value-type="float" office:value="0">
            <text:p>#N/A</text:p>
          </table:table-cell>
          <table:table-cell table:formula="of:=VLOOKUP([.$C$1];[Main.$B$2:Main.$K$540]; 3; 0)*([.$A12]+VLOOKUP([.$C$1];[Main.$B$2:Main.$K$54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4" table:default-cell-style-name="Default"/>
        <table:table-row table:style-name="ro1">
          <table:table-cell/>
        </table:table-row>
        <table:table-row table:style-name="ro1">
          <table:table-cell>
            <draw:control table:end-cell-address="Export.D4" table:end-x="0.0173in" table:end-y="0.0075in" draw:z-index="0" draw:text-style-name="P1" svg:width="1.8035in" svg:height="0.3508in" svg:x="0.8807in" svg:y="0in" draw:control="control3"/>
          </table:table-cell>
        </table:table-row>
      </table:table>
      <table:named-expressions>
        <table:named-range table:name="TitleFilter" table:base-cell-address="$Main.$B$269" table:cell-range-address="$Main.$B$542:.$E$544"/>
      </table:named-expressions>
      <table:database-ranges>
        <table:database-range table:target-range-address="Main.A2:Main.P539" table:contains-header="false">
          <table:filter>
            <table:filter-or>
              <table:filter-condition table:field-number="0" table:value="T Heavy Flight" table:operator="="/>
              <table:filter-condition table:field-number="0" table:value="T Ship Storage"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21">10/21/2011</text:date>, <text:time>17:58:5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10-21T17:58:58</dc:date>
    <dc:creator>Artūras Šlajus</dc:creator>
    <meta:editing-duration>P4DT35M58S</meta:editing-duration>
    <meta:editing-cycles>416</meta:editing-cycles>
    <meta:generator>LibreOffice/3.3$Linux LibreOffice_project/330m19$Build-401</meta:generator>
    <meta:document-statistic meta:table-count="5" meta:cell-count="6752"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